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5cm" svg:stroke-color="#000000" draw:stroke-linejoin="miter" svg:stroke-linecap="butt" draw:fill="none" fo:padding-top="0.007cm" fo:padding-bottom="0.007cm" fo:padding-left="0.007cm" fo:padding-right="0.007cm"/>
    </style:style>
    <style:style style:name="gr2" style:family="graphic" style:parent-style-name="standard">
      <style:graphic-properties draw:stroke="none" draw:fill="solid" draw:fill-color="#ffdf71"/>
    </style:style>
    <style:style style:name="gr3" style:family="graphic" style:parent-style-name="standard">
      <style:graphic-properties draw:stroke="solid" svg:stroke-width="0.015cm" svg:stroke-color="#000000" svg:stroke-opacity="0%" draw:stroke-linejoin="miter" svg:stroke-linecap="butt" draw:fill="none" fo:padding-top="0.007cm" fo:padding-bottom="0.007cm" fo:padding-left="0.007cm" fo:padding-right="0.007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99d2f2"/>
    </style:style>
    <style:style style:name="gr6" style:family="graphic" style:parent-style-name="standard">
      <style:graphic-properties draw:stroke="solid" svg:stroke-width="0.007cm" svg:stroke-color="#c8c8c8" draw:stroke-linejoin="miter" svg:stroke-linecap="butt" draw:fill="none" fo:padding-top="0.003cm" fo:padding-bottom="0.003cm" fo:padding-left="0.003cm" fo:padding-right="0.003cm"/>
    </style:style>
    <style:style style:name="gr7" style:family="graphic" style:parent-style-name="standard">
      <style:graphic-properties draw:stroke="solid" svg:stroke-width="0.003cm" svg:stroke-color="#c8c8c8" draw:stroke-linejoin="miter" svg:stroke-linecap="butt" draw:fill="none" fo:padding-top="0.001cm" fo:padding-bottom="0.001cm" fo:padding-left="0.001cm" fo:padding-right="0.001cm"/>
    </style:style>
    <style:style style:name="gr8" style:family="graphic" style:parent-style-name="standard">
      <style:graphic-properties draw:stroke="none" draw:fill="solid" draw:fill-color="#a3d977"/>
    </style:style>
    <style:style style:name="gr9" style:family="graphic" style:parent-style-name="standard">
      <style:graphic-properties draw:stroke="solid" svg:stroke-width="0.015cm" svg:stroke-color="#5b9bd5" draw:stroke-linejoin="miter" svg:stroke-linecap="butt" draw:fill="none" fo:padding-top="0.007cm" fo:padding-bottom="0.007cm" fo:padding-left="0.007cm" fo:padding-right="0.007cm"/>
    </style:style>
    <style:style style:name="gr10" style:family="graphic" style:parent-style-name="standard">
      <style:graphic-properties draw:stroke="none" draw:fill="solid" draw:fill-color="#5b9bd5"/>
    </style:style>
    <style:style style:name="gr11" style:family="graphic" style:parent-style-name="standard">
      <style:graphic-properties draw:stroke="none" draw:fill="solid" draw:fill-color="#ff8f80"/>
    </style:style>
    <style:style style:name="gr12" style:family="graphic" style:parent-style-name="standard">
      <style:graphic-properties draw:stroke="none" draw:fill="solid" draw:fill-color="#ffffff"/>
    </style:style>
    <style:style style:name="gr13" style:family="graphic" style:parent-style-name="standard">
      <style:graphic-properties draw:stroke="none" draw:fill="solid" draw:fill-color="#feffff"/>
    </style:style>
    <style:style style:name="gr14" style:family="graphic" style:parent-style-name="standard">
      <style:graphic-properties draw:stroke="none" draw:fill="solid" draw:fill-color="#5abaa7"/>
    </style:style>
    <style:style style:name="gr15" style:family="graphic" style:parent-style-name="standard">
      <style:graphic-properties draw:stroke="none" draw:fill="solid" draw:fill-color="#c92d39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14cm" fo:min-width="0.214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df71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99d2f2"/>
    </style:style>
    <style:style style:name="P5" style:family="paragraph">
      <loext:graphic-properties draw:fill="solid" draw:fill-color="#a3d977"/>
    </style:style>
    <style:style style:name="P6" style:family="paragraph">
      <loext:graphic-properties draw:fill="solid" draw:fill-color="#5b9bd5"/>
    </style:style>
    <style:style style:name="P7" style:family="paragraph">
      <loext:graphic-properties draw:fill="solid" draw:fill-color="#ff8f80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feffff"/>
    </style:style>
    <style:style style:name="P10" style:family="paragraph">
      <loext:graphic-properties draw:fill="solid" draw:fill-color="#5abaa7"/>
    </style:style>
    <style:style style:name="P11" style:family="paragraph">
      <loext:graphic-properties draw:fill="solid" draw:fill-color="#c92d39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/>
      <style:text-properties fo:font-size="6.09999990463257pt" style:font-size-asian="6.09999990463257pt" style:font-size-complex="6.09999990463257pt"/>
    </style:style>
    <style:style style:name="T1" style:family="text">
      <style:text-properties fo:color="#000000" style:font-name="Helvetica" fo:font-size="6.09999990463257pt" style:font-size-asian="6.09999990463257pt" style:font-name-complex="Helvetica" style:font-size-complex="6.0999999046325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939cm" svg:height="3.226cm" svg:x="1.534cm" svg:y="2.238cm" svg:viewBox="0 0 4940 3227" svg:d="M258 3227h159M495 3227h158M732 3227h158M969 3227h158M1206 3227h158M1442 3227h159M1680 3227h158M1916 3227h158M2153 3227h159M2390 3227h158M2627 3227h158M2864 3227h158M3101 3227h158M3337 3227h152M3568 3227h160M3807 3227h160M4046 3227h161M4286 3227h152M4517 3227h160M4756 3227h80l24-3 24-11 24-16 16-20 8-24 8-27v-77M4940 2971v-155M4940 2739v-156M4940 2506v-155M4940 2273v-155M4940 2041v-156M4940 1807v-154M4940 1575v-155M4940 1342v-155M4940 1110v-156M4940 877v-156M4940 643v-155M4940 411v-156M4940 177v-77l-8-26-8-24-16-21-24-16-24-10-24-3h-80M4677 0h-160M4438 0h-152M4207 0h-161M3967 0h-160M3728 0h-160M3489 0h-152M3259 0h-158M3022 0h-158M2785 0h-158M2548 0h-158M2312 0h-159M2074 0h-158M1838 0h-158M1601 0h-159M1364 0h-158M1127 0h-158M890 0h-158M653 0h-158M417 0h-159M179 0h-79l-26 3-24 10-21 16-16 21-10 24-3 26v77M0 255v156M0 488v155M0 721v156M0 954v156M0 1187v155M0 1420v155M0 1653v154M0 1885v156M0 2118v155M0 2351v155M0 2583v156M0 2816v155M0 3049v77l3 27 10 24 16 20 21 16 24 11 26 3h79">
          <text:p/>
        </draw:path>
        <draw:path draw:style-name="gr1" draw:text-style-name="P1" draw:layer="layout" svg:width="4.939cm" svg:height="1.752cm" svg:x="1.534cm" svg:y="0.39cm" svg:viewBox="0 0 4940 1753" svg:d="M258 1753h159M495 1753h158M732 1753h158M969 1753h158M1206 1753h158M1442 1753h159M1680 1753h158M1916 1753h158M2153 1753h159M2390 1753h158M2627 1753h158M2864 1753h158M3101 1753h158M3337 1753h152M3568 1753h160M3807 1753h160M4046 1753h161M4286 1753h152M4517 1753h160M4756 1753h80l24-3 24-10 24-16 16-21 8-24 8-26v-86M4940 1481v-173M4940 1222v-173M4940 963v-172M4940 705v-173M4940 445v-173M4940 186v-86l-8-26-8-24-16-21-24-16-24-10-24-3h-80M4677 0h-160M4438 0h-152M4207 0h-161M3967 0h-160M3728 0h-160M3489 0h-152M3259 0h-158M3022 0h-158M2785 0h-158M2548 0h-158M2312 0h-159M2074 0h-158M1838 0h-158M1601 0h-159M1364 0h-158M1127 0h-158M890 0h-158M653 0h-158M417 0h-159M179 0h-79l-26 3-24 10-21 16-16 21-10 24-3 26v86M0 272v173M0 532v173M0 791v172M0 1049v173M0 1308v173M0 1567v86l3 26 10 24 16 21 21 16 24 10 26 3h79">
          <text:p/>
        </draw:path>
        <draw:path draw:style-name="gr2" draw:text-style-name="P2" draw:layer="layout" svg:width="1.211cm" svg:height="0.58cm" svg:x="0.071cm" svg:y="0.982cm" svg:viewBox="0 0 1212 581" svg:d="M969 0c135 0 243 129 243 290s-108 291-243 291h-727c-134 0-242-130-242-291s108-290 242-290z">
          <text:p/>
        </draw:path>
        <draw:path draw:style-name="gr3" draw:text-style-name="P1" draw:layer="layout" svg:width="1.211cm" svg:height="0.58cm" svg:x="0.071cm" svg:y="0.982cm" svg:viewBox="0 0 1212 581" svg:d="M969 0c135 0 243 129 243 290s-108 291-243 291h-727c-134 0-242-130-242-291s108-290 242-290z">
          <text:p/>
        </draw:path>
        <draw:path draw:style-name="gr4" draw:text-style-name="P3" draw:layer="layout" svg:width="0.104cm" svg:height="0.141cm" svg:x="0.352cm" svg:y="1.078cm" svg:viewBox="0 0 105 142" svg:d="M105 121c-10 13-23 22-45 21-30 0-47-18-56-42-5-16-5-40 1-57 9-25 26-42 57-43 19 0 31 8 41 18-3 3-5 7-8 10-5 3-8-3-12-5-8-6-27-9-38-3-16 10-24 27-24 52 0 24 8 42 24 50 12 7 32 4 40-3 3-1 8-10 12-6z">
          <text:p/>
        </draw:path>
        <draw:path draw:style-name="gr4" draw:text-style-name="P3" draw:layer="layout" svg:width="0.085cm" svg:height="0.104cm" svg:x="0.473cm" svg:y="1.115cm" svg:viewBox="0 0 86 105" svg:d="M35 105c-23 0-35-15-35-39v-33-33h19v33 33c0 14 7 25 21 25 13 0 21-8 28-15v-38-38h18v51 53c-6-1-15 2-16-4l-1-11c-9 9-18 16-34 16z">
          <text:p/>
        </draw:path>
        <draw:path draw:style-name="gr4" draw:text-style-name="P3" draw:layer="layout" svg:width="0.057cm" svg:height="0.104cm" svg:x="0.587cm" svg:y="1.113cm" svg:viewBox="0 0 58 105" svg:d="M43 17c-15 1-20 11-24 22v32 34h-19v-53-51c7 1 16-3 17 5l1 15c6-13 16-24 34-21 2 0 4 1 6 2l-2 14c-1 5-8 1-13 1z">
          <text:p/>
        </draw:path>
        <draw:path draw:style-name="gr4" draw:text-style-name="P3" draw:layer="layout" svg:width="0.057cm" svg:height="0.104cm" svg:x="0.661cm" svg:y="1.113cm" svg:viewBox="0 0 58 105" svg:d="M43 17c-15 1-20 11-24 22v32 34h-19v-53-51c7 1 16-3 17 5l1 15c6-13 16-24 35-21 2 0 4 1 5 2l-1 14c-1 5-8 1-14 1z">
          <text:p/>
        </draw:path>
        <draw:path draw:style-name="gr4" draw:text-style-name="P3" draw:layer="layout" svg:width="0.091cm" svg:height="0.105cm" svg:x="0.728cm" svg:y="1.114cm" svg:viewBox="0 0 92 106" svg:d="M49 106c-33 0-49-21-49-55 0-23 11-39 28-48 6-2 13-3 20-3 29 0 44 18 44 46 0 5 0 8-4 8h-70c1 22 10 37 33 38 12 0 20-4 27-9 7-4 9 4 12 7-8 10-22 16-41 16zM75 42c0-17-9-28-27-28s-27 12-29 28z">
          <text:p/>
        </draw:path>
        <draw:path draw:style-name="gr4" draw:text-style-name="P3" draw:layer="layout" svg:width="0.085cm" svg:height="0.104cm" svg:x="0.842cm" svg:y="1.114cm" svg:viewBox="0 0 86 105" svg:d="M45 14c-12 0-20 7-27 14v38 39h-18v-53-51c5 1 14-2 15 4l2 11c8-9 18-16 34-16 24 0 35 15 35 38v33 34h-19v-34-33c0-14-6-24-22-24z">
          <text:p/>
        </draw:path>
        <draw:path draw:style-name="gr4" draw:text-style-name="P3" draw:layer="layout" svg:width="0.065cm" svg:height="0.137cm" svg:x="0.941cm" svg:y="1.082cm" svg:viewBox="0 0 66 138" svg:d="M66 129c-7 5-15 9-25 9-16 0-25-10-25-26v-32-32c-6 0-16 3-16-4v-3-4l17-2 4-32c0-5 8-3 13-3v17 18h30v7 6h-30v31 32c0 7 4 12 11 12 6 1 8-3 12-4 2 0 2 0 3 1z">
          <text:p/>
        </draw:path>
        <draw:path draw:style-name="gr4" draw:text-style-name="P3" draw:layer="layout" svg:width="0.086cm" svg:height="0.141cm" svg:x="0.281cm" svg:y="1.293cm" svg:viewBox="0 0 87 142" svg:d="M43 126c16 0 26-8 26-24 0-19-18-22-31-26-18-6-33-15-32-38s16-38 42-38c16 0 28 6 36 15l-5 9c-4 6-9 0-13-3-5-2-10-5-18-5-14 1-24 7-24 21 0 18 18 20 32 25 16 6 31 14 31 37-1 27-17 43-44 43-20 0-34-8-43-18 3-3 4-8 8-11 5-2 8 4 13 7 6 3 13 7 22 6z">
          <text:p/>
        </draw:path>
        <draw:path draw:style-name="gr4" draw:text-style-name="P3" draw:layer="layout" svg:width="0.091cm" svg:height="0.105cm" svg:x="0.382cm" svg:y="1.329cm" svg:viewBox="0 0 92 106" svg:d="M50 106c-33 0-50-21-50-55 0-23 11-39 28-47 6-3 14-4 21-4 28 0 43 18 43 47 0 4 0 7-4 7h-70c1 22 10 37 34 38 11 0 19-4 26-9 7-4 10 5 13 7-9 10-23 16-41 16zM76 42c-1-17-9-28-26-28-20 0-29 12-31 28z">
          <text:p/>
        </draw:path>
        <draw:path draw:style-name="gr4" draw:text-style-name="P3" draw:layer="layout" svg:width="0.085cm" svg:height="0.104cm" svg:x="0.496cm" svg:y="1.329cm" svg:viewBox="0 0 86 105" svg:d="M46 14c-13 0-21 7-28 14v38 39h-18v-52-52c6 1 15-2 16 4l1 11c8-9 18-16 34-16 24 0 35 15 35 38v33 34h-18v-34-33c0-14-8-24-22-24z">
          <text:p/>
        </draw:path>
        <draw:path draw:style-name="gr4" draw:text-style-name="P3" draw:layer="layout" svg:width="0.064cm" svg:height="0.137cm" svg:x="0.596cm" svg:y="1.297cm" svg:viewBox="0 0 65 138" svg:d="M65 129c-5 6-14 9-24 9-16 0-26-10-26-26v-31-31c-6-1-15 2-15-5v-3-4l16-2 4-33c1-5 10-3 15-3v18 18h28v7 7h-28v30 31c-1 7 3 12 10 12 6 1 8-3 12-4 2 0 2 0 3 1z">
          <text:p/>
        </draw:path>
        <draw:path draw:style-name="gr4" draw:text-style-name="P3" draw:layer="layout" svg:width="0.091cm" svg:height="0.105cm" svg:x="0.67cm" svg:y="1.329cm" svg:viewBox="0 0 92 106" svg:d="M50 106c-34 0-50-21-50-55 0-23 11-39 29-47 6-3 13-4 20-4 28 0 43 18 43 47 0 4 0 7-4 7h-70c1 22 11 37 34 38 11 0 19-4 26-9 7-4 9 5 12 7-8 10-22 16-40 16zM75 42c0-17-9-28-26-28-18 0-28 12-30 28z">
          <text:p/>
        </draw:path>
        <draw:path draw:style-name="gr4" draw:text-style-name="P3" draw:layer="layout" svg:width="0.085cm" svg:height="0.104cm" svg:x="0.784cm" svg:y="1.329cm" svg:viewBox="0 0 86 105" svg:d="M46 14c-12 0-22 7-28 14v38 39h-18v-52-52c5 1 14-2 15 4l2 11c8-9 19-16 35-16 23 0 34 15 34 38v33 34h-19v-34-33c0-14-6-24-21-24z">
          <text:p/>
        </draw:path>
        <draw:path draw:style-name="gr4" draw:text-style-name="P3" draw:layer="layout" svg:width="0.079cm" svg:height="0.105cm" svg:x="0.889cm" svg:y="1.329cm" svg:viewBox="0 0 80 106" svg:d="M0 53c0-31 15-53 46-53 15 0 25 5 33 14-2 3-5 6-7 8-4 2-7-1-10-3-4-2-8-4-15-4-21 1-28 17-28 38 0 22 7 38 27 39 10 0 16-4 21-8 2-2 5-3 7 0l6 6c-8 10-20 16-37 16-29 0-43-22-43-53z">
          <text:p/>
        </draw:path>
        <draw:path draw:style-name="gr4" draw:text-style-name="P3" draw:layer="layout" svg:width="0.091cm" svg:height="0.105cm" svg:x="0.981cm" svg:y="1.329cm" svg:viewBox="0 0 92 106" svg:d="M49 106c-33 0-49-21-49-55 0-23 11-39 28-47 6-3 12-4 20-4 28 0 44 18 44 47 0 4 0 7-5 7h-69c1 22 10 37 32 38 12 0 20-4 26-9 9-4 11 5 14 7-8 10-23 16-41 16zM74 42c0-17-9-28-26-28-18 0-27 12-30 28z">
          <text:p/>
        </draw:path>
        <draw:path draw:style-name="gr5" draw:text-style-name="P4" draw:layer="layout" svg:width="1.274cm" svg:height="0.717cm" svg:x="3.398cm" svg:y="2.404cm" svg:viewBox="0 0 1275 718" svg:d="M0 4c0-2 1-4 4-4h1267c3 0 4 2 4 4v710c0 2-1 4-4 4h-1267c-3 0-4-2-4-4z">
          <text:p/>
        </draw:path>
        <draw:path draw:style-name="gr6" draw:text-style-name="P1" draw:layer="layout" svg:width="1.274cm" svg:height="0.717cm" svg:x="3.398cm" svg:y="2.404cm" svg:viewBox="0 0 1275 718" svg:d="M0 4c0-2 1-4 4-4h1267c3 0 4 2 4 4v710c0 2-1 4-4 4h-1267c-3 0-4-2-4-4z">
          <text:p/>
        </draw:path>
        <draw:path draw:style-name="gr4" draw:text-style-name="P3" draw:layer="layout" svg:width="0.149cm" svg:height="0.138cm" svg:x="3.66cm" svg:y="2.549cm" svg:viewBox="0 0 150 139" svg:d="M72 88c1 4 3 7 4 10 2-3 3-6 5-10l48-85c3-6 14-2 21-3v70 69h-17c0-35 0-71 0-107 0-1 1-3 1-5l-49 88c-3 5-14 5-17 0l-51-88c0 4 0 7 0 11v50 51h-17v-69-70c6 0 13-1 18 0 1 0 2 1 3 3z">
          <text:p/>
        </draw:path>
        <draw:path draw:style-name="gr4" draw:text-style-name="P3" draw:layer="layout" svg:width="0.08cm" svg:height="0.106cm" svg:x="3.836cm" svg:y="2.582cm" svg:viewBox="0 0 81 107" svg:d="M46 0c24 0 35 15 35 39v34 33c-5-1-12 1-14-5l-2-9c-9 8-18 16-36 15-17 0-29-9-29-27 0-19 17-25 34-30 8-2 18-3 29-3 2-19-3-32-20-32-11 0-17 4-24 9-3 3-8 1-10-2l-4-6c11-9 22-16 41-16zM18 79c0 10 7 15 17 15 14 0 21-6 28-13v-11-11c-14 1-25 2-35 7-6 2-10 6-10 13z">
          <text:p/>
        </draw:path>
        <draw:path draw:style-name="gr4" draw:text-style-name="P3" draw:layer="layout" svg:width="0.086cm" svg:height="0.105cm" svg:x="3.944cm" svg:y="2.582cm" svg:viewBox="0 0 87 106" svg:d="M47 15c-12 0-21 7-27 14v38 39h-20v-53-51c6 1 15-2 16 4l3 11c8-9 18-17 33-17 24 0 35 16 35 39v33 34h-19v-34-33c0-14-6-24-21-24z">
          <text:p/>
        </draw:path>
        <draw:path draw:style-name="gr4" draw:text-style-name="P3" draw:layer="layout" svg:width="0.081cm" svg:height="0.106cm" svg:x="4.051cm" svg:y="2.582cm" svg:viewBox="0 0 82 107" svg:d="M47 0c24 0 35 15 35 39v34 33c-5-1-12 1-14-5l-2-9c-9 8-19 16-37 15-17 0-29-9-29-27 0-19 17-25 35-30 8-2 18-3 29-3 2-19-3-32-20-32-12 0-19 4-25 9-3 3-8 1-10-2l-3-6c10-9 21-16 41-16zM18 79c0 10 7 15 18 15 14 0 21-6 28-13v-11-11c-14 1-25 2-36 7-6 2-10 6-10 13z">
          <text:p/>
        </draw:path>
        <draw:path draw:style-name="gr4" draw:text-style-name="P3" draw:layer="layout" svg:width="0.091cm" svg:height="0.141cm" svg:x="4.152cm" svg:y="2.582cm" svg:viewBox="0 0 92 142" svg:d="M5 33c0-21 16-33 38-33 9 0 17 2 22 6h27c0 5 1 10-4 11l-11 2c2 4 3 9 3 14 0 22-15 33-37 33-4 0-8 0-12-1-5 2-9 11-3 14 18 10 62-5 62 29 0 18-12 27-26 32-17 5-42 2-52-6-7-4-12-10-12-19 0-11 9-17 18-22-5-2-9-6-9-14s6-15 12-18c-8-5-16-14-16-28zM45 129c15 0 28-4 28-18 0-15-20-11-34-13-3 0-7 0-10-2-6 5-11 9-11 17 0 13 12 16 27 16zM23 34c0 13 7 20 20 20 13 1 21-8 21-20 0-13-8-21-21-21s-20 8-20 21z">
          <text:p/>
        </draw:path>
        <draw:path draw:style-name="gr4" draw:text-style-name="P3" draw:layer="layout" svg:width="0.091cm" svg:height="0.106cm" svg:x="4.253cm" svg:y="2.582cm" svg:viewBox="0 0 92 107" svg:d="M49 107c-33 0-49-21-49-55 0-24 11-40 28-48 6-2 13-4 20-4 28 0 44 19 44 47 0 5 0 7-4 7h-70c1 23 10 38 33 39 11 0 19-4 26-9 8-4 11 4 14 7-10 10-24 16-42 16zM75 43c-1-17-9-28-26-28-19 0-28 12-30 28z">
          <text:p/>
        </draw:path>
        <draw:path draw:style-name="gr4" draw:text-style-name="P3" draw:layer="layout" svg:width="0.057cm" svg:height="0.104cm" svg:x="4.366cm" svg:y="2.582cm" svg:viewBox="0 0 58 105" svg:d="M42 17c-14 1-19 11-24 22v32 34h-18v-53-51c6 1 15-3 16 5l1 15c6-13 16-24 36-21 2 0 3 1 5 2l-2 14c-1 5-8 1-14 1z">
          <text:p/>
        </draw:path>
        <draw:path draw:style-name="gr4" draw:text-style-name="P3" draw:layer="layout" svg:width="0.039cm" svg:height="0.187cm" svg:x="3.747cm" svg:y="2.788cm" svg:viewBox="0 0 40 188" svg:d="M28 188c-20-29-33-69-27-118 3-28 13-50 27-70 4 3 14 4 10 13-12 22-23 49-23 81 0 33 9 59 23 81 2 4 1 6-2 8z">
          <text:p/>
        </draw:path>
        <draw:polygon draw:style-name="gr4" draw:text-style-name="P3" draw:layer="layout" svg:width="0.073cm" svg:height="0.138cm" svg:x="3.811cm" svg:y="2.807cm" svg:viewBox="0 0 74 139" draw:points="19,123 74,123 74,131 74,139 0,139 0,70 0,0 19,0 19,62">
          <text:p/>
        </draw:polygon>
        <draw:path draw:style-name="gr4" draw:text-style-name="P3" draw:layer="layout" svg:width="0.085cm" svg:height="0.141cm" svg:x="3.893cm" svg:y="2.805cm" svg:viewBox="0 0 86 142" svg:d="M42 126c16 0 25-9 25-25 0-18-17-21-30-26-17-6-32-14-31-37 0-24 16-38 40-38 16 0 29 6 38 15l-5 9c-4 6-11-1-14-3-5-2-11-5-18-5-15 0-23 7-23 21 0 18 17 20 30 25 18 6 33 14 32 36 0 28-16 44-45 44-18 0-32-8-41-18 3-4 4-9 7-12 6-2 9 4 14 7 5 4 12 8 21 7z">
          <text:p/>
        </draw:path>
        <draw:polygon draw:style-name="gr4" draw:text-style-name="P3" draw:layer="layout" svg:width="0.1cm" svg:height="0.138cm" svg:x="3.987cm" svg:y="2.807cm" svg:viewBox="0 0 101 139" draw:points="101,0 101,8 101,16 60,16 60,78 60,139 40,139 40,78 40,16 0,16 0,8 0,0">
          <text:p/>
        </draw:polygon>
        <draw:path draw:style-name="gr4" draw:text-style-name="P3" draw:layer="layout" svg:width="0.149cm" svg:height="0.138cm" svg:x="4.107cm" svg:y="2.807cm" svg:viewBox="0 0 150 139" svg:d="M71 88c2 4 3 7 5 11 1-4 2-7 4-11l49-85c2-6 13-2 21-3v70 69h-17c0-35-1-71 0-107 0-1 0-3 0-5l-49 88c-3 6-13 5-17 0l-51-88c0 4 1 7 1 10v51 51h-17v-69-70c6 0 13-1 18 0 2 0 3 1 4 3z">
          <text:p/>
        </draw:path>
        <draw:path draw:style-name="gr4" draw:text-style-name="P3" draw:layer="layout" svg:width="0.039cm" svg:height="0.188cm" svg:x="4.284cm" svg:y="2.787cm" svg:viewBox="0 0 40 189" svg:d="M11 0c20 30 33 70 27 119-4 28-13 50-27 70-3-3-7-4-10-7-2-1-1-4 0-6 13-22 23-48 23-81 0-32-10-59-23-82-2-3-1-6 2-7z">
          <text:p/>
        </draw:path>
        <draw:path draw:style-name="gr5" draw:text-style-name="P4" draw:layer="layout" svg:width="1.322cm" svg:height="0.757cm" svg:x="1.797cm" svg:y="0.889cm" svg:viewBox="0 0 1323 758" svg:d="M0 4c0-2 1-4 4-4h1315c2 0 4 2 4 4v750c0 2-2 4-4 4h-1315c-3 0-4-2-4-4z">
          <text:p/>
        </draw:path>
        <draw:path draw:style-name="gr7" draw:text-style-name="P1" draw:layer="layout" svg:width="1.322cm" svg:height="0.757cm" svg:x="1.797cm" svg:y="0.889cm" svg:viewBox="0 0 1323 758" svg:d="M0 4c0-2 1-4 4-4h1315c2 0 4 2 4 4v750c0 2-2 4-4 4h-1315c-3 0-4-2-4-4z">
          <text:p/>
        </draw:path>
        <draw:polygon draw:style-name="gr4" draw:text-style-name="P3" draw:layer="layout" svg:width="0.078cm" svg:height="0.136cm" svg:x="2.142cm" svg:y="0.929cm" svg:viewBox="0 0 79 137" draw:points="79,0 79,7 79,15 19,15 19,39 19,62 70,62 70,70 70,78 19,78 19,108 19,137 0,137 0,68 0,0">
          <text:p/>
        </draw:polygon>
        <draw:path draw:style-name="gr4" draw:text-style-name="P3" draw:layer="layout" svg:width="0.091cm" svg:height="0.104cm" svg:x="2.23cm" svg:y="0.962cm" svg:viewBox="0 0 92 105" svg:d="M50 105c-33 0-50-21-50-54 0-24 11-40 28-47 6-3 14-4 21-4 28 0 43 17 43 46 0 5-1 7-5 7h-69c1 23 10 38 34 38 11 0 19-4 25-8 8-5 10 4 13 7-9 10-22 15-40 15zM75 42c0-18-9-28-26-29-19 0-28 12-30 29z">
          <text:p/>
        </draw:path>
        <draw:path draw:style-name="gr4" draw:text-style-name="P3" draw:layer="layout" svg:width="0.08cm" svg:height="0.105cm" svg:x="2.337cm" svg:y="0.962cm" svg:viewBox="0 0 81 106" svg:d="M45 0c24 0 36 14 36 39v33 32c-6-1-13 2-14-4l-3-10c-8 8-19 16-36 16-17-1-28-10-28-27 0-19 16-25 33-29 8-2 19-3 30-3 1-19-3-33-21-33-11 0-17 5-24 9-3 3-8 2-10-1l-3-6c10-10 21-16 40-16zM17 78c0 10 7 15 17 15 14 0 22-7 29-14v-10-11c-15 1-26 2-35 6-6 3-11 6-11 14z">
          <text:p/>
        </draw:path>
        <draw:path draw:style-name="gr4" draw:text-style-name="P3" draw:layer="layout" svg:width="0.063cm" svg:height="0.136cm" svg:x="2.432cm" svg:y="0.931cm" svg:viewBox="0 0 64 137" svg:d="M64 127c-5 6-14 9-24 10-16 0-24-10-24-27v-30-32c-7-1-16 2-16-4v-4-4l17-2 4-31c0-5 8-3 13-3v17 17h28v7 7h-28v31 30c0 8 4 12 10 13 6 0 9-4 12-5 2 0 2 1 3 2z">
          <text:p/>
        </draw:path>
        <draw:path draw:style-name="gr4" draw:text-style-name="P3" draw:layer="layout" svg:width="0.084cm" svg:height="0.103cm" svg:x="2.512cm" svg:y="0.964cm" svg:viewBox="0 0 85 104" svg:d="M35 104c-23 0-35-16-35-40v-32-32h19v32 32c0 16 7 25 21 25 12 0 20-6 27-15v-37-37h18v50 52c-5-1-14 2-15-4l-2-11c-8 9-17 17-33 17z">
          <text:p/>
        </draw:path>
        <draw:path draw:style-name="gr4" draw:text-style-name="P3" draw:layer="layout" svg:width="0.057cm" svg:height="0.103cm" svg:x="2.624cm" svg:y="0.962cm" svg:viewBox="0 0 58 104" svg:d="M42 19c-14 0-19 10-23 21v32 32h-19v-51-51c7 0 16-3 16 5l2 15c6-12 15-25 35-22 1 1 3 2 5 3l-2 14c-1 6-9 1-14 2z">
          <text:p/>
        </draw:path>
        <draw:path draw:style-name="gr4" draw:text-style-name="P3" draw:layer="layout" svg:width="0.09cm" svg:height="0.104cm" svg:x="2.69cm" svg:y="0.962cm" svg:viewBox="0 0 91 105" svg:d="M49 105c-33 0-49-21-49-54 0-24 11-40 27-47 7-3 14-4 21-4 28 0 43 17 43 46 0 5 0 7-4 7h-69c1 23 10 38 33 38 11 0 19-4 26-8 7-5 9 4 12 7-8 10-22 15-40 15zM75 42c-1-18-9-28-26-29-18 0-28 12-31 29z">
          <text:p/>
        </draw:path>
        <draw:polygon draw:style-name="gr4" draw:text-style-name="P3" draw:layer="layout" svg:width="0.08cm" svg:height="0.136cm" svg:x="2.081cm" svg:y="1.184cm" svg:viewBox="0 0 81 137" draw:points="81,0 81,7 81,15 19,15 19,37 19,60 68,60 68,67 68,74 19,74 19,97 19,121 81,121 81,137 0,137 0,68 0,0">
          <text:p/>
        </draw:polygon>
        <draw:path draw:style-name="gr4" draw:text-style-name="P3" draw:layer="layout" svg:width="0.087cm" svg:height="0.102cm" svg:x="2.172cm" svg:y="1.218cm" svg:viewBox="0 0 88 103" svg:d="M32 50l-31-50h18c3 0 4 1 5 3l21 37c0-2 1-3 2-5l18-31c1-2 2-3 5-4h17l-31 49 32 54h-17c-4 0-6-2-7-5l-21-38c-1 1-1 3-2 4l-19 34c-2 3-3 5-6 5h-16z">
          <text:p/>
        </draw:path>
        <draw:path draw:style-name="gr4" draw:text-style-name="P3" draw:layer="layout" svg:width="0.064cm" svg:height="0.135cm" svg:x="2.266cm" svg:y="1.185cm" svg:viewBox="0 0 65 136" svg:d="M65 127c-6 6-15 9-25 9-16 0-25-9-25-26v-32-30c-6-1-15 2-15-4v-4-4l16-2 4-31c0-5 8-3 13-3v17 17h29v7 7h-29v30 31c0 8 4 12 11 13 5 0 8-4 13-5 1 0 2 1 2 2z">
          <text:p/>
        </draw:path>
        <draw:path draw:style-name="gr4" draw:text-style-name="P3" draw:layer="layout" svg:width="0.056cm" svg:height="0.103cm" svg:x="2.347cm" svg:y="1.217cm" svg:viewBox="0 0 57 104" svg:d="M42 17c-15 1-19 11-24 22v33 32h-18v-52-51c6 1 15-2 16 5l1 15c6-12 16-24 35-21 2 1 4 2 5 3l-1 13c-1 5-8 1-14 1z">
          <text:p/>
        </draw:path>
        <draw:path draw:style-name="gr4" draw:text-style-name="P3" draw:layer="layout" svg:width="0.08cm" svg:height="0.104cm" svg:x="2.412cm" svg:y="1.217cm" svg:viewBox="0 0 81 105" svg:d="M44 0c25 0 37 14 37 38v32 34c-6-1-13 2-14-4l-3-10c-9 8-19 16-36 15-17 0-28-9-28-27 0-19 16-25 33-29 8-2 17-3 30-3 1-18-3-32-21-32-11 0-17 5-24 9-3 3-8 2-10-1l-3-6c10-10 21-16 39-16zM17 77c0 10 7 16 17 16 14 0 22-8 29-15v-10-11c-15 1-27 2-36 6-5 3-10 6-10 14z">
          <text:p/>
        </draw:path>
        <draw:path draw:style-name="gr4" draw:text-style-name="P3" draw:layer="layout" svg:width="0.079cm" svg:height="0.104cm" svg:x="2.512cm" svg:y="1.217cm" svg:viewBox="0 0 80 105" svg:d="M0 52c0-31 16-52 46-52 15 0 25 5 32 13-2 3-3 6-6 8-4 2-7-1-10-3s-8-4-14-4c-21 1-28 17-28 38s7 38 27 39c10 1 15-5 20-9 2-2 5-2 7 0l6 8c-8 9-20 15-36 15-30 0-44-23-44-53z">
          <text:p/>
        </draw:path>
        <draw:path draw:style-name="gr4" draw:text-style-name="P3" draw:layer="layout" svg:width="0.064cm" svg:height="0.135cm" svg:x="2.598cm" svg:y="1.185cm" svg:viewBox="0 0 65 136" svg:d="M65 127c-5 6-14 9-24 9-17 0-25-9-25-26v-32-30c-6-1-16 2-16-4v-4-4l16-2 4-31c1-5 9-3 14-3v17 17h29v7 7h-29v30 31c0 8 4 12 11 13 6 0 8-4 12-5 2 0 2 1 3 2z">
          <text:p/>
        </draw:path>
        <draw:path draw:style-name="gr4" draw:text-style-name="P3" draw:layer="layout" svg:width="0.096cm" svg:height="0.104cm" svg:x="2.672cm" svg:y="1.217cm" svg:viewBox="0 0 97 105" svg:d="M0 52c0-32 16-52 49-52 32 0 48 20 48 52s-16 53-48 53c-33 0-49-21-49-53zM18 52c0 22 8 39 31 39 22 0 29-17 29-39s-7-38-29-38c-23 0-31 16-31 38z">
          <text:p/>
        </draw:path>
        <draw:path draw:style-name="gr4" draw:text-style-name="P3" draw:layer="layout" svg:width="0.057cm" svg:height="0.103cm" svg:x="2.789cm" svg:y="1.217cm" svg:viewBox="0 0 58 104" svg:d="M42 17c-14 1-19 11-23 22v33 32h-19v-52-51c7 1 16-2 16 5l2 15c6-12 15-24 35-21 1 1 3 2 5 3l-2 13c-1 5-9 1-14 1z">
          <text:p/>
        </draw:path>
        <draw:path draw:style-name="gr4" draw:text-style-name="P3" draw:layer="layout" svg:width="0.038cm" svg:height="0.185cm" svg:x="2.215cm" svg:y="1.419cm" svg:viewBox="0 0 39 186" svg:d="M28 186c-20-28-33-68-26-116 3-28 13-50 26-70 4 4 15 5 9 13-12 22-21 49-21 81s9 58 21 80c4 3 2 6-1 7z">
          <text:p/>
        </draw:path>
        <draw:path draw:style-name="gr4" draw:text-style-name="P3" draw:layer="layout" svg:width="0.102cm" svg:height="0.139cm" svg:x="2.271cm" svg:y="1.437cm" svg:viewBox="0 0 103 140" svg:d="M103 120c-9 12-23 21-44 20-30 0-47-18-55-41-5-17-5-41 0-58 9-23 26-41 57-41 19 0 31 7 41 17-3 4-5 7-8 10-6 3-8-3-12-5-8-6-27-8-38-2-15 8-24 26-24 51 0 24 9 41 25 49 12 7 31 4 39-3 3-1 7-10 12-5z">
          <text:p/>
        </draw:path>
        <draw:path draw:style-name="gr4" draw:text-style-name="P3" draw:layer="layout" svg:width="0.106cm" svg:height="0.137cm" svg:x="2.393cm" svg:y="1.438cm" svg:viewBox="0 0 107 138" svg:d="M17 32c0 3 0 5 0 8v49 49h-17v-69-69c6 1 13-1 17 4l74 102c0-3 0-7 0-10v-48-48h16v69 69c-6-1-13 1-16-4z">
          <text:p/>
        </draw:path>
        <draw:path draw:style-name="gr4" draw:text-style-name="P3" draw:layer="layout" svg:width="0.106cm" svg:height="0.137cm" svg:x="2.53cm" svg:y="1.438cm" svg:viewBox="0 0 107 138" svg:d="M16 32c0 3 0 5 0 8v49 49h-16v-69-69c6 1 13-1 16 4l74 102c0-3 0-7 0-10v-48-48h17v69 69c-6-1-13 1-17-4z">
          <text:p/>
        </draw:path>
        <draw:path draw:style-name="gr4" draw:text-style-name="P3" draw:layer="layout" svg:width="0.038cm" svg:height="0.185cm" svg:x="2.662cm" svg:y="1.419cm" svg:viewBox="0 0 39 186" svg:d="M12 0c19 29 32 69 26 118-4 27-13 49-26 68-4-2-8-3-11-6-1-1-1-4 0-6 14-22 23-48 23-80s-9-59-23-81c-1-3 0-6 2-8z">
          <text:p/>
        </draw:path>
        <draw:path draw:style-name="gr8" draw:text-style-name="P5" draw:layer="layout" svg:width="1.052cm" svg:height="0.502cm" svg:x="3.509cm" svg:y="1.023cm" svg:viewBox="0 0 1053 503" svg:d="M843 0c116 0 210 112 210 251s-94 252-210 252h-631c-118 0-212-113-212-252s94-251 212-251z">
          <text:p/>
        </draw:path>
        <draw:path draw:style-name="gr6" draw:text-style-name="P1" draw:layer="layout" svg:width="1.052cm" svg:height="0.502cm" svg:x="3.509cm" svg:y="1.023cm" svg:viewBox="0 0 1053 503" svg:d="M843 0c116 0 210 112 210 251s-94 252-210 252h-631c-118 0-212-113-212-252s94-251 212-251z">
          <text:p/>
        </draw:path>
        <draw:polygon draw:style-name="gr4" draw:text-style-name="P3" draw:layer="layout" svg:width="0.077cm" svg:height="0.136cm" svg:x="3.721cm" svg:y="1.191cm" svg:viewBox="0 0 78 137" draw:points="78,0 78,7 78,15 20,15 20,39 20,62 70,62 70,70 70,78 20,78 20,108 20,137 0,137 0,68 0,0">
          <text:p/>
        </draw:polygon>
        <draw:path draw:style-name="gr4" draw:text-style-name="P3" draw:layer="layout" svg:width="0.09cm" svg:height="0.104cm" svg:x="3.809cm" svg:y="1.224cm" svg:viewBox="0 0 91 105" svg:d="M49 105c-33 0-49-21-49-55 0-23 11-39 28-46 6-3 12-4 20-4 27 0 43 17 43 45 0 5 0 7-4 7h-69c1 23 10 39 32 39 12 0 19-4 26-8 8-6 11 4 14 7-10 10-23 15-41 15zM74 41c-1-17-9-27-26-28-18 0-27 12-29 28z">
          <text:p/>
        </draw:path>
        <draw:path draw:style-name="gr4" draw:text-style-name="P3" draw:layer="layout" svg:width="0.08cm" svg:height="0.105cm" svg:x="3.916cm" svg:y="1.224cm" svg:viewBox="0 0 81 106" svg:d="M44 0c25 0 37 15 37 38v33 33c-6-1-13 2-15-4l-2-10c-9 9-19 16-36 16-17-1-28-10-28-28 0-19 16-25 33-29 8-2 17-3 30-3 1-18-3-32-21-32-11 0-18 5-24 9-3 3-8 2-10-1l-3-6c10-10 21-16 39-16zM17 77c0 11 7 16 17 16 13 0 22-7 29-15v-10-11c-15 1-27 2-36 6-6 3-10 7-10 14z">
          <text:p/>
        </draw:path>
        <draw:path draw:style-name="gr4" draw:text-style-name="P3" draw:layer="layout" svg:width="0.064cm" svg:height="0.136cm" svg:x="4.01cm" svg:y="1.193cm" svg:viewBox="0 0 65 137" svg:d="M65 127c-5 6-14 9-24 10-16 0-24-10-24-26v-32-31c-6-1-17 2-17-4v-4-4l17-2 5-31c0-5 8-3 13-3v17 17h28v7 7h-28v30 31c0 8 3 13 10 13 6 0 8-4 12-5 2 0 2 1 3 2z">
          <text:p/>
        </draw:path>
        <draw:path draw:style-name="gr4" draw:text-style-name="P3" draw:layer="layout" svg:width="0.084cm" svg:height="0.103cm" svg:x="4.091cm" svg:y="1.226cm" svg:viewBox="0 0 85 104" svg:d="M35 104c-25 0-35-16-35-39v-32-33h18v33 32c0 15 7 24 22 24 12 0 20-6 27-14v-37-38h18v51 51c-6-1-15 2-16-4l-1-11c-8 9-18 17-33 17z">
          <text:p/>
        </draw:path>
        <draw:path draw:style-name="gr4" draw:text-style-name="P3" draw:layer="layout" svg:width="0.056cm" svg:height="0.103cm" svg:x="4.203cm" svg:y="1.224cm" svg:viewBox="0 0 57 104" svg:d="M43 18c-16 0-20 10-25 21v33 32h-18v-51-51c6 0 15-3 16 5l1 14c6-12 16-24 35-20 2 0 4 1 5 2l-1 13c-1 6-8 1-13 2z">
          <text:p/>
        </draw:path>
        <draw:path draw:style-name="gr4" draw:text-style-name="P3" draw:layer="layout" svg:width="0.09cm" svg:height="0.104cm" svg:x="4.269cm" svg:y="1.224cm" svg:viewBox="0 0 91 105" svg:d="M48 105c-32 0-48-21-48-55 0-23 10-39 27-46 6-3 13-4 20-4 29 0 44 17 44 45 0 5 0 7-5 7h-68c0 23 9 39 32 39 11 0 19-4 26-8 8-6 10 4 13 7-8 10-23 15-41 15zM74 41c0-17-10-27-26-28-18 0-28 12-30 28z">
          <text:p/>
        </draw:path>
        <draw:line draw:style-name="gr9" draw:text-style-name="P1" draw:layer="layout" svg:x1="1.282cm" svg:y1="1.274cm" svg:x2="1.798cm" svg:y2="1.268cm">
          <text:p/>
        </draw:line>
        <draw:polygon draw:style-name="gr10" draw:text-style-name="P6" draw:layer="layout" svg:width="0cm" svg:height="0.015cm" svg:x="1.281cm" svg:y="1.264cm" svg:viewBox="0 0 1 16" draw:points="1,16 0,16 1,8 0,0 1,0">
          <text:p/>
        </draw:polygon>
        <draw:polygon draw:style-name="gr10" draw:text-style-name="P6" draw:layer="layout" svg:width="0.114cm" svg:height="0.074cm" svg:x="1.683cm" svg:y="1.231cm" svg:viewBox="0 0 115 75" draw:points="115,38 1,75 0,0">
          <text:p/>
        </draw:polygon>
        <draw:path draw:style-name="gr10" draw:text-style-name="P6" draw:layer="layout" svg:width="0.122cm" svg:height="0.095cm" svg:x="1.675cm" svg:y="1.221cm" svg:viewBox="0 0 123 96" svg:d="M123 39v17l-122 40-1-96zM17 74l80-26-81-26z">
          <text:p/>
        </draw:path>
        <draw:line draw:style-name="gr9" draw:text-style-name="P1" draw:layer="layout" svg:x1="3.119cm" svg:y1="1.268cm" svg:x2="3.51cm" svg:y2="1.275cm">
          <text:p/>
        </draw:line>
        <draw:polygon draw:style-name="gr10" draw:text-style-name="P6" draw:layer="layout" svg:width="0cm" svg:height="0.007cm" svg:x="3.119cm" svg:y="1.26cm" svg:viewBox="0 0 0 8" draw:points="0,0 0,8">
          <text:p/>
        </draw:polygon>
        <draw:polygon draw:style-name="gr10" draw:text-style-name="P6" draw:layer="layout" svg:width="0.114cm" svg:height="0.074cm" svg:x="3.395cm" svg:y="1.235cm" svg:viewBox="0 0 115 75" draw:points="115,39 0,75 1,0">
          <text:p/>
        </draw:polygon>
        <draw:path draw:style-name="gr10" draw:text-style-name="P6" draw:layer="layout" svg:width="0.122cm" svg:height="0.096cm" svg:x="3.388cm" svg:y="1.224cm" svg:viewBox="0 0 123 97" svg:d="M123 43l-1 8 1 8-123 38 1-97zM15 75l82-25-81-28z">
          <text:p/>
        </draw:path>
        <draw:line draw:style-name="gr9" draw:text-style-name="P1" draw:layer="layout" svg:x1="2.402cm" svg:y1="4.229cm" svg:x2="2.402cm" svg:y2="4.596cm">
          <text:p/>
        </draw:line>
        <draw:polygon draw:style-name="gr10" draw:text-style-name="P6" draw:layer="layout" svg:width="0.073cm" svg:height="0.114cm" svg:x="2.366cm" svg:y="4.482cm" svg:viewBox="0 0 74 115" draw:points="36,115 0,0 74,0">
          <text:p/>
        </draw:polygon>
        <draw:path draw:style-name="gr10" draw:text-style-name="P6" draw:layer="layout" svg:width="0.096cm" svg:height="0.122cm" svg:x="2.354cm" svg:y="4.474cm" svg:viewBox="0 0 97 123" svg:d="M58 123h-18l-40-123h97zM22 16l27 80 26-80z">
          <text:p/>
        </draw:path>
        <draw:path draw:style-name="gr4" draw:text-style-name="P3" draw:layer="layout" svg:width="0.126cm" svg:height="0.159cm" svg:x="1.749cm" svg:y="0.614cm" svg:viewBox="0 0 127 160" svg:d="M122 47c7 19 7 47 0 66-10 27-31 47-67 47h-55v-80-80h55c36 1 57 20 67 47zM101 106c5-14 5-38 0-53-6-20-20-35-46-35h-33v62 62c20-1 40 2 54-4 12-6 21-17 25-32z">
          <text:p/>
        </draw:path>
        <draw:path draw:style-name="gr4" draw:text-style-name="P3" draw:layer="layout" svg:width="0.03cm" svg:height="0.17cm" svg:x="1.897cm" svg:y="0.603cm" svg:viewBox="0 0 31 171" svg:d="M27 52v60 59h-23v-59-60zM15 0c9 0 16 6 16 15s-8 15-16 15c-9 0-15-6-15-15s6-15 15-15z">
          <text:p/>
        </draw:path>
        <draw:path draw:style-name="gr4" draw:text-style-name="P3" draw:layer="layout" svg:width="0.08cm" svg:height="0.121cm" svg:x="1.949cm" svg:y="0.653cm" svg:viewBox="0 0 81 122" svg:d="M3 34c0-23 16-34 41-34 15 0 27 6 35 14-3 4-6 13-13 9-6-4-12-8-22-7-12 0-21 5-21 16 0 15 17 16 29 21 14 5 29 11 29 31 0 26-17 38-44 38-16 1-29-6-37-14 3-5 6-15 15-10 6 5 12 10 23 9 14 0 23-6 23-19 0-15-17-16-30-21-15-6-28-13-28-33z">
          <text:p/>
        </draw:path>
        <draw:path draw:style-name="gr4" draw:text-style-name="P3" draw:layer="layout" svg:width="0.091cm" svg:height="0.121cm" svg:x="2.045cm" svg:y="0.653cm" svg:viewBox="0 0 92 122" svg:d="M0 60c0-36 18-60 54-60 17 0 28 6 37 15-2 3-4 7-7 10-5 2-8-2-12-4s-9-5-17-5c-24 1-32 20-32 44 0 26 8 45 31 46 12 0 18-5 24-10 3-2 6-2 8 0l6 8c-9 11-22 18-41 18-34 0-51-25-51-62z">
          <text:p/>
        </draw:path>
        <draw:path draw:style-name="gr4" draw:text-style-name="P3" draw:layer="layout" svg:width="0.065cm" svg:height="0.12cm" svg:x="2.157cm" svg:y="0.653cm" svg:viewBox="0 0 66 121" svg:d="M50 20c-17 1-23 13-28 26v37 38h-22v-59-60c7 1 18-3 19 5l2 19c7-16 18-29 40-26 2 1 4 2 5 3l-1 16c-2 7-10 1-15 1z">
          <text:p/>
        </draw:path>
        <draw:path draw:style-name="gr4" draw:text-style-name="P3" draw:layer="layout" svg:width="0.029cm" svg:height="0.17cm" svg:x="2.241cm" svg:y="0.603cm" svg:viewBox="0 0 30 171" svg:d="M25 52v60 59h-21v-59-60zM14 0c9 0 16 6 16 15s-7 15-16 15-14-6-14-15 5-15 14-15z">
          <text:p/>
        </draw:path>
        <draw:path draw:style-name="gr4" draw:text-style-name="P3" draw:layer="layout" svg:width="0.163cm" svg:height="0.12cm" svg:x="2.302cm" svg:y="0.653cm" svg:viewBox="0 0 164 121" svg:d="M48 17c-13 0-21 8-27 16v44 44h-21v-59-60c6 1 16-3 18 4l1 12c9-9 18-18 35-18s26 10 30 25c7-16 19-25 39-25 26 0 41 17 41 45v38 38h-22v-38-38c0-17-8-28-24-28-17 0-26 11-26 28v38 38h-21v-38-38c0-17-7-28-23-28z">
          <text:p/>
        </draw:path>
        <draw:path draw:style-name="gr4" draw:text-style-name="P3" draw:layer="layout" svg:width="0.03cm" svg:height="0.17cm" svg:x="2.494cm" svg:y="0.603cm" svg:viewBox="0 0 31 171" svg:d="M27 52v60 59h-22v-59-60zM16 0c9 0 15 6 15 15s-6 15-15 15c-10 0-16-6-16-15s6-15 16-15z">
          <text:p/>
        </draw:path>
        <draw:path draw:style-name="gr4" draw:text-style-name="P3" draw:layer="layout" svg:width="0.097cm" svg:height="0.12cm" svg:x="2.555cm" svg:y="0.653cm" svg:viewBox="0 0 98 121" svg:d="M53 17c-14 0-24 8-31 17v43 44h-22v-59-60c6 1 17-3 18 4l1 13c11-10 22-19 40-19 27 0 39 17 39 45v38 38h-21v-38-38c0-16-7-29-24-28z">
          <text:p/>
        </draw:path>
        <draw:path draw:style-name="gr4" draw:text-style-name="P3" draw:layer="layout" svg:width="0.092cm" svg:height="0.121cm" svg:x="2.678cm" svg:y="0.653cm" svg:viewBox="0 0 93 122" svg:d="M51 0c28 0 42 17 42 44v39 38c-6-1-15 2-17-5l-3-11c-10 9-21 18-40 17-21 0-33-10-33-31s18-29 38-34c9-2 20-3 34-4 1-21-4-36-23-36-13 0-21 5-28 10-4 3-10 2-12-2l-4-7c12-11 25-18 46-18zM20 90c0 12 7 18 19 18 16 0 25-8 33-16v-12-12c-16 0-30 2-40 6-7 4-12 8-12 16z">
          <text:p/>
        </draw:path>
        <draw:path draw:style-name="gr4" draw:text-style-name="P3" draw:layer="layout" svg:width="0.075cm" svg:height="0.158cm" svg:x="2.787cm" svg:y="0.616cm" svg:viewBox="0 0 76 159" svg:d="M76 149c-7 6-17 10-28 10-20 0-30-11-30-30v-36-36c-6-1-18 3-18-5v-5-4l19-2 5-37c0-6 10-3 15-4v21 20h34v8 8h-34v35 36c0 8 6 14 13 14s10-4 14-5c2 0 3 0 3 2z">
          <text:p/>
        </draw:path>
        <draw:path draw:style-name="gr4" draw:text-style-name="P3" draw:layer="layout" svg:width="0.112cm" svg:height="0.121cm" svg:x="2.873cm" svg:y="0.653cm" svg:viewBox="0 0 113 122" svg:d="M0 60c0-37 19-60 56-60s57 23 57 60c0 39-20 62-57 62s-56-23-56-62zM21 61c0 27 9 45 35 45 25 0 34-19 34-45s-9-45-34-45c-26 0-35 19-35 45z">
          <text:p/>
        </draw:path>
        <draw:path draw:style-name="gr4" draw:text-style-name="P3" draw:layer="layout" svg:width="0.065cm" svg:height="0.12cm" svg:x="3.01cm" svg:y="0.653cm" svg:viewBox="0 0 66 121" svg:d="M49 20c-17 1-22 13-27 26v37 38h-22v-59-60c7 1 18-3 19 5l2 19c7-16 18-29 39-26 2 1 4 2 6 3l-2 16c-1 7-9 1-15 1z">
          <text:p/>
        </draw:path>
        <draw:path draw:style-name="gr8" draw:text-style-name="P5" draw:layer="layout" svg:width="1.235cm" svg:height="0.575cm" svg:x="4.959cm" svg:y="2.476cm" svg:viewBox="0 0 1236 576" svg:d="M989 0c135 0 247 129 247 289 0 159-112 287-247 287h-741c-135 0-248-128-248-287 0-160 113-289 248-289z">
          <text:p/>
        </draw:path>
        <draw:path draw:style-name="gr6" draw:text-style-name="P1" draw:layer="layout" svg:width="1.235cm" svg:height="0.575cm" svg:x="4.959cm" svg:y="2.476cm" svg:viewBox="0 0 1236 576" svg:d="M989 0c135 0 247 129 247 289 0 159-112 287-247 287h-741c-135 0-248-128-248-287 0-160 113-289 248-289z">
          <text:p/>
        </draw:path>
        <draw:polygon draw:style-name="gr4" draw:text-style-name="P3" draw:layer="layout" svg:width="0.078cm" svg:height="0.138cm" svg:x="5.261cm" svg:y="2.553cm" svg:viewBox="0 0 79 139" draw:points="79,0 79,7 79,15 19,15 19,39 19,63 70,63 70,71 70,79 19,79 19,108 19,139 0,139 0,69 0,0">
          <text:p/>
        </draw:polygon>
        <draw:path draw:style-name="gr4" draw:text-style-name="P3" draw:layer="layout" svg:width="0.091cm" svg:height="0.106cm" svg:x="5.35cm" svg:y="2.586cm" svg:viewBox="0 0 92 107" svg:d="M49 107c-33 0-49-21-49-55 0-24 11-39 28-48 6-2 13-4 20-4 28 0 44 19 44 47 0 5 0 7-4 7h-70c1 23 10 38 33 39 11 0 19-4 27-9 7-4 10 4 13 7-9 10-24 16-42 16zM75 43c-1-17-9-28-26-28-19 0-28 12-30 28z">
          <text:p/>
        </draw:path>
        <draw:path draw:style-name="gr4" draw:text-style-name="P3" draw:layer="layout" svg:width="0.081cm" svg:height="0.106cm" svg:x="5.458cm" svg:y="2.586cm" svg:viewBox="0 0 82 107" svg:d="M45 0c25 0 37 15 37 39v34 33c-6-1-13 1-15-5l-3-9c-9 8-18 16-35 15-18 0-29-9-29-27 0-19 16-25 33-29 8-3 18-4 30-4 1-19-3-32-20-32-11 0-18 4-24 9-4 3-9 1-11-2l-3-6c10-9 22-16 40-16zM18 79c0 10 6 15 16 15 14 0 22-6 29-13v-11-11c-14 1-26 2-35 7-6 2-10 6-10 13z">
          <text:p/>
        </draw:path>
        <draw:path draw:style-name="gr4" draw:text-style-name="P3" draw:layer="layout" svg:width="0.064cm" svg:height="0.137cm" svg:x="5.554cm" svg:y="2.555cm" svg:viewBox="0 0 65 138" svg:d="M65 128c-5 5-15 10-25 10-16 0-25-11-25-27v-31-32c-6-1-15 3-15-4v-3-4l16-2 4-32c1-5 8-3 14-3v17 18h29v7 6h-29v31 31c-1 7 3 12 10 12 6 0 8-3 12-5 3 0 3 1 4 2z">
          <text:p/>
        </draw:path>
        <draw:path draw:style-name="gr4" draw:text-style-name="P3" draw:layer="layout" svg:width="0.085cm" svg:height="0.104cm" svg:x="5.635cm" svg:y="2.588cm" svg:viewBox="0 0 86 105" svg:d="M35 105c-24 0-35-15-35-40v-32-33h19v33 32c0 16 6 26 22 26 12 0 20-7 27-14v-39-38h18v51 53c-5-1-14 2-15-4l-2-11c-8 9-18 16-34 16z">
          <text:p/>
        </draw:path>
        <draw:path draw:style-name="gr4" draw:text-style-name="P3" draw:layer="layout" svg:width="0.057cm" svg:height="0.104cm" svg:x="5.749cm" svg:y="2.586cm" svg:viewBox="0 0 58 105" svg:d="M43 17c-15 1-20 11-25 22v33 33h-18v-53-51c6 1 15-3 16 5l1 15c6-13 17-24 36-21 2 0 3 1 5 2l-2 14c-1 5-8 1-13 1z">
          <text:p/>
        </draw:path>
        <draw:path draw:style-name="gr4" draw:text-style-name="P3" draw:layer="layout" svg:width="0.091cm" svg:height="0.106cm" svg:x="5.815cm" svg:y="2.586cm" svg:viewBox="0 0 92 107" svg:d="M49 107c-32 0-49-21-49-55 0-24 11-39 28-48 6-2 13-4 20-4 29 0 44 19 44 47 0 5 0 7-4 7h-70c1 23 10 38 33 39 11 0 20-4 27-9 7-4 10 4 13 7-9 10-23 16-42 16zM76 43c-1-17-10-28-27-28-19 0-28 12-30 28z">
          <text:p/>
        </draw:path>
        <draw:path draw:style-name="gr4" draw:text-style-name="P3" draw:layer="layout" svg:width="0.086cm" svg:height="0.141cm" svg:x="5.208cm" svg:y="2.809cm" svg:viewBox="0 0 87 142" svg:d="M43 126c16 0 26-9 26-25 0-19-18-21-31-26-18-6-33-14-32-37 1-24 16-38 42-38 16 0 28 6 36 15l-5 8c-4 7-10 0-13-2-5-2-11-5-18-5-14 0-24 7-24 21 0 18 18 20 32 25 16 6 31 14 31 36-1 28-17 44-44 44-20 0-34-8-43-18 3-3 4-9 8-12 5-2 8 4 13 8 5 3 13 7 22 6z">
          <text:p/>
        </draw:path>
        <draw:path draw:style-name="gr4" draw:text-style-name="P3" draw:layer="layout" svg:width="0.085cm" svg:height="0.104cm" svg:x="5.314cm" svg:y="2.846cm" svg:viewBox="0 0 86 105" svg:d="M35 105c-23 0-35-15-35-39v-32-34h20v34 32c0 15 6 25 21 25 12 0 20-7 27-14v-38-39h18v52 52c-5-1-14 2-15-4l-2-11c-8 9-18 16-34 16z">
          <text:p/>
        </draw:path>
        <draw:path draw:style-name="gr4" draw:text-style-name="P3" draw:layer="layout" svg:width="0.09cm" svg:height="0.151cm" svg:x="5.429cm" svg:y="2.799cm" svg:viewBox="0 0 91 152" svg:d="M47 152c-15 0-23-6-29-14-2 5 0 13-6 13h-12v-75-76h19v32 31c7-9 17-17 33-17 27 0 39 22 39 51 0 25-9 43-26 51-6 3-12 4-18 4zM71 97c0-21-6-36-26-36-13 0-20 7-26 15v25 25c5 8 12 12 23 12 21 0 29-17 29-41z">
          <text:p/>
        </draw:path>
        <draw:polygon draw:style-name="gr4" draw:text-style-name="P3" draw:layer="layout" svg:width="0.05cm" svg:height="0.016cm" svg:x="5.535cm" svg:y="2.88cm" svg:viewBox="0 0 51 17" draw:points="0,0 51,0 51,8 51,17 0,17 0,8">
          <text:p/>
        </draw:polygon>
        <draw:path draw:style-name="gr4" draw:text-style-name="P3" draw:layer="layout" svg:width="0.09cm" svg:height="0.141cm" svg:x="5.6cm" svg:y="2.844cm" svg:viewBox="0 0 91 142" svg:d="M4 33c0-21 15-33 37-33 9 0 17 3 22 6h28c0 5 2 10-5 11l-11 2c2 4 3 9 3 14 0 22-15 34-37 34-4 0-8-1-12-2-5 2-9 11-3 14 19 10 64-5 64 28 0 19-14 28-28 33-16 5-42 2-52-6-6-4-10-10-10-20 0-11 7-17 16-21-5-2-9-6-9-14s6-15 13-18c-9-5-16-14-16-28zM43 129c15 0 29-4 29-19 0-14-21-11-35-13-3 0-6 0-10-1-5 4-11 8-11 16 0 14 13 17 27 17zM21 34c0 13 7 20 20 20 13 1 21-8 21-20 0-13-8-21-21-21s-20 8-20 21z">
          <text:p/>
        </draw:path>
        <draw:path draw:style-name="gr4" draw:text-style-name="P3" draw:layer="layout" svg:width="0.098cm" svg:height="0.106cm" svg:x="5.7cm" svg:y="2.844cm" svg:viewBox="0 0 99 107" svg:d="M0 53c0-32 17-53 49-53 34 0 50 21 50 53 0 34-16 54-50 54-32 0-49-20-49-54zM19 53c0 24 8 40 30 40s31-16 31-40c0-22-9-38-31-38s-30 16-30 38z">
          <text:p/>
        </draw:path>
        <draw:path draw:style-name="gr4" draw:text-style-name="P3" draw:layer="layout" svg:width="0.081cm" svg:height="0.106cm" svg:x="5.815cm" svg:y="2.844cm" svg:viewBox="0 0 82 107" svg:d="M46 0c24 0 36 16 36 40v33 33c-6-1-13 2-15-5l-2-9c-9 8-18 16-35 15-19 0-30-9-30-27 0-19 16-25 34-29 8-2 18-3 30-3 1-19-3-32-20-32-12 0-19 4-26 9-3 3-8 2-10-2l-3-5c10-10 22-18 41-18zM18 79c0 10 6 15 17 15 14 0 22-6 29-13v-11-10c-14 0-26 2-36 6-6 2-10 6-10 13z">
          <text:p/>
        </draw:path>
        <draw:polygon draw:style-name="gr4" draw:text-style-name="P3" draw:layer="layout" svg:width="0.019cm" svg:height="0.15cm" svg:x="5.924cm" svg:y="2.799cm" svg:viewBox="0 0 20 151" draw:points="20,0 20,75 20,151 0,151 0,75 0,0">
          <text:p/>
        </draw:polygon>
        <draw:path draw:style-name="gr8" draw:text-style-name="P5" draw:layer="layout" svg:width="1.274cm" svg:height="0.557cm" svg:x="1.765cm" svg:y="4.596cm" svg:viewBox="0 0 1275 558" svg:d="M1020 0c141 0 255 126 255 279 0 154-114 279-255 279h-765c-141 0-255-125-255-279 0-153 114-279 255-279z">
          <text:p/>
        </draw:path>
        <draw:path draw:style-name="gr6" draw:text-style-name="P1" draw:layer="layout" svg:width="1.274cm" svg:height="0.557cm" svg:x="1.765cm" svg:y="4.596cm" svg:viewBox="0 0 1275 558" svg:d="M1020 0c141 0 255 126 255 279 0 154-114 279-255 279h-765c-141 0-255-125-255-279 0-153 114-279 255-279z">
          <text:p/>
        </draw:path>
        <draw:path draw:style-name="gr4" draw:text-style-name="P3" draw:layer="layout" svg:width="0.123cm" svg:height="0.138cm" svg:x="2.121cm" svg:y="4.683cm" svg:viewBox="0 0 124 139" svg:d="M124 139c-8-1-19 2-21-5l-13-34h-57l-11 34c-2 7-14 4-22 5l52-139h20zM38 86h47c-7-20-14-41-21-61-1-2-2-5-2-7-7 23-16 45-24 68z">
          <text:p/>
        </draw:path>
        <draw:path draw:style-name="gr4" draw:text-style-name="P3" draw:layer="layout" svg:width="0.08cm" svg:height="0.106cm" svg:x="2.252cm" svg:y="4.716cm" svg:viewBox="0 0 81 107" svg:d="M0 53c0-31 15-53 46-53 16 0 26 6 33 14-2 2-3 6-6 8-4 2-7-2-10-3-4-2-9-4-16-4-21 0-28 16-28 38s7 39 27 40c12 0 17-4 22-10 2-2 6-2 7 2l6 6c-8 10-20 16-38 16-29 0-43-22-43-54z">
          <text:p/>
        </draw:path>
        <draw:path draw:style-name="gr4" draw:text-style-name="P3" draw:layer="layout" svg:width="0.065cm" svg:height="0.137cm" svg:x="2.339cm" svg:y="4.685cm" svg:viewBox="0 0 66 138" svg:d="M66 129c-5 5-14 9-24 9-16 0-25-10-25-26v-31-33c-6-1-17 3-17-4v-4-3l18-2 4-32c0-5 8-3 13-3v17 18h29v7 6h-29v32 31c0 7 4 12 11 12 6 0 8-3 12-5 2 0 2 1 3 2z">
          <text:p/>
        </draw:path>
        <draw:path draw:style-name="gr4" draw:text-style-name="P3" draw:layer="layout" svg:width="0.026cm" svg:height="0.148cm" svg:x="2.419cm" svg:y="4.673cm" svg:viewBox="0 0 27 149" svg:d="M24 45v51 53h-20v-53-51zM14 0c8 0 13 5 13 13s-5 13-13 13-14-6-14-13c0-8 5-13 14-13z">
          <text:p/>
        </draw:path>
        <draw:path draw:style-name="gr4" draw:text-style-name="P3" draw:layer="layout" svg:width="0.098cm" svg:height="0.106cm" svg:x="2.465cm" svg:y="4.716cm" svg:viewBox="0 0 99 107" svg:d="M0 53c0-32 18-53 50-53s49 21 49 53c0 34-17 54-49 54s-50-20-50-54zM20 53c0 23 8 40 30 40s30-17 30-40c0-22-8-38-30-38s-30 16-30 38z">
          <text:p/>
        </draw:path>
        <draw:path draw:style-name="gr4" draw:text-style-name="P3" draw:layer="layout" svg:width="0.085cm" svg:height="0.105cm" svg:x="2.585cm" svg:y="4.716cm" svg:viewBox="0 0 86 106" svg:d="M47 15c-13 0-21 8-27 15v38 38h-20v-52-52c6 1 15-2 16 4l3 11c8-9 17-17 33-17 24 0 34 16 34 40v33 33h-18v-33-33c0-14-6-25-21-25z">
          <text:p/>
        </draw:path>
        <draw:polygon draw:style-name="gr4" draw:text-style-name="P3" draw:layer="layout" svg:width="0.081cm" svg:height="0.138cm" svg:x="1.924cm" svg:y="4.898cm" svg:viewBox="0 0 82 139" draw:points="82,0 82,8 82,15 19,15 19,38 19,61 69,61 69,68 69,76 19,76 19,99 19,123 82,123 82,139 0,139 0,69 0,0">
          <text:p/>
        </draw:polygon>
        <draw:path draw:style-name="gr4" draw:text-style-name="P3" draw:layer="layout" svg:width="0.143cm" svg:height="0.105cm" svg:x="2.029cm" svg:y="4.931cm" svg:viewBox="0 0 144 106" svg:d="M43 16c-12 0-19 6-24 13v38 39h-19v-52-52c6 1 15-2 16 4l2 11c7-9 15-16 30-17 15 0 24 10 27 23 6-14 16-22 34-23 23 0 35 16 35 40v33 33h-19v-33-33c1-15-6-24-21-24-14 0-22 9-22 24v33 33h-19v-33-33c0-15-6-24-20-24z">
          <text:p/>
        </draw:path>
        <draw:path draw:style-name="gr4" draw:text-style-name="P3" draw:layer="layout" svg:width="0.09cm" svg:height="0.151cm" svg:x="2.201cm" svg:y="4.886cm" svg:viewBox="0 0 91 152" svg:d="M46 152c-14 0-22-6-29-14-1 5 1 13-5 13h-12v-75-76h18v32 31c8-9 18-17 33-17 29 0 40 22 40 51 0 25-9 43-27 51-5 3-11 4-18 4zM72 97c0-21-8-36-27-36-13 0-20 7-27 15v25 25c6 8 12 12 24 12 21 0 30-17 30-41z">
          <text:p/>
        </draw:path>
        <draw:path draw:style-name="gr4" draw:text-style-name="P3" draw:layer="layout" svg:width="0.091cm" svg:height="0.106cm" svg:x="2.307cm" svg:y="4.931cm" svg:viewBox="0 0 92 107" svg:d="M50 107c-34 0-50-21-50-56 0-23 11-39 29-47 6-2 12-4 20-4 28 0 43 18 43 46 0 5 0 7-5 7h-69c1 23 11 39 33 40 12 0 20-4 26-9 8-4 10 4 13 7-8 10-22 16-40 16zM75 42c0-17-9-28-26-28-18 0-28 12-31 28z">
          <text:p/>
        </draw:path>
        <draw:path draw:style-name="gr4" draw:text-style-name="P3" draw:layer="layout" svg:width="0.091cm" svg:height="0.151cm" svg:x="2.413cm" svg:y="4.886cm" svg:viewBox="0 0 92 152" svg:d="M45 46c14 0 21 5 28 12v-28-30h19v76 75c-6-1-15 2-16-4l-2-12c-8 9-18 17-34 17-29 0-40-23-40-52 0-24 10-41 26-50 5-2 12-4 19-4zM19 100c1 21 6 37 27 37 13 0 20-7 27-15v-25-25c-6-7-12-12-23-12-22 0-31 17-31 40z">
          <text:p/>
        </draw:path>
        <draw:path draw:style-name="gr4" draw:text-style-name="P3" draw:layer="layout" svg:width="0.09cm" svg:height="0.151cm" svg:x="2.526cm" svg:y="4.886cm" svg:viewBox="0 0 91 152" svg:d="M45 46c14 0 21 5 28 12v-28-30h18v76 75c-5-1-14 2-15-4l-2-12c-8 9-18 17-34 17-30 0-40-23-40-52 0-24 10-41 27-50 5-2 11-4 18-4zM20 100c1 21 6 37 26 37 13 0 20-7 27-15v-25-25c-6-7-12-12-24-12-20 0-29 17-29 40z">
          <text:p/>
        </draw:path>
        <draw:path draw:style-name="gr4" draw:text-style-name="P3" draw:layer="layout" svg:width="0.026cm" svg:height="0.148cm" svg:x="2.643cm" svg:y="4.888cm" svg:viewBox="0 0 27 149" svg:d="M24 46v51 52h-20v-52-51zM14 0c8 0 13 5 13 13s-5 13-13 13c-9 0-14-5-14-13s5-13 14-13z">
          <text:p/>
        </draw:path>
        <draw:path draw:style-name="gr4" draw:text-style-name="P3" draw:layer="layout" svg:width="0.085cm" svg:height="0.105cm" svg:x="2.696cm" svg:y="4.931cm" svg:viewBox="0 0 86 106" svg:d="M45 16c-12 0-20 7-27 14v38 38h-18v-52-52c5 1 14-2 15 4l2 12c8-10 18-18 34-18 23 0 35 17 35 40v33 33h-20v-33-33c0-14-6-24-21-24z">
          <text:p/>
        </draw:path>
        <draw:path draw:style-name="gr4" draw:text-style-name="P3" draw:layer="layout" svg:width="0.09cm" svg:height="0.141cm" svg:x="2.801cm" svg:y="4.931cm" svg:viewBox="0 0 91 142" svg:d="M4 34c0-21 16-34 38-34 9 0 17 3 22 7h27c0 5 2 10-4 11l-11 2c2 4 3 9 3 14 0 22-15 33-37 33-4 0-8 0-12-1-5 2-9 11-3 14 19 10 63-5 63 28 0 18-13 27-27 32-16 5-42 2-52-6-7-4-11-10-11-19 0-11 7-17 17-21-5-2-10-6-10-14s7-15 14-18c-9-5-17-14-17-28zM44 129c15 0 29-4 29-18s-21-11-35-13c-3 0-6 0-10-1-5 4-11 8-11 16 0 13 13 16 27 16zM22 35c0 13 7 20 20 20 13 1 21-8 21-20 0-13-7-21-21-21-13 0-20 8-20 21z">
          <text:p/>
        </draw:path>
        <draw:path draw:style-name="gr11" draw:text-style-name="P7" draw:layer="layout" svg:width="0.46cm" svg:height="0.461cm" svg:x="3.805cm" svg:y="4.644cm" svg:viewBox="0 0 461 462" svg:d="M461 230c0 129-103 232-231 232-127 0-230-103-230-232 0-127 103-230 230-230 128 0 231 103 231 230z">
          <text:p/>
        </draw:path>
        <draw:path draw:style-name="gr6" draw:text-style-name="P1" draw:layer="layout" svg:width="0.46cm" svg:height="0.461cm" svg:x="3.805cm" svg:y="4.644cm" svg:viewBox="0 0 461 462" svg:d="M461 230c0 129-103 232-231 232-127 0-230-103-230-232 0-127 103-230 230-230 128 0 231 103 231 230z">
          <text:p/>
        </draw:path>
        <draw:path draw:style-name="gr4" draw:text-style-name="P3" draw:layer="layout" svg:width="0.091cm" svg:height="0.15cm" svg:x="3.894cm" svg:y="4.78cm" svg:viewBox="0 0 92 151" svg:d="M44 44c14 0 21 5 28 12v-28-28h20v74 76c-7-1-16 2-17-4l-2-12c-8 9-18 17-34 17-28 0-39-23-39-53 0-24 10-41 26-49 5-3 12-5 18-5zM19 98c1 21 6 39 26 39 14 0 20-8 27-17v-25-24c-6-8-12-12-23-12-21 0-30 16-30 39z">
          <text:p/>
        </draw:path>
        <draw:path draw:style-name="gr4" draw:text-style-name="P3" draw:layer="layout" svg:width="0.097cm" svg:height="0.105cm" svg:x="4.008cm" svg:y="4.825cm" svg:viewBox="0 0 98 106" svg:d="M0 53c0-33 16-53 49-53s49 20 49 53-16 53-49 53-49-20-49-53zM19 53c0 22 8 39 30 39 23 0 30-17 30-39 0-23-8-39-30-39s-30 16-30 39z">
          <text:p/>
        </draw:path>
        <draw:path draw:style-name="gr4" draw:text-style-name="P3" draw:layer="layout" svg:width="0.064cm" svg:height="0.138cm" svg:x="4.117cm" svg:y="4.793cm" svg:viewBox="0 0 65 139" svg:d="M65 129c-5 6-14 9-24 10-16 0-26-10-26-27v-32-31c-6-1-15 2-15-4v-4-4l16-2 4-32c1-5 9-2 15-3v18 17h28v7 7h-28v30 32c-1 7 3 12 10 13 6 0 8-4 12-5 2 0 2 0 3 1z">
          <text:p/>
        </draw:path>
        <draw:path draw:style-name="gr5" draw:text-style-name="P4" draw:layer="layout" svg:width="1.235cm" svg:height="0.733cm" svg:x="4.975cm" svg:y="4.508cm" svg:viewBox="0 0 1236 734" svg:d="M0 4c0-2 0-4 0-4h1228c0 0 8 2 8 4v726c0 2-8 4-8 4h-1228c0 0 0-2 0-4z">
          <text:p/>
        </draw:path>
        <draw:path draw:style-name="gr6" draw:text-style-name="P1" draw:layer="layout" svg:width="1.235cm" svg:height="0.733cm" svg:x="4.975cm" svg:y="4.508cm" svg:viewBox="0 0 1236 734" svg:d="M0 4c0-2 0-4 0-4h1228c0 0 8 2 8 4v726c0 2-8 4-8 4h-1228c0 0 0-2 0-4z">
          <text:p/>
        </draw:path>
        <draw:path draw:style-name="gr4" draw:text-style-name="P3" draw:layer="layout" svg:width="0.085cm" svg:height="0.14cm" svg:x="5.244cm" svg:y="4.683cm" svg:viewBox="0 0 86 141" svg:d="M42 125c17 0 26-9 26-24 0-18-17-21-31-25-17-6-32-14-31-37 1-25 16-39 41-39 16 0 28 6 36 15l-5 9c-3 7-9 0-13-2s-10-6-17-6c-15 0-24 8-24 22 0 17 17 19 31 24 16 7 31 14 31 36-1 27-16 43-45 43-18 0-32-8-41-18 3-4 5-8 8-11 6-2 9 4 13 6 5 3 12 7 21 7z">
          <text:p/>
        </draw:path>
        <draw:path draw:style-name="gr4" draw:text-style-name="P3" draw:layer="layout" svg:width="0.097cm" svg:height="0.105cm" svg:x="5.344cm" svg:y="4.718cm" svg:viewBox="0 0 98 106" svg:d="M0 53c0-32 17-53 48-53 33 0 50 21 50 53 0 33-17 53-50 53-31 0-48-20-48-53zM19 54c0 22 8 37 29 37 23 0 31-15 31-37 0-23-8-40-31-40-21 0-29 17-29 40z">
          <text:p/>
        </draw:path>
        <draw:path draw:style-name="gr4" draw:text-style-name="P3" draw:layer="layout" svg:width="0.061cm" svg:height="0.145cm" svg:x="5.451cm" svg:y="4.676cm" svg:viewBox="0 0 62 146" svg:d="M53 15c-19-2-21 14-20 32h28v6 7h-28v43 43h-18v-43-43c-5-1-11 0-14-3-2-1-1-7-1-10h15c-2-28 8-47 35-47 4 0 8 0 12 2-1 4 1 11-3 11-2 2-4 2-6 2z">
          <text:p/>
        </draw:path>
        <draw:path draw:style-name="gr4" draw:text-style-name="P3" draw:layer="layout" svg:width="0.064cm" svg:height="0.136cm" svg:x="5.517cm" svg:y="4.687cm" svg:viewBox="0 0 65 137" svg:d="M65 128c-6 5-14 9-25 9-15 0-24-10-24-26v-32-31c-7-1-16 2-16-4v-4-3l17-2 4-32c0-5 8-3 13-3v17 18h28v6 7h-28v30 32c0 7 4 12 11 12 5 0 8-3 12-5 1 0 2 1 2 2z">
          <text:p/>
        </draw:path>
        <draw:path draw:style-name="gr4" draw:text-style-name="P3" draw:layer="layout" svg:width="0.14cm" svg:height="0.103cm" svg:x="5.6cm" svg:y="4.718cm" svg:viewBox="0 0 141 104" svg:d="M41 15c-11 0-18 6-23 13v38 38h-18v-51-51c5 1 14-3 15 4l2 10c7-8 14-16 29-16 16 0 24 9 28 21 5-12 15-21 33-21 23 0 34 15 34 39v32 33h-18v-33-32c0-15-7-24-21-24s-22 9-22 24v32 33h-18v-33-32c0-15-6-24-21-24z">
          <text:p/>
        </draw:path>
        <draw:path draw:style-name="gr4" draw:text-style-name="P3" draw:layer="layout" svg:width="0.08cm" svg:height="0.105cm" svg:x="5.763cm" svg:y="4.718cm" svg:viewBox="0 0 81 106" svg:d="M45 0c24 0 36 15 36 39v33 32c-6 0-13 2-15-4l-2-9c-9 8-18 15-35 15-18-1-29-9-29-27 0-19 16-24 34-29 8-2 17-2 29-3 1-18-3-32-20-32-11 0-18 5-25 10-3 2-8 1-10-2l-3-7c10-10 22-16 40-16zM17 78c0 10 8 15 18 15 13 0 21-6 28-13v-11-10c-14 0-26 2-35 6-6 2-11 6-11 13z">
          <text:p/>
        </draw:path>
        <draw:path draw:style-name="gr4" draw:text-style-name="P3" draw:layer="layout" svg:width="0.087cm" svg:height="0.101cm" svg:x="5.856cm" svg:y="4.72cm" svg:viewBox="0 0 88 102" svg:d="M32 50l-30-50h17c3 0 4 1 5 3l22 37c1-1 1-3 2-4l18-33c1-2 2-3 4-3h17l-30 49 31 53h-17c-3 0-5-2-6-3l-21-39c-1 2-1 3-2 4l-20 35c-1 1-3 3-6 3h-16z">
          <text:p/>
        </draw:path>
        <draw:path draw:style-name="gr4" draw:text-style-name="P3" draw:layer="layout" svg:width="0.085cm" svg:height="0.139cm" svg:x="5.28cm" svg:y="4.896cm" svg:viewBox="0 0 86 140" svg:d="M43 124c16 0 25-8 25-24 0-19-17-21-30-26-17-6-33-14-32-37s17-37 41-37c16 0 28 6 36 14l-5 9c-3 6-9 0-13-2-4-3-10-6-17-5-14 0-23 7-23 20 0 18 17 20 30 25 16 6 31 13 31 36-1 27-16 43-44 43-18 0-33-8-42-18 3-3 5-8 8-10 7-3 10 3 14 6 5 3 12 7 21 6z">
          <text:p/>
        </draw:path>
        <draw:path draw:style-name="gr4" draw:text-style-name="P3" draw:layer="layout" svg:width="0.08cm" svg:height="0.104cm" svg:x="5.381cm" svg:y="4.931cm" svg:viewBox="0 0 81 105" svg:d="M46 0c23 0 35 14 35 39v32 33c-6-1-13 1-14-5l-2-9c-9 8-18 16-35 15-18 0-30-9-30-27s17-24 34-28c8-2 18-3 29-3 1-19-3-32-19-32-12 0-18 4-24 9-4 3-9 1-11-2l-4-5c11-11 23-17 41-17zM19 77c0 11 6 15 16 15 14 0 21-6 28-13v-10-11c-14 1-25 2-34 6-6 3-10 6-10 13z">
          <text:p/>
        </draw:path>
        <draw:path draw:style-name="gr4" draw:text-style-name="P3" draw:layer="layout" svg:width="0.141cm" svg:height="0.103cm" svg:x="5.489cm" svg:y="4.931cm" svg:viewBox="0 0 142 104" svg:d="M43 14c-11 0-19 6-24 13v38 39h-19v-52-51c6 1 15-2 16 4l1 10c7-8 16-15 31-15s23 9 26 21c6-13 16-21 33-21 23 0 35 15 35 38v32 34h-18v-34-32c0-15-7-24-21-24s-22 9-22 24v32 34h-19v-34-32c1-15-5-24-19-24z">
          <text:p/>
        </draw:path>
        <draw:path draw:style-name="gr4" draw:text-style-name="P3" draw:layer="layout" svg:width="0.09cm" svg:height="0.137cm" svg:x="5.658cm" svg:y="4.931cm" svg:viewBox="0 0 91 138" svg:d="M47 105c-13 0-21-5-27-12v23 22h-20v-69-68c6 1 15-2 16 4l3 12c8-9 17-17 34-17 28 0 38 22 38 51 0 24-10 42-26 50-5 3-11 4-18 4zM72 51c0-21-5-37-25-37-14 0-21 7-27 15v25 24c5 8 11 13 23 13 21 0 29-17 29-40z">
          <text:p/>
        </draw:path>
        <draw:polygon draw:style-name="gr4" draw:text-style-name="P3" draw:layer="layout" svg:width="0.018cm" svg:height="0.148cm" svg:x="5.771cm" svg:y="4.886cm" svg:viewBox="0 0 19 149" draw:points="19,0 19,75 19,149 0,149 0,75 0,0">
          <text:p/>
        </draw:polygon>
        <draw:path draw:style-name="gr4" draw:text-style-name="P3" draw:layer="layout" svg:width="0.09cm" svg:height="0.104cm" svg:x="5.812cm" svg:y="4.931cm" svg:viewBox="0 0 91 105" svg:d="M49 105c-33 0-49-21-49-54 0-24 11-40 28-47 6-3 12-4 20-4 28 0 43 18 43 46 0 5 0 7-4 7h-69c1 23 10 37 32 38 13 0 20-4 27-8 7-5 9 4 13 6-9 10-23 16-41 16zM75 42c-1-17-9-29-27-29s-27 13-30 29z">
          <text:p/>
        </draw:path>
        <draw:line draw:style-name="gr9" draw:text-style-name="P1" draw:layer="layout" svg:x1="1.199cm" svg:y1="3.871cm" svg:x2="1.765cm" svg:y2="3.871cm">
          <text:p/>
        </draw:line>
        <draw:polygon draw:style-name="gr10" draw:text-style-name="P6" draw:layer="layout" svg:width="0cm" svg:height="0.015cm" svg:x="1.198cm" svg:y="3.863cm" svg:viewBox="0 0 1 16" draw:points="1,0 1,16 0,16 1,8 1,5 0,0">
          <text:p/>
        </draw:polygon>
        <draw:polygon draw:style-name="gr10" draw:text-style-name="P6" draw:layer="layout" svg:width="0.114cm" svg:height="0.073cm" svg:x="1.651cm" svg:y="3.834cm" svg:viewBox="0 0 115 74" draw:points="115,37 0,74 0,0">
          <text:p/>
        </draw:polygon>
        <draw:path draw:style-name="gr10" draw:text-style-name="P6" draw:layer="layout" svg:width="0.122cm" svg:height="0.096cm" svg:x="1.643cm" svg:y="3.823cm" svg:viewBox="0 0 123 97" svg:d="M123 40v16l-123 41v-97zM16 75l81-27-81-27z">
          <text:p/>
        </draw:path>
        <draw:path draw:style-name="gr5" draw:text-style-name="P4" draw:layer="layout" svg:width="1.251cm" svg:height="0.752cm" svg:x="4.951cm" svg:y="0.892cm" svg:viewBox="0 0 1252 753" svg:d="M0 4c0-3 2-4 4-4h1248c0 0 0 1 0 4v745c0 3 0 4 0 4h-1248c-2 0-4-1-4-4z">
          <text:p/>
        </draw:path>
        <draw:path draw:style-name="gr6" draw:text-style-name="P1" draw:layer="layout" svg:width="1.251cm" svg:height="0.752cm" svg:x="4.951cm" svg:y="0.892cm" svg:viewBox="0 0 1252 753" svg:d="M0 4c0-3 2-4 4-4h1248c0 0 0 1 0 4v745c0 3 0 4 0 4h-1248c-2 0-4-1-4-4z">
          <text:p/>
        </draw:path>
        <draw:path draw:style-name="gr4" draw:text-style-name="P3" draw:layer="layout" svg:width="0.086cm" svg:height="0.141cm" svg:x="5.228cm" svg:y="1.055cm" svg:viewBox="0 0 87 142" svg:d="M43 126c16 0 26-8 26-24 0-19-18-21-31-26-17-6-33-14-32-38s17-38 42-38c16 0 28 6 36 15l-5 8c-4 7-9 0-13-2-5-2-10-5-18-5-14 0-23 7-23 21 0 19 17 21 31 26 16 6 31 14 31 36-1 27-17 43-44 43-19 0-33-8-43-18 3-3 4-8 8-11 6-2 10 4 14 6 5 4 12 8 21 7z">
          <text:p/>
        </draw:path>
        <draw:path draw:style-name="gr4" draw:text-style-name="P3" draw:layer="layout" svg:width="0.098cm" svg:height="0.106cm" svg:x="5.329cm" svg:y="1.09cm" svg:viewBox="0 0 99 107" svg:d="M0 54c0-33 17-54 49-54 33 0 50 21 50 54s-17 53-50 53c-32 0-49-20-49-53zM19 54c0 23 8 39 30 39 23 0 31-16 31-39s-8-39-31-39c-22 0-30 16-30 39z">
          <text:p/>
        </draw:path>
        <draw:path draw:style-name="gr4" draw:text-style-name="P3" draw:layer="layout" svg:width="0.062cm" svg:height="0.148cm" svg:x="5.437cm" svg:y="1.047cm" svg:viewBox="0 0 63 149" svg:d="M54 14c-19 0-22 15-21 33h29v7 7h-28v44 44h-19v-44-44c-4 0-10 0-13-2-3-3-1-8-2-12h15c-1-29 8-46 35-47 5 0 9 1 13 2-1 4 1 11-3 12-2 0-4 0-6 0z">
          <text:p/>
        </draw:path>
        <draw:path draw:style-name="gr4" draw:text-style-name="P3" draw:layer="layout" svg:width="0.064cm" svg:height="0.137cm" svg:x="5.504cm" svg:y="1.059cm" svg:viewBox="0 0 65 138" svg:d="M65 129c-5 5-14 9-25 9-16 0-25-10-25-27v-31-32c-5 0-15 3-15-4v-3-4l16-2 4-32c1-5 9-3 14-3v17 18h29v7 6h-29v31 31c0 7 3 12 11 12 6 0 8-3 12-5 2 0 2 1 3 2z">
          <text:p/>
        </draw:path>
        <draw:path draw:style-name="gr4" draw:text-style-name="P3" draw:layer="layout" svg:width="0.142cm" svg:height="0.105cm" svg:x="5.588cm" svg:y="1.09cm" svg:viewBox="0 0 143 106" svg:d="M42 16c-10 0-18 6-24 13v38 39h-18v-52-52c5 1 14-2 15 4l2 11c7-8 16-16 31-17 15 0 23 11 27 23 5-13 16-22 33-23 23 0 35 16 35 40v33 33h-18v-33-33c0-15-7-24-21-24-15 0-23 9-23 24v33 33h-18v-33-33c0-15-6-24-21-24z">
          <text:p/>
        </draw:path>
        <draw:path draw:style-name="gr4" draw:text-style-name="P3" draw:layer="layout" svg:width="0.081cm" svg:height="0.106cm" svg:x="5.753cm" svg:y="1.09cm" svg:viewBox="0 0 82 107" svg:d="M46 0c24 0 36 15 36 39v34 33c-6-1-13 1-15-5l-2-9c-9 8-18 16-35 15-18 0-30-9-30-27 0-20 17-26 34-30 8-2 18-3 30-3 1-19-3-32-20-32-11 0-18 4-24 9-4 3-10 2-12-2l-3-5c11-10 23-17 41-17zM19 79c0 10 6 15 16 15 14 0 22-6 29-13v-11-11c-14 0-26 2-35 7-6 2-10 6-10 13z">
          <text:p/>
        </draw:path>
        <draw:path draw:style-name="gr4" draw:text-style-name="P3" draw:layer="layout" svg:width="0.089cm" svg:height="0.103cm" svg:x="5.847cm" svg:y="1.092cm" svg:viewBox="0 0 90 104" svg:d="M32 50l-30-50h17c3 0 4 1 5 3l22 37c0-2 1-3 2-4l18-33c1-1 2-3 4-3h18l-31 49 33 55h-19c-3 0-5-2-6-4l-21-39c-1 2-1 3-2 4l-20 35c-1 2-2 4-5 4h-17z">
          <text:p/>
        </draw:path>
        <draw:path draw:style-name="gr4" draw:text-style-name="P3" draw:layer="layout" svg:width="0.104cm" svg:height="0.141cm" svg:x="5.019cm" svg:y="1.313cm" svg:viewBox="0 0 105 142" svg:d="M105 121c-9 13-24 22-45 21-31 0-47-18-55-42-7-16-7-41 0-58 9-24 25-41 56-42 19 0 33 8 42 18-2 3-4 7-8 10-5 2-7-3-12-5-9-6-27-9-38-3-16 9-25 26-25 51s9 43 25 51c12 7 32 4 40-3 4-1 8-10 13-6z">
          <text:p/>
        </draw:path>
        <draw:polygon draw:style-name="gr4" draw:text-style-name="P3" draw:layer="layout" svg:width="0.018cm" svg:height="0.15cm" svg:x="5.142cm" svg:y="1.303cm" svg:viewBox="0 0 19 151" draw:points="19,0 19,75 19,151 0,151 0,75 0,0">
          <text:p/>
        </draw:polygon>
        <draw:path draw:style-name="gr4" draw:text-style-name="P3" draw:layer="layout" svg:width="0.081cm" svg:height="0.106cm" svg:x="5.184cm" svg:y="1.348cm" svg:viewBox="0 0 82 107" svg:d="M47 0c24 0 35 15 35 40v33 33c-5-1-12 2-14-5l-2-9c-9 8-19 16-36 15-18 0-30-9-30-27 0-19 17-24 35-29 8-2 18-3 29-3 2-18-3-33-20-33-11 0-18 6-25 10-3 3-8 2-10-2l-3-5c10-11 22-18 41-18zM18 79c0 11 8 15 18 15 14 0 21-6 28-13v-11-10c-14 0-25 2-35 6-6 2-11 6-11 13z">
          <text:p/>
        </draw:path>
        <draw:path draw:style-name="gr4" draw:text-style-name="P3" draw:layer="layout" svg:width="0.07cm" svg:height="0.105cm" svg:x="5.286cm" svg:y="1.349cm" svg:viewBox="0 0 71 106" svg:d="M3 29c0-19 14-29 35-29 14-1 24 4 31 12-3 3-5 11-11 7-5-3-11-6-19-6-10 0-18 5-18 15 0 13 15 14 25 18 12 4 25 9 25 26 0 23-15 34-37 34-14 1-27-5-34-12 3-5 6-14 13-10 6 4 12 9 22 9 11 0 18-6 18-17 0-14-14-15-24-19-14-4-26-10-26-28z">
          <text:p/>
        </draw:path>
        <draw:path draw:style-name="gr4" draw:text-style-name="P3" draw:layer="layout" svg:width="0.07cm" svg:height="0.105cm" svg:x="5.37cm" svg:y="1.349cm" svg:viewBox="0 0 71 106" svg:d="M4 29c0-19 14-29 35-29 13-1 23 4 30 12-2 3-5 11-11 7-5-3-11-6-19-6-10 0-18 5-18 15 0 13 15 14 25 18 12 4 25 9 25 26 0 23-15 34-37 34-14 1-26-5-34-12 4-5 7-14 14-10 5 4 11 9 21 9 11 0 18-6 18-17 0-14-14-15-24-19-13-4-25-10-25-28z">
          <text:p/>
        </draw:path>
        <draw:path draw:style-name="gr4" draw:text-style-name="P3" draw:layer="layout" svg:width="0.026cm" svg:height="0.148cm" svg:x="5.458cm" svg:y="1.305cm" svg:viewBox="0 0 27 149" svg:d="M24 45v52 52h-20v-52-52zM13 0c9 0 14 5 14 13s-5 13-14 13c-7 0-13-5-13-13s5-13 13-13z">
          <text:p/>
        </draw:path>
        <draw:path draw:style-name="gr4" draw:text-style-name="P3" draw:layer="layout" svg:width="0.061cm" svg:height="0.148cm" svg:x="5.499cm" svg:y="1.305cm" svg:viewBox="0 0 62 149" svg:d="M53 15c-18-1-21 14-20 32h29v7 6h-28v45 44h-19v-44-44c-5-1-11-1-14-3-2-2-1-7-1-11h15c-2-28 8-46 35-47 5 0 9 1 12 2-1 4 1 12-3 12-1 0-3 1-6 1z">
          <text:p/>
        </draw:path>
        <draw:path draw:style-name="gr4" draw:text-style-name="P3" draw:layer="layout" svg:width="0.026cm" svg:height="0.148cm" svg:x="5.573cm" svg:y="1.305cm" svg:viewBox="0 0 27 149" svg:d="M24 45v52 52h-19v-52-52zM14 0c8 0 13 5 13 13s-5 13-13 13c-7 0-14-5-14-13s6-13 14-13z">
          <text:p/>
        </draw:path>
        <draw:path draw:style-name="gr4" draw:text-style-name="P3" draw:layer="layout" svg:width="0.08cm" svg:height="0.105cm" svg:x="5.618cm" svg:y="1.349cm" svg:viewBox="0 0 81 106" svg:d="M0 52c0-31 16-52 47-52 15 0 25 5 33 13-2 3-4 6-7 8-4 2-6-2-9-3-4-2-9-4-15-4-22 1-29 17-29 38 0 22 7 38 28 40 10 0 15-5 20-10 3-2 6-2 8 1l5 6c-8 11-20 17-37 17-29 0-44-23-44-54z">
          <text:p/>
        </draw:path>
        <draw:path draw:style-name="gr4" draw:text-style-name="P3" draw:layer="layout" svg:width="0.081cm" svg:height="0.106cm" svg:x="5.709cm" svg:y="1.348cm" svg:viewBox="0 0 82 107" svg:d="M45 0c25 0 37 15 37 40v33 33c-6-1-13 2-14-5l-3-9c-9 8-19 16-36 15-18 0-29-9-29-27 0-19 16-24 34-29 8-2 17-3 30-3 1-18-3-33-21-33-11 0-18 6-24 10-4 3-9 2-10-2l-4-5c10-11 22-18 40-18zM18 79c0 11 6 15 16 15 14 0 23-6 30-13v-11-10c-15 0-27 2-36 6-6 2-10 6-10 13z">
          <text:p/>
        </draw:path>
        <draw:path draw:style-name="gr4" draw:text-style-name="P3" draw:layer="layout" svg:width="0.065cm" svg:height="0.137cm" svg:x="5.805cm" svg:y="1.317cm" svg:viewBox="0 0 66 138" svg:d="M66 129c-7 5-16 9-26 9-16 0-25-10-25-26v-31-32c-5 0-15 3-15-4v-3-4l16-2 4-32c1-6 9-4 14-4v18 18h28v7 6h-28v31 31c0 7 3 12 10 12 6 1 8-3 12-4 2 0 2 0 3 1z">
          <text:p/>
        </draw:path>
        <draw:path draw:style-name="gr4" draw:text-style-name="P3" draw:layer="layout" svg:width="0.026cm" svg:height="0.148cm" svg:x="5.885cm" svg:y="1.305cm" svg:viewBox="0 0 27 149" svg:d="M23 45v52 52h-19v-52-52zM13 0c8 0 14 5 14 13s-6 13-14 13-13-5-13-13 5-13 13-13z">
          <text:p/>
        </draw:path>
        <draw:path draw:style-name="gr4" draw:text-style-name="P3" draw:layer="layout" svg:width="0.097cm" svg:height="0.105cm" svg:x="5.931cm" svg:y="1.349cm" svg:viewBox="0 0 98 106" svg:d="M0 52c0-32 16-52 49-52s49 20 49 52c0 33-16 54-49 54s-49-21-49-54zM19 52c0 23 7 40 30 40 22 0 30-17 30-40 0-22-8-38-30-38-23 0-30 16-30 38z">
          <text:p/>
        </draw:path>
        <draw:path draw:style-name="gr4" draw:text-style-name="P3" draw:layer="layout" svg:width="0.085cm" svg:height="0.104cm" svg:x="6.051cm" svg:y="1.349cm" svg:viewBox="0 0 86 105" svg:d="M46 14c-13 0-21 7-28 14v39 38h-18v-53-51c6 1 15-2 15 4l2 11c8-9 18-16 35-16 23 0 34 15 34 38v34 33h-19v-33-34c0-14-6-24-21-24z">
          <text:p/>
        </draw:path>
        <draw:line draw:style-name="gr9" draw:text-style-name="P1" draw:layer="layout" svg:x1="4.561cm" svg:y1="1.275cm" svg:x2="4.952cm" svg:y2="1.268cm">
          <text:p/>
        </draw:line>
        <draw:polygon draw:style-name="gr10" draw:text-style-name="P6" draw:layer="layout" svg:width="0cm" svg:height="0.015cm" svg:x="4.56cm" svg:y="1.266cm" svg:viewBox="0 0 1 16" draw:points="1,16 0,16 1,8 0,0 1,0">
          <text:p/>
        </draw:polygon>
        <draw:polygon draw:style-name="gr10" draw:text-style-name="P6" draw:layer="layout" svg:width="0.114cm" svg:height="0.074cm" svg:x="4.837cm" svg:y="1.233cm" svg:viewBox="0 0 115 75" draw:points="115,36 1,75 0,0">
          <text:p/>
        </draw:polygon>
        <draw:path draw:style-name="gr10" draw:text-style-name="P6" draw:layer="layout" svg:width="0.123cm" svg:height="0.096cm" svg:x="4.828cm" svg:y="1.222cm" svg:viewBox="0 0 124 97" svg:d="M124 39v16l-122 42-2-97zM18 74l81-27-82-24z">
          <text:p/>
        </draw:path>
        <draw:path draw:style-name="gr4" draw:text-style-name="P3" draw:layer="layout" svg:width="0.134cm" svg:height="0.163cm" svg:x="1.743cm" svg:y="2.506cm" svg:viewBox="0 0 135 164" svg:d="M135 146c-15 10-31 18-54 18-40 0-64-21-75-49-8-20-7-47 0-66 11-33 43-55 89-47 16 3 29 10 38 19l-6 10c-3 6-12 1-16-2-8-6-19-10-33-9-37 1-55 24-55 62 0 39 19 63 57 63 15 0 24-4 34-9v-17-18h-23c-7 1-4-10-5-16h49v30z">
          <text:p/>
        </draw:path>
        <draw:path draw:style-name="gr4" draw:text-style-name="P3" draw:layer="layout" svg:width="0.104cm" svg:height="0.122cm" svg:x="1.899cm" svg:y="2.546cm" svg:viewBox="0 0 105 123" svg:d="M57 123c-38 0-57-26-57-64 0-28 12-46 32-54 8-3 16-5 24-5 32 0 49 20 49 53 0 6 0 8-5 8h-79c0 26 11 43 38 44 13 0 22-5 30-10s11 5 15 8c-10 13-26 20-47 20zM86 48c0-20-10-32-30-32-21-1-32 13-35 32z">
          <text:p/>
        </draw:path>
        <draw:path draw:style-name="gr4" draw:text-style-name="P3" draw:layer="layout" svg:width="0.098cm" svg:height="0.12cm" svg:x="2.029cm" svg:y="2.546cm" svg:viewBox="0 0 99 121" svg:d="M53 17c-15 0-24 8-32 16v45 43h-21v-59-60c7 1 17-3 18 4l2 13c10-10 21-19 39-19 28 0 40 18 40 46v37 38h-21v-38-37c0-18-8-29-25-29z">
          <text:p/>
        </draw:path>
        <draw:path draw:style-name="gr4" draw:text-style-name="P3" draw:layer="layout" svg:width="0.105cm" svg:height="0.122cm" svg:x="2.151cm" svg:y="2.546cm" svg:viewBox="0 0 106 123" svg:d="M57 123c-38 0-57-26-57-64 0-28 13-46 32-54 7-3 15-5 24-5 31 0 50 20 50 53 0 6 0 8-5 8h-80c1 26 11 43 37 44 14 0 22-5 30-10 10-5 13 5 16 8-11 13-27 20-47 20zM86 48c-1-20-10-32-30-32-21-1-32 13-34 32z">
          <text:p/>
        </draw:path>
        <draw:path draw:style-name="gr4" draw:text-style-name="P3" draw:layer="layout" svg:width="0.065cm" svg:height="0.12cm" svg:x="2.281cm" svg:y="2.546cm" svg:viewBox="0 0 66 121" svg:d="M49 21c-17 1-22 12-28 25v38 37h-21v-59-60c7 1 18-3 18 6l2 17c8-15 19-28 40-24 2 0 4 1 6 2l-2 16c-1 6-9 2-15 2z">
          <text:p/>
        </draw:path>
        <draw:path draw:style-name="gr4" draw:text-style-name="P3" draw:layer="layout" svg:width="0.093cm" svg:height="0.122cm" svg:x="2.356cm" svg:y="2.546cm" svg:viewBox="0 0 94 123" svg:d="M53 0c27 0 41 17 41 45v37 39c-7-1-15 2-17-5l-2-12c-11 11-21 19-42 19-20-1-33-11-33-32 0-22 19-29 39-34 10-2 21-3 34-3 2-22-3-37-23-37-14 0-21 5-29 10-4 3-9 2-11-2l-4-6c12-12 25-19 47-19zM20 89c0 12 8 18 20 18 16 0 25-7 33-16v-12-12c-16 1-29 2-41 7-7 3-12 7-12 15z">
          <text:p/>
        </draw:path>
        <draw:path draw:style-name="gr4" draw:text-style-name="P3" draw:layer="layout" svg:width="0.074cm" svg:height="0.158cm" svg:x="2.466cm" svg:y="2.51cm" svg:viewBox="0 0 75 159" svg:d="M75 148c-7 6-17 11-29 11-18 0-28-12-28-31v-35-36c-7-1-18 3-18-5v-4-5l18-3 5-36c1-6 10-4 16-4v20 20h33v9 8h-33v35 35c0 9 4 14 12 15 7 0 9-4 14-6 2 0 2 1 3 2z">
          <text:p/>
        </draw:path>
        <draw:path draw:style-name="gr4" draw:text-style-name="P3" draw:layer="layout" svg:width="0.112cm" svg:height="0.122cm" svg:x="2.551cm" svg:y="2.546cm" svg:viewBox="0 0 113 123" svg:d="M0 61c0-37 19-61 56-61 38 0 57 24 57 61s-19 62-57 62c-37 0-56-25-56-62zM22 61c0 26 9 44 34 44 26 0 34-18 34-44s-9-44-34-44-34 18-34 44z">
          <text:p/>
        </draw:path>
        <draw:path draw:style-name="gr4" draw:text-style-name="P3" draw:layer="layout" svg:width="0.065cm" svg:height="0.12cm" svg:x="2.688cm" svg:y="2.546cm" svg:viewBox="0 0 66 121" svg:d="M50 21c-17 1-23 12-28 25v38 37h-22v-59-60c7 1 19-3 20 6l1 17c7-15 18-28 40-24 2 0 4 1 5 2l-1 16c-2 6-10 2-15 2z">
          <text:p/>
        </draw:path>
        <draw:path draw:style-name="gr9" draw:text-style-name="P1" draw:layer="layout" svg:width="0cm" svg:height="0.496cm" svg:x="5.58cm" svg:y="3.051cm" svg:viewBox="0 0 0 497" svg:d="M0 0v26M0 58v50M0 141v49M0 224v49M0 307v49M0 390v49M0 472v25">
          <text:p/>
        </draw:path>
        <draw:polygon draw:style-name="gr12" draw:text-style-name="P8" draw:layer="layout" svg:width="0.071cm" svg:height="0.114cm" svg:x="5.541cm" svg:y="3.434cm" svg:viewBox="0 0 72 115" draw:points="39,115 0,0 72,0">
          <text:p/>
        </draw:polygon>
        <draw:path draw:style-name="gr10" draw:text-style-name="P6" draw:layer="layout" svg:width="0.095cm" svg:height="0.122cm" svg:x="5.533cm" svg:y="3.426cm" svg:viewBox="0 0 96 123" svg:d="M55 123h-24l-31-123h96zM16 16l31 82 24-82z">
          <text:p/>
        </draw:path>
        <draw:path draw:style-name="gr8" draw:text-style-name="P5" draw:layer="layout" svg:width="1.266cm" svg:height="0.574cm" svg:x="3.398cm" svg:y="3.576cm" svg:viewBox="0 0 1267 575" svg:d="M1014 0c140 0 253 129 253 288 0 158-113 287-253 287h-761c-140 0-253-129-253-287 0-159 113-288 253-288z">
          <text:p/>
        </draw:path>
        <draw:path draw:style-name="gr6" draw:text-style-name="P1" draw:layer="layout" svg:width="1.266cm" svg:height="0.574cm" svg:x="3.398cm" svg:y="3.576cm" svg:viewBox="0 0 1267 575" svg:d="M1014 0c140 0 253 129 253 288 0 158-113 287-253 287h-761c-140 0-253-129-253-287 0-159 113-288 253-288z">
          <text:p/>
        </draw:path>
        <draw:path draw:style-name="gr4" draw:text-style-name="P3" draw:layer="layout" svg:width="0.123cm" svg:height="0.138cm" svg:x="3.753cm" svg:y="3.65cm" svg:viewBox="0 0 124 139" svg:d="M124 138c-7 0-18 3-21-4l-12-33h-58l-11 33c-2 7-14 4-22 4l53-138h20zM38 87h49c-8-20-15-41-22-62-1-2-1-5-2-7-7 24-16 46-25 69z">
          <text:p/>
        </draw:path>
        <draw:path draw:style-name="gr4" draw:text-style-name="P3" draw:layer="layout" svg:width="0.08cm" svg:height="0.106cm" svg:x="3.884cm" svg:y="3.683cm" svg:viewBox="0 0 81 107" svg:d="M0 53c0-31 16-53 47-53 15 0 25 6 33 14-2 2-4 6-7 8-4 2-6-2-10-3-3-2-8-5-15-4-21 0-28 16-28 38s7 39 28 40c10 0 15-4 20-9 3-2 6-2 7 0l6 7c-8 10-20 16-37 16-29 0-44-22-44-54z">
          <text:p/>
        </draw:path>
        <draw:path draw:style-name="gr4" draw:text-style-name="P3" draw:layer="layout" svg:width="0.064cm" svg:height="0.137cm" svg:x="3.972cm" svg:y="3.651cm" svg:viewBox="0 0 65 138" svg:d="M65 128c-5 5-14 10-24 10-17 0-26-11-26-27v-32-31c-6-1-15 3-15-4v-4-3l16-2 4-32c0-5 8-3 14-3v17 18h29v6 7h-29v31 30c-1 8 3 13 11 13 6 0 8-3 12-5 2 0 2 1 3 2z">
          <text:p/>
        </draw:path>
        <draw:path draw:style-name="gr4" draw:text-style-name="P3" draw:layer="layout" svg:width="0.025cm" svg:height="0.147cm" svg:x="4.052cm" svg:y="3.64cm" svg:viewBox="0 0 26 148" svg:d="M22 45v51 52h-19v-52-51zM12 0c8 0 14 5 14 13 0 7-6 13-14 13-7 0-12-6-12-13 0-8 5-13 12-13z">
          <text:p/>
        </draw:path>
        <draw:path draw:style-name="gr4" draw:text-style-name="P3" draw:layer="layout" svg:width="0.098cm" svg:height="0.106cm" svg:x="4.097cm" svg:y="3.683cm" svg:viewBox="0 0 99 107" svg:d="M0 53c0-33 17-53 50-53 32 0 49 21 49 53 0 34-17 54-49 54-33 0-50-20-50-54zM19 53c0 24 8 40 31 40 22 0 30-16 30-40 0-22-8-38-30-38-23 0-31 16-31 38z">
          <text:p/>
        </draw:path>
        <draw:path draw:style-name="gr4" draw:text-style-name="P3" draw:layer="layout" svg:width="0.086cm" svg:height="0.104cm" svg:x="4.217cm" svg:y="3.683cm" svg:viewBox="0 0 87 105" svg:d="M46 16c-12 0-21 6-27 14v38 37h-19v-51-52c6 1 15-3 16 4l2 12c8-10 18-18 33-18 24 0 36 17 36 40v33 32h-20v-32-33c0-15-6-24-21-24z">
          <text:p/>
        </draw:path>
        <draw:path draw:style-name="gr4" draw:text-style-name="P3" draw:layer="layout" svg:width="0.085cm" svg:height="0.142cm" svg:x="3.662cm" svg:y="3.906cm" svg:viewBox="0 0 86 143" svg:d="M42 126c17 0 26-9 26-25 0-18-17-20-31-25-17-6-32-14-31-37 0-24 16-39 41-39 16 0 28 7 37 15l-5 9c-4 7-10 0-13-2-5-2-11-5-18-5-16 0-25 7-25 21 0 17 18 20 32 25 17 6 32 13 31 36 0 27-16 44-45 44-18 0-32-9-41-19 2-4 4-8 7-11 6-2 9 4 14 6 5 4 12 7 21 7z">
          <text:p/>
        </draw:path>
        <draw:path draw:style-name="gr4" draw:text-style-name="P3" draw:layer="layout" svg:width="0.085cm" svg:height="0.104cm" svg:x="3.768cm" svg:y="3.943cm" svg:viewBox="0 0 86 105" svg:d="M35 105c-24 0-35-15-35-40v-32-33h19v33 32c0 16 7 26 22 26 12-1 20-7 27-14v-39-38h18v51 53c-6-1-15 2-15-4l-2-11c-8 9-18 16-34 16z">
          <text:p/>
        </draw:path>
        <draw:path draw:style-name="gr4" draw:text-style-name="P3" draw:layer="layout" svg:width="0.09cm" svg:height="0.151cm" svg:x="3.883cm" svg:y="3.896cm" svg:viewBox="0 0 91 152" svg:d="M47 152c-14 0-22-6-28-14-2 4 0 13-6 13h-13v-76-75h20v31 30c7-8 17-16 33-16 27 0 38 22 38 51 0 26-9 44-25 52-6 3-12 4-19 4zM72 96c0-22-6-36-26-36-13 0-20 7-26 15v25 26c5 7 11 12 23 12 21 0 29-17 29-42z">
          <text:p/>
        </draw:path>
        <draw:polygon draw:style-name="gr4" draw:text-style-name="P3" draw:layer="layout" svg:width="0.05cm" svg:height="0.016cm" svg:x="3.989cm" svg:y="3.977cm" svg:viewBox="0 0 51 17" draw:points="0,0 51,0 51,8 51,17 0,17 0,8">
          <text:p/>
        </draw:polygon>
        <draw:path draw:style-name="gr4" draw:text-style-name="P3" draw:layer="layout" svg:width="0.091cm" svg:height="0.141cm" svg:x="4.053cm" svg:y="3.941cm" svg:viewBox="0 0 92 142" svg:d="M5 34c0-22 16-34 38-34 9 0 17 2 22 6h27c0 6 1 11-4 12l-11 2c2 4 3 9 3 14 0 22-15 33-37 33-4 0-8 0-12-1-5 2-9 11-3 14 18 10 62-5 62 28 0 18-12 27-26 32-16 5-42 2-53-6-6-4-11-10-11-19 0-11 8-17 18-21-6-2-10-6-10-14 0-9 6-15 14-18-10-5-17-14-17-28zM45 129c15 0 28-4 28-18s-20-11-34-13c-3 0-7 0-10-1-6 4-11 8-11 16 0 13 13 16 27 16zM23 35c0 13 7 20 20 20s21-8 21-20c0-13-8-21-21-21s-20 8-20 21z">
          <text:p/>
        </draw:path>
        <draw:path draw:style-name="gr4" draw:text-style-name="P3" draw:layer="layout" svg:width="0.098cm" svg:height="0.106cm" svg:x="4.154cm" svg:y="3.941cm" svg:viewBox="0 0 99 107" svg:d="M0 54c0-32 17-54 49-54 33 0 50 22 50 54 0 33-17 53-50 53-32 0-49-20-49-53zM19 54c0 23 8 39 30 39 23 0 31-16 31-39 0-22-8-39-31-39-22 0-30 17-30 39z">
          <text:p/>
        </draw:path>
        <draw:path draw:style-name="gr4" draw:text-style-name="P3" draw:layer="layout" svg:width="0.081cm" svg:height="0.106cm" svg:x="4.269cm" svg:y="3.941cm" svg:viewBox="0 0 82 107" svg:d="M45 0c25 0 37 15 37 39v33 34c-6-1-13 1-15-5l-2-9c-9 8-19 15-37 15-17 0-28-9-28-27 0-20 16-26 33-30 8-2 18-3 31-3 1-19-4-32-21-32-12 0-18 4-25 9-3 3-8 1-10-2l-3-6c10-9 21-16 40-16zM17 79c0 10 7 15 17 15 14 0 23-6 30-13v-12-11c-16 1-27 2-36 6-6 3-11 7-11 15z">
          <text:p/>
        </draw:path>
        <draw:polygon draw:style-name="gr4" draw:text-style-name="P3" draw:layer="layout" svg:width="0.019cm" svg:height="0.15cm" svg:x="4.378cm" svg:y="3.896cm" svg:viewBox="0 0 20 151" draw:points="20,0 20,75 20,151 0,151 0,75 0,0">
          <text:p/>
        </draw:polygon>
        <draw:line draw:style-name="gr9" draw:text-style-name="P1" draw:layer="layout" svg:x1="4.968cm" svg:y1="3.872cm" svg:x2="4.664cm" svg:y2="3.863cm">
          <text:p/>
        </draw:line>
        <draw:polygon draw:style-name="gr10" draw:text-style-name="P6" draw:layer="layout" svg:width="0cm" svg:height="0.007cm" svg:x="4.967cm" svg:y="3.871cm" svg:viewBox="0 0 0 8" draw:points="0,8 0,0">
          <text:p/>
        </draw:polygon>
        <draw:polygon draw:style-name="gr10" draw:text-style-name="P6" draw:layer="layout" svg:width="0.115cm" svg:height="0.074cm" svg:x="4.664cm" svg:y="3.829cm" svg:viewBox="0 0 116 75" draw:points="114,75 0,34 116,0">
          <text:p/>
        </draw:polygon>
        <draw:path draw:style-name="gr10" draw:text-style-name="P6" draw:layer="layout" svg:width="0.123cm" svg:height="0.096cm" svg:x="4.664cm" svg:y="3.818cm" svg:viewBox="0 0 124 97" svg:d="M122 97l-122-44v-8-8l124-37zM26 46l80 28v-52z">
          <text:p/>
        </draw:path>
        <draw:polygon draw:style-name="gr13" draw:text-style-name="P9" draw:layer="layout" svg:width="0.1cm" svg:height="0.138cm" svg:x="6.292cm" svg:y="3.767cm" svg:viewBox="0 0 101 139" draw:points="101,0 101,8 101,16 60,16 60,78 60,139 40,139 40,78 40,16 0,16 0,8 0,0">
          <text:p/>
        </draw:polygon>
        <draw:path draw:style-name="gr13" draw:text-style-name="P9" draw:layer="layout" svg:width="0.091cm" svg:height="0.106cm" svg:x="6.383cm" svg:y="3.8cm" svg:viewBox="0 0 92 107" svg:d="M50 107c-34 0-50-21-50-56 0-24 11-39 28-47 6-2 13-4 21-4 28 0 43 18 43 46 0 5 0 7-4 7h-70c1 24 10 39 34 40 11 0 19-5 26-9s10 4 13 7c-9 10-23 16-41 16zM76 42c-1-17-9-28-26-28-20-1-29 12-31 28z">
          <text:p/>
        </draw:path>
        <draw:path draw:style-name="gr13" draw:text-style-name="P9" draw:layer="layout" svg:width="0.088cm" svg:height="0.103cm" svg:x="6.481cm" svg:y="3.802cm" svg:viewBox="0 0 89 104" svg:d="M32 50l-30-50h17c3 0 4 1 5 3l22 37c0-2 1-3 2-5l19-32c1-2 2-3 4-3h17l-31 49 32 55h-17c-3 0-5-2-6-4l-23-40c0 2-1 3-1 4l-20 36c-1 2-2 4-5 4h-17z">
          <text:p/>
        </draw:path>
        <draw:path draw:style-name="gr13" draw:text-style-name="P9" draw:layer="layout" svg:width="0.065cm" svg:height="0.137cm" svg:x="6.576cm" svg:y="3.769cm" svg:viewBox="0 0 66 138" svg:d="M66 129c-7 5-15 9-26 9-16 0-24-10-24-26v-31-32c-6-1-16 3-16-4v-4-3l16-2 5-33c0-5 8-3 13-3v18 18h29v7 6h-29v31 31c0 7 4 12 11 12 5 0 8-3 12-5 1 0 2 1 2 2z">
          <text:p/>
        </draw:path>
        <draw:polygon draw:style-name="gr10" draw:text-style-name="P6" draw:layer="layout" svg:width="6.433cm" svg:height="4.506cm" svg:x="0.669cm" svg:y="0.139cm" svg:viewBox="0 0 6434 4507" draw:points="6434,4507 6418,4507 6418,16 16,16 16,844 0,844 0,0 6434,0">
          <text:p/>
        </draw:polygon>
        <draw:path draw:style-name="gr10" draw:text-style-name="P6" draw:layer="layout" svg:width="0.015cm" svg:height="0cm" svg:x="7.086cm" svg:y="4.645cm" svg:viewBox="0 0 16 1" svg:d="M16 1v-1zM16 0l-16 1 8-1z">
          <text:p/>
        </draw:path>
        <draw:polygon draw:style-name="gr10" draw:text-style-name="P6" draw:layer="layout" svg:width="0.074cm" svg:height="0.114cm" svg:x="0.639cm" svg:y="0.868cm" svg:viewBox="0 0 75 115" draw:points="38,115 0,0 75,0">
          <text:p/>
        </draw:polygon>
        <draw:path draw:style-name="gr10" draw:text-style-name="P6" draw:layer="layout" svg:width="0.097cm" svg:height="0.122cm" svg:x="0.628cm" svg:y="0.86cm" svg:viewBox="0 0 98 123" svg:d="M57 123h-17l-40-123h98zM23 16l26 79 26-79z">
          <text:p/>
        </draw:path>
        <draw:path draw:style-name="gr5" draw:text-style-name="P4" draw:layer="layout" svg:width="1.227cm" svg:height="0.645cm" svg:x="4.967cm" svg:y="3.548cm" svg:viewBox="0 0 1228 646" svg:d="M0 4c0-2 0-4 0-4h1220c0 0 8 2 8 4v638c0 3-8 4-8 4h-1220c0 0 0-1 0-4z">
          <text:p/>
        </draw:path>
        <draw:path draw:style-name="gr6" draw:text-style-name="P1" draw:layer="layout" svg:width="1.227cm" svg:height="0.645cm" svg:x="4.967cm" svg:y="3.548cm" svg:viewBox="0 0 1228 646" svg:d="M0 4c0-2 0-4 0-4h1220c0 0 8 2 8 4v638c0 3-8 4-8 4h-1220c0 0 0-1 0-4z">
          <text:p/>
        </draw:path>
        <draw:polygon draw:style-name="gr4" draw:text-style-name="P3" draw:layer="layout" svg:width="0.072cm" svg:height="0.138cm" svg:x="5.326cm" svg:y="3.679cm" svg:viewBox="0 0 73 139" draw:points="19,123 73,123 73,131 73,139 0,139 0,69 0,0 19,0 19,61">
          <text:p/>
        </draw:polygon>
        <draw:path draw:style-name="gr4" draw:text-style-name="P3" draw:layer="layout" svg:width="0.026cm" svg:height="0.148cm" svg:x="5.413cm" svg:y="3.669cm" svg:viewBox="0 0 27 149" svg:d="M24 45v53 51h-20v-51-53zM13 0c9 0 14 5 14 13s-5 13-14 13c-7 0-13-5-13-13s5-13 13-13z">
          <text:p/>
        </draw:path>
        <draw:path draw:style-name="gr4" draw:text-style-name="P3" draw:layer="layout" svg:width="0.085cm" svg:height="0.104cm" svg:x="5.466cm" svg:y="3.713cm" svg:viewBox="0 0 86 105" svg:d="M47 14c-13 1-22 7-29 14v38 39h-18v-52-52c6 1 15-2 16 4l1 11c8-9 19-16 35-16 23 0 34 15 34 39v32 34h-18v-34-32c0-15-7-25-21-25z">
          <text:p/>
        </draw:path>
        <draw:path draw:style-name="gr4" draw:text-style-name="P3" draw:layer="layout" svg:width="0.091cm" svg:height="0.105cm" svg:x="5.572cm" svg:y="3.713cm" svg:viewBox="0 0 92 106" svg:d="M50 106c-33 0-50-21-50-54 0-25 11-41 28-48 6-3 14-4 21-4 28 0 43 17 43 47 0 5 0 7-4 7h-70c1 23 10 37 34 38 11 0 19-4 26-8 7-5 10 4 13 7-9 10-23 15-41 15zM76 42c-1-18-9-29-26-29-19 0-29 12-31 29z">
          <text:p/>
        </draw:path>
        <draw:path draw:style-name="gr4" draw:text-style-name="P3" draw:layer="layout" svg:width="0.081cm" svg:height="0.107cm" svg:x="5.68cm" svg:y="3.712cm" svg:viewBox="0 0 82 108" svg:d="M46 0c24 0 36 15 36 39v33 34c-6-1-13 2-14-4l-3-10c-9 8-18 16-35 16-18-1-30-10-30-29 0-18 17-24 35-29 7-2 17-2 29-3 1-18-3-32-20-32-11 0-18 5-24 9-4 3-9 2-11-1l-3-6c10-10 22-17 40-17zM19 78c0 11 6 17 16 17 14 0 22-8 29-15v-11-10c-14 0-26 2-35 6-6 3-10 6-10 13z">
          <text:p/>
        </draw:path>
        <draw:path draw:style-name="gr4" draw:text-style-name="P3" draw:layer="layout" svg:width="0.057cm" svg:height="0.104cm" svg:x="5.788cm" svg:y="3.713cm" svg:viewBox="0 0 58 105" svg:d="M42 18c-14 0-19 10-24 21v33 33h-18v-52-52c6 1 15-2 16 5l1 15c6-12 16-24 36-21 2 1 3 1 5 2l-2 14c-1 6-8 1-14 2z">
          <text:p/>
        </draw:path>
        <draw:path draw:style-name="gr4" draw:text-style-name="P3" draw:layer="layout" svg:width="0.089cm" svg:height="0.138cm" svg:x="5.149cm" svg:y="3.894cm" svg:viewBox="0 0 90 139" svg:d="M90 44c0 29-19 43-50 44h-21v25 26h-19v-69-70h40c31 0 50 13 50 44zM71 44c0-20-12-29-31-29h-21v29 28h21c19 0 31-9 31-28z">
          <text:p/>
        </draw:path>
        <draw:path draw:style-name="gr4" draw:text-style-name="P3" draw:layer="layout" svg:width="0.057cm" svg:height="0.104cm" svg:x="5.259cm" svg:y="3.928cm" svg:viewBox="0 0 58 105" svg:d="M43 18c-15 0-19 10-24 21v33 33h-19v-52-52c7 1 16-2 17 5l1 16c6-13 16-25 34-22 2 1 4 1 6 3l-2 13c-1 6-8 1-13 2z">
          <text:p/>
        </draw:path>
        <draw:path draw:style-name="gr4" draw:text-style-name="P3" draw:layer="layout" svg:width="0.098cm" svg:height="0.105cm" svg:x="5.324cm" svg:y="3.928cm" svg:viewBox="0 0 99 106" svg:d="M0 54c0-34 17-54 49-54 33 0 50 20 50 54 0 32-17 52-50 52-32 0-49-20-49-52zM19 54c0 22 8 38 30 38 23 0 31-16 31-38 0-24-8-40-31-40-22 0-30 16-30 40z">
          <text:p/>
        </draw:path>
        <draw:path draw:style-name="gr4" draw:text-style-name="P3" draw:layer="layout" svg:width="0.045cm" svg:height="0.184cm" svg:x="5.424cm" svg:y="3.884cm" svg:viewBox="0 0 46 185" svg:d="M3 172c13 1 21-2 21-16v-56-55h18v55 56c0 21-13 32-36 29-2 0-4 0-6-1 1-4 1-8 2-11 0-1 0-1 1-1zM33 0c8 0 13 5 13 13s-5 13-13 13-13-5-13-13 5-13 13-13z">
          <text:p/>
        </draw:path>
        <draw:path draw:style-name="gr4" draw:text-style-name="P3" draw:layer="layout" svg:width="0.091cm" svg:height="0.105cm" svg:x="5.489cm" svg:y="3.928cm" svg:viewBox="0 0 92 106" svg:d="M50 106c-33 0-50-21-50-54 0-25 11-41 28-48 7-3 14-4 21-4 28 0 43 17 43 47 0 5 0 7-4 7h-70c1 23 10 37 34 38 11 0 19-4 26-8 7-5 10 4 13 7-9 10-23 15-41 15zM76 42c-1-18-9-28-26-29-18 0-29 12-31 29z">
          <text:p/>
        </draw:path>
        <draw:path draw:style-name="gr4" draw:text-style-name="P3" draw:layer="layout" svg:width="0.08cm" svg:height="0.105cm" svg:x="5.595cm" svg:y="3.928cm" svg:viewBox="0 0 81 106" svg:d="M0 54c0-33 15-54 47-54 15 0 25 5 33 13-2 3-4 6-7 9-4 1-6-2-9-4-4-2-9-4-15-4-23 1-30 17-30 40 0 21 7 37 29 38 10 1 15-4 21-8 2-2 5-2 7 0l5 7c-8 9-20 15-37 15-30 0-44-22-44-52z">
          <text:p/>
        </draw:path>
        <draw:path draw:style-name="gr4" draw:text-style-name="P3" draw:layer="layout" svg:width="0.064cm" svg:height="0.138cm" svg:x="5.683cm" svg:y="3.896cm" svg:viewBox="0 0 65 139" svg:d="M65 129c-5 6-15 9-25 10-16 0-25-10-25-27v-31-31c-6-1-15 2-15-4v-4-4l16-2 4-32c1-6 9-3 14-4v18 18h29v7 7h-29v30 31c-1 8 3 12 10 13 6 0 8-4 12-5 3 0 3 0 4 2z">
          <text:p/>
        </draw:path>
        <draw:path draw:style-name="gr4" draw:text-style-name="P3" draw:layer="layout" svg:width="0.026cm" svg:height="0.148cm" svg:x="5.763cm" svg:y="3.884cm" svg:viewBox="0 0 27 149" svg:d="M23 46v52 51h-19v-51-52zM12 0c9 0 15 5 15 14 0 8-6 13-15 13-7 0-12-5-12-13 0-9 5-14 12-14z">
          <text:p/>
        </draw:path>
        <draw:path draw:style-name="gr4" draw:text-style-name="P3" draw:layer="layout" svg:width="0.098cm" svg:height="0.105cm" svg:x="5.808cm" svg:y="3.928cm" svg:viewBox="0 0 99 106" svg:d="M0 54c0-34 17-54 49-54 33 0 50 20 50 54 0 32-17 52-50 52-32 0-49-20-49-52zM19 54c0 22 8 38 30 38 23 0 31-16 31-38 0-24-8-40-31-40-22 0-30 16-30 40z">
          <text:p/>
        </draw:path>
        <draw:path draw:style-name="gr4" draw:text-style-name="P3" draw:layer="layout" svg:width="0.085cm" svg:height="0.104cm" svg:x="5.929cm" svg:y="3.928cm" svg:viewBox="0 0 86 105" svg:d="M45 14c-12 1-20 7-27 14v38 39h-18v-52-52c5 1 14-2 15 4l2 11c8-9 18-16 34-16 24 0 35 15 35 39v32 34h-20v-34-32c0-15-6-25-21-25z">
          <text:p/>
        </draw:path>
        <draw:polyline draw:style-name="gr9" draw:text-style-name="P1" draw:layer="layout" svg:width="0cm" svg:height="0.489cm" svg:x="4.031cm" svg:y="4.15cm" svg:viewBox="0 0 1 490" draw:points="0,0 0,245 1,245 1,490">
          <text:p/>
        </draw:polyline>
        <draw:polygon draw:style-name="gr10" draw:text-style-name="P6" draw:layer="layout" svg:width="0.074cm" svg:height="0.114cm" svg:x="3.995cm" svg:y="4.526cm" svg:viewBox="0 0 75 115" draw:points="38,115 0,0 75,0">
          <text:p/>
        </draw:polygon>
        <draw:path draw:style-name="gr10" draw:text-style-name="P6" draw:layer="layout" svg:width="0.096cm" svg:height="0.127cm" svg:x="3.984cm" svg:y="4.518cm" svg:viewBox="0 0 97 128" svg:d="M56 127h-4-3l-6 1-43-128h97zM23 16l26 82 26-82z">
          <text:p/>
        </draw:path>
        <draw:path draw:style-name="gr5" draw:text-style-name="P4" draw:layer="layout" svg:width="1.274cm" svg:height="0.717cm" svg:x="1.765cm" svg:y="3.512cm" svg:viewBox="0 0 1275 718" svg:d="M0 4c0-2 2-4 4-4h1267c3 0 4 2 4 4v710c0 3-1 4-4 4h-1267c-2 0-4-1-4-4z">
          <text:p/>
        </draw:path>
        <draw:path draw:style-name="gr6" draw:text-style-name="P1" draw:layer="layout" svg:width="1.274cm" svg:height="0.717cm" svg:x="1.765cm" svg:y="3.512cm" svg:viewBox="0 0 1275 718" svg:d="M0 4c0-2 2-4 4-4h1267c3 0 4 2 4 4v710c0 3-1 4-4 4h-1267c-2 0-4-1-4-4z">
          <text:p/>
        </draw:path>
        <draw:path draw:style-name="gr4" draw:text-style-name="P3" draw:layer="layout" svg:width="0.188cm" svg:height="0.138cm" svg:x="2.082cm" svg:y="3.657cm" svg:viewBox="0 0 189 139" svg:d="M0 1c8 0 20-3 22 4l27 96c1 3 2 7 3 12 0-4 1-8 3-12l30-96c1-6 18-6 20 0 10 35 22 68 32 101 1 2 1 4 1 7 1-4 2-8 3-12l27-96c2-7 13-4 21-4l-41 138h-18c-11-37-24-74-36-112-1 2-1 6-2 8l-33 104h-17z">
          <text:p/>
        </draw:path>
        <draw:path draw:style-name="gr4" draw:text-style-name="P3" draw:layer="layout" svg:width="0.097cm" svg:height="0.106cm" svg:x="2.271cm" svg:y="3.691cm" svg:viewBox="0 0 98 107" svg:d="M0 53c0-33 17-53 49-53 33 0 49 21 49 53 0 34-16 54-49 54-32 0-49-20-49-54zM20 53c0 24 7 40 29 40s30-16 30-40c0-22-8-38-30-38s-29 16-29 38z">
          <text:p/>
        </draw:path>
        <draw:path draw:style-name="gr4" draw:text-style-name="P3" draw:layer="layout" svg:width="0.057cm" svg:height="0.104cm" svg:x="2.39cm" svg:y="3.691cm" svg:viewBox="0 0 58 105" svg:d="M43 19c-15 1-20 10-25 22v32 32h-18v-51-52c6 1 15-3 16 6l1 15c6-13 17-26 36-22 2 0 3 1 5 2l-2 15c-1 5-8 1-13 1z">
          <text:p/>
        </draw:path>
        <draw:path draw:style-name="gr4" draw:text-style-name="P3" draw:layer="layout" svg:width="0.082cm" svg:height="0.15cm" svg:x="2.464cm" svg:y="3.646cm" svg:viewBox="0 0 83 151" svg:d="M19 0v45 44c5 0 8 0 10-3l28-35c4-6 15-2 24-3l-32 40c-2 2-4 4-6 5 2 2 4 4 6 7l34 50c-8 0-20 3-23-3l-29-42c-2-3-3-3-7-4h-5v25 24h-19v-74-76z">
          <text:p/>
        </draw:path>
        <draw:path draw:style-name="gr4" draw:text-style-name="P3" draw:layer="layout" svg:width="0.091cm" svg:height="0.106cm" svg:x="2.55cm" svg:y="3.691cm" svg:viewBox="0 0 92 107" svg:d="M49 107c-33 0-49-21-49-56 0-24 11-39 28-47 6-3 12-4 20-4 29 0 44 18 44 46 0 5 0 7-4 7h-70c1 24 10 39 32 39 13 1 21-4 28-8 7-5 9 4 12 7-8 10-22 16-41 16zM75 42c0-17-9-28-27-28-18-1-27 12-30 28z">
          <text:p/>
        </draw:path>
        <draw:path draw:style-name="gr4" draw:text-style-name="P3" draw:layer="layout" svg:width="0.057cm" svg:height="0.104cm" svg:x="2.663cm" svg:y="3.691cm" svg:viewBox="0 0 58 105" svg:d="M43 19c-16 1-21 10-25 22v32 32h-18v-51-52c6 1 15-3 16 6l1 15c6-13 16-26 35-22 2 0 4 1 6 2l-2 15c-1 5-8 1-13 1z">
          <text:p/>
        </draw:path>
        <draw:path draw:style-name="gr4" draw:text-style-name="P3" draw:layer="layout" svg:width="0.039cm" svg:height="0.187cm" svg:x="2.114cm" svg:y="3.896cm" svg:viewBox="0 0 40 188" svg:d="M28 188c-20-29-33-68-27-117 3-28 13-50 27-71 4 4 14 5 10 13-12 23-22 49-22 82 0 32 9 59 22 81 2 4 1 6-2 7z">
          <text:p/>
        </draw:path>
        <draw:polygon draw:style-name="gr4" draw:text-style-name="P3" draw:layer="layout" svg:width="0.073cm" svg:height="0.138cm" svg:x="2.178cm" svg:y="3.916cm" svg:viewBox="0 0 74 139" draw:points="19,122 74,122 74,131 74,139 0,139 0,70 0,0 19,0 19,62">
          <text:p/>
        </draw:polygon>
        <draw:path draw:style-name="gr4" draw:text-style-name="P3" draw:layer="layout" svg:width="0.086cm" svg:height="0.141cm" svg:x="2.26cm" svg:y="3.914cm" svg:viewBox="0 0 87 142" svg:d="M43 125c16 0 26-9 26-25 0-18-18-20-31-25-17-6-32-14-31-37 1-24 16-38 41-38 16 0 27 6 36 14l-5 9c-4 7-10 0-13-2-5-3-11-5-18-5-15 0-23 7-23 21 0 17 17 20 31 25 16 6 31 13 31 36-1 27-17 44-44 44-19 0-33-8-43-19 4-4 5-8 9-11 5-2 8 4 13 6 5 3 12 7 21 7z">
          <text:p/>
        </draw:path>
        <draw:polygon draw:style-name="gr4" draw:text-style-name="P3" draw:layer="layout" svg:width="0.1cm" svg:height="0.138cm" svg:x="2.354cm" svg:y="3.916cm" svg:viewBox="0 0 101 139" draw:points="101,0 101,9 101,17 61,17 61,78 61,139 41,139 41,78 41,17 0,17 0,9 0,0">
          <text:p/>
        </draw:polygon>
        <draw:path draw:style-name="gr4" draw:text-style-name="P3" draw:layer="layout" svg:width="0.149cm" svg:height="0.138cm" svg:x="2.474cm" svg:y="3.915cm" svg:viewBox="0 0 150 139" svg:d="M71 88c2 3 3 7 5 10 1-3 2-7 4-10l49-85c3-6 13-2 21-3v70 69h-17c0-36 0-71 0-107 0-2 0-3 0-5l-49 87c-3 6-13 6-17 0l-51-87c0 4 1 7 1 10v51 51h-17v-69-70c6 0 13-1 18 0 1 0 2 1 3 3z">
          <text:p/>
        </draw:path>
        <draw:path draw:style-name="gr4" draw:text-style-name="P3" draw:layer="layout" svg:width="0.039cm" svg:height="0.187cm" svg:x="2.651cm" svg:y="3.896cm" svg:viewBox="0 0 40 188" svg:d="M11 0c20 29 33 70 27 119-3 28-13 50-27 69-3-2-7-3-10-6-2-1-1-4 0-6 13-22 23-49 23-81 0-33-10-60-23-82-2-3-1-6 2-8z">
          <text:p/>
        </draw:path>
        <draw:path draw:style-name="gr9" draw:text-style-name="P1" draw:layer="layout" svg:width="0cm" svg:height="0.878cm" svg:x="4.035cm" svg:y="1.525cm" svg:viewBox="0 0 0 879" svg:d="M0 0v31M0 94v63M0 220v63M0 346v62M0 471v63M0 596v63M0 722v63M0 847v32">
          <text:p/>
        </draw:path>
        <draw:polygon draw:style-name="gr12" draw:text-style-name="P8" draw:layer="layout" svg:width="0.074cm" svg:height="0.114cm" svg:x="3.998cm" svg:y="2.29cm" svg:viewBox="0 0 75 115" draw:points="38,115 0,0 75,0">
          <text:p/>
        </draw:polygon>
        <draw:path draw:style-name="gr10" draw:text-style-name="P6" draw:layer="layout" svg:width="0.096cm" svg:height="0.122cm" svg:x="3.987cm" svg:y="2.282cm" svg:viewBox="0 0 97 123" svg:d="M58 123h-18l-40-123h97zM23 17l26 80 26-80z">
          <text:p/>
        </draw:path>
        <draw:line draw:style-name="gr9" draw:text-style-name="P1" draw:layer="layout" svg:x1="4.265cm" svg:y1="4.874cm" svg:x2="4.967cm" svg:y2="4.874cm">
          <text:p/>
        </draw:line>
        <draw:polygon draw:style-name="gr10" draw:text-style-name="P6" draw:layer="layout" svg:width="0cm" svg:height="0.015cm" svg:x="4.265cm" svg:y="4.866cm" svg:viewBox="0 0 0 16" draw:points="0,16 0,8 0,5 0,0">
          <text:p/>
        </draw:polygon>
        <draw:polygon draw:style-name="gr10" draw:text-style-name="P6" draw:layer="layout" svg:width="0.11cm" svg:height="0.073cm" svg:x="4.857cm" svg:y="4.838cm" svg:viewBox="0 0 111 74" draw:points="111,37 0,74 0,0">
          <text:p/>
        </draw:polygon>
        <draw:path draw:style-name="gr10" draw:text-style-name="P6" draw:layer="layout" svg:width="0.126cm" svg:height="0.095cm" svg:x="4.849cm" svg:y="4.827cm" svg:viewBox="0 0 127 96" svg:d="M127 41v15l-127 40v-96zM16 75l82-27-82-26z">
          <text:p/>
        </draw:path>
        <draw:polyline draw:style-name="gr9" draw:text-style-name="P1" draw:layer="layout" svg:width="0.286cm" svg:height="0cm" svg:x="4.672cm" svg:y="2.763cm" svg:viewBox="0 0 287 1" draw:points="0,0 146,0 146,1 287,1">
          <text:p/>
        </draw:polyline>
        <draw:polygon draw:style-name="gr10" draw:text-style-name="P6" draw:layer="layout" svg:width="0.108cm" svg:height="0.073cm" svg:x="4.851cm" svg:y="2.727cm" svg:viewBox="0 0 109 74" draw:points="109,37 0,74 0,0">
          <text:p/>
        </draw:polygon>
        <draw:path draw:style-name="gr10" draw:text-style-name="P6" draw:layer="layout" svg:width="0.116cm" svg:height="0.095cm" svg:x="4.843cm" svg:y="2.716cm" svg:viewBox="0 0 117 96" svg:d="M117 41v8 7l-117 40v-96zM16 75l80-26-80-28z">
          <text:p/>
        </draw:path>
        <draw:line draw:style-name="gr9" draw:text-style-name="P1" draw:layer="layout" svg:x1="6.21cm" svg:y1="4.874cm" svg:x2="6.823cm" svg:y2="4.874cm">
          <text:p/>
        </draw:line>
        <draw:polygon draw:style-name="gr10" draw:text-style-name="P6" draw:layer="layout" svg:width="0.111cm" svg:height="0.073cm" svg:x="6.712cm" svg:y="4.838cm" svg:viewBox="0 0 112 74" draw:points="112,37 0,74 0,0">
          <text:p/>
        </draw:polygon>
        <draw:polygon draw:style-name="gr9" draw:text-style-name="P1" draw:layer="layout" svg:width="0.111cm" svg:height="0.073cm" svg:x="6.712cm" svg:y="4.838cm" svg:viewBox="0 0 112 74" draw:points="112,37 0,74 0,0">
          <text:p/>
        </draw:polygon>
        <draw:line draw:style-name="gr9" draw:text-style-name="P1" draw:layer="layout" svg:x1="3.039cm" svg:y1="4.874cm" svg:x2="3.805cm" svg:y2="4.874cm">
          <text:p/>
        </draw:line>
        <draw:polygon draw:style-name="gr10" draw:text-style-name="P6" draw:layer="layout" svg:width="0cm" svg:height="0.015cm" svg:x="3.039cm" svg:y="4.866cm" svg:viewBox="0 0 0 16" draw:points="0,16 0,8 0,0">
          <text:p/>
        </draw:polygon>
        <draw:polygon draw:style-name="gr10" draw:text-style-name="P6" draw:layer="layout" svg:width="0.114cm" svg:height="0.073cm" svg:x="3.691cm" svg:y="4.838cm" svg:viewBox="0 0 115 74" draw:points="115,37 0,74 0,0">
          <text:p/>
        </draw:polygon>
        <draw:path draw:style-name="gr10" draw:text-style-name="P6" draw:layer="layout" svg:width="0.123cm" svg:height="0.095cm" svg:x="3.683cm" svg:y="4.827cm" svg:viewBox="0 0 124 96" svg:d="M124 40l-1 8v4l1 4-124 40v-96zM16 75l80-27-80-26z">
          <text:p/>
        </draw:path>
        <draw:path draw:style-name="gr14" draw:text-style-name="P10" draw:layer="layout" svg:width="0.461cm" svg:height="0.46cm" svg:x="0.738cm" svg:y="3.641cm" svg:viewBox="0 0 462 461" svg:d="M462 230c0 128-103 231-232 231-127 0-230-103-230-231s103-230 230-230c129 0 232 102 232 230z">
          <text:p/>
        </draw:path>
        <draw:path draw:style-name="gr6" draw:text-style-name="P1" draw:layer="layout" svg:width="0.461cm" svg:height="0.46cm" svg:x="0.738cm" svg:y="3.641cm" svg:viewBox="0 0 462 461" svg:d="M462 230c0 128-103 231-232 231-127 0-230-103-230-231s103-230 230-230c129 0 232 102 232 230z">
          <text:p/>
        </draw:path>
        <draw:polygon draw:style-name="gr4" draw:text-style-name="P3" draw:layer="layout" svg:width="0.083cm" svg:height="0.159cm" svg:x="0.442cm" svg:y="4.22cm" svg:viewBox="0 0 84 160" draw:points="22,141 84,141 84,150 84,160 0,160 0,79 0,0 22,0 22,70">
          <text:p/>
        </draw:polygon>
        <draw:path draw:style-name="gr4" draw:text-style-name="P3" draw:layer="layout" svg:width="0.093cm" svg:height="0.121cm" svg:x="0.539cm" svg:y="4.259cm" svg:viewBox="0 0 94 122" svg:d="M53 0c27 0 41 17 41 44v38 39c-7-1-15 2-17-5l-2-11c-11 9-21 18-41 17-21 0-34-10-34-31 0-22 20-29 39-34 10-2 21-3 34-4 2-21-3-36-23-36-13 0-20 5-28 10-4 3-10 2-12-2l-4-7c13-11 26-18 47-18zM21 90c0 12 8 18 19 18 16 0 25-8 33-16v-13-12c-16 0-29 2-40 6-7 4-12 8-12 17z">
          <text:p/>
        </draw:path>
        <draw:path draw:style-name="gr4" draw:text-style-name="P3" draw:layer="layout" svg:width="0.079cm" svg:height="0.121cm" svg:x="0.656cm" svg:y="4.259cm" svg:viewBox="0 0 80 122" svg:d="M3 34c0-23 16-34 40-34 15 0 27 6 36 14-3 4-6 13-14 9-6-4-12-8-22-7-12 0-20 5-20 16 0 15 17 16 28 21 14 5 29 11 29 30 0 27-17 39-43 39-16 1-29-6-37-14 3-5 6-15 15-10 6 5 12 10 23 9 13 0 22-6 22-20 0-15-17-16-29-21-15-5-28-12-28-32z">
          <text:p/>
        </draw:path>
        <draw:path draw:style-name="gr4" draw:text-style-name="P3" draw:layer="layout" svg:width="0.074cm" svg:height="0.158cm" svg:x="0.745cm" svg:y="4.222cm" svg:viewBox="0 0 75 159" svg:d="M75 149c-6 6-16 10-28 10-18 0-28-11-28-30v-36-37c-8-1-19 3-19-4v-5-4l20-2 4-37c1-6 10-3 16-4v21 20h32v8 7h-32v36 36c0 8 4 14 12 14 7 0 9-4 14-5 2 0 2 0 3 2z">
          <text:p/>
        </draw:path>
        <draw:path draw:style-name="gr4" draw:text-style-name="P3" draw:layer="layout" svg:width="0.216cm" svg:height="0.159cm" svg:x="0.881cm" svg:y="4.22cm" svg:viewBox="0 0 217 160" svg:d="M0 0c9 1 23-3 25 5l31 111c1 3 2 8 3 13 1-5 2-9 4-14l35-110c1-7 19-7 21 0 13 39 26 77 38 117 1 2 1 4 2 7 1-5 2-9 3-13l30-111c3-7 16-4 25-5l-48 160h-20c-13-43-27-86-41-129-1 2-1 5-2 7l-39 122h-19z">
          <text:p/>
        </draw:path>
        <draw:path draw:style-name="gr4" draw:text-style-name="P3" draw:layer="layout" svg:width="0.113cm" svg:height="0.121cm" svg:x="1.097cm" svg:y="4.259cm" svg:viewBox="0 0 114 122" svg:d="M0 60c0-37 20-60 57-60s57 23 57 60c0 39-20 62-57 62s-57-23-57-62zM22 61c0 26 9 45 35 45 25 0 35-20 35-45 0-26-10-45-35-45-26 0-35 19-35 45z">
          <text:p/>
        </draw:path>
        <draw:path draw:style-name="gr4" draw:text-style-name="P3" draw:layer="layout" svg:width="0.066cm" svg:height="0.12cm" svg:x="1.234cm" svg:y="4.259cm" svg:viewBox="0 0 67 121" svg:d="M50 20c-18 1-23 12-28 25v37 39h-22v-60-59c8 1 18-3 19 5l1 18c7-15 19-28 41-25 2 1 4 2 6 3l-2 16c-1 6-9 1-15 1z">
          <text:p/>
        </draw:path>
        <draw:path draw:style-name="gr4" draw:text-style-name="P3" draw:layer="layout" svg:width="0.104cm" svg:height="0.173cm" svg:x="1.31cm" svg:y="4.207cm" svg:viewBox="0 0 105 174" svg:d="M51 52c15 0 24 5 31 13v-32-33h23v86 87c-7-2-17 2-19-6l-3-14c-9 11-20 21-39 21-32 0-44-27-44-61 0-28 11-47 29-57 7-3 14-4 22-4zM22 113c0 24 6 43 29 43 16 0 24-8 31-17v-29-28c-6-9-13-14-27-14-23 0-33 19-33 45z">
          <text:p/>
        </draw:path>
        <draw:path draw:style-name="gr14" draw:text-style-name="P10" draw:layer="layout" svg:width="0.454cm" svg:height="0.46cm" svg:x="6.871cm" svg:y="4.645cm" svg:viewBox="0 0 455 461" svg:d="M455 230c0 129-104 231-232 231s-223-102-223-231c0-127 95-230 223-230s232 103 232 230z">
          <text:p/>
        </draw:path>
        <draw:path draw:style-name="gr6" draw:text-style-name="P1" draw:layer="layout" svg:width="0.454cm" svg:height="0.46cm" svg:x="6.871cm" svg:y="4.645cm" svg:viewBox="0 0 455 461" svg:d="M455 230c0 129-104 231-232 231s-223-102-223-231c0-127 95-230 223-230s232 103 232 230z">
          <text:p/>
        </draw:path>
        <draw:path draw:style-name="gr4" draw:text-style-name="P3" draw:layer="layout" svg:width="0.124cm" svg:height="0.158cm" svg:x="6.577cm" svg:y="5.184cm" svg:viewBox="0 0 125 159" svg:d="M19 36c0 4 1 7 1 11v56 56h-20v-80-79c7 1 15-1 19 4l87 119c0-3 0-7 0-11v-56-56h19v79 80c-7 0-15 2-19-3z">
          <text:p/>
        </draw:path>
        <draw:path draw:style-name="gr4" draw:text-style-name="P3" draw:layer="layout" svg:width="0.105cm" svg:height="0.121cm" svg:x="6.728cm" svg:y="5.223cm" svg:viewBox="0 0 106 122" svg:d="M56 122c-37 0-56-25-56-64 0-27 12-45 32-54 7-3 15-4 23-4 32 0 51 20 51 52 0 6-1 9-5 9h-80c1 26 11 44 37 44 13 1 22-4 30-9 9-7 12 4 16 8-11 11-27 18-48 18zM86 48c-1-20-11-33-30-33-21 0-32 14-35 33z">
          <text:p/>
        </draw:path>
        <draw:path draw:style-name="gr4" draw:text-style-name="P3" draw:layer="layout" svg:width="0.101cm" svg:height="0.118cm" svg:x="6.841cm" svg:y="5.224cm" svg:viewBox="0 0 102 119" svg:d="M36 58l-35-58h20c4 0 5 2 6 4l25 42c0-2 1-3 2-5l22-37c1-2 2-3 5-4h19l-35 57 37 62h-20c-4 0-6-2-7-4l-26-46c0 2-1 4-2 5l-22 41c-2 2-3 4-7 4h-18z">
          <text:p/>
        </draw:path>
        <draw:path draw:style-name="gr4" draw:text-style-name="P3" draw:layer="layout" svg:width="0.074cm" svg:height="0.158cm" svg:x="6.95cm" svg:y="5.186cm" svg:viewBox="0 0 75 159" svg:d="M75 149c-7 6-17 10-28 10-19 0-30-11-30-30v-36-36c-6-1-17 3-17-5v-4-4l18-2 5-38c0-6 11-3 17-4v21 21h32v7 8h-32v35 35c-1 9 4 15 11 15s10-4 14-6c2 0 3 1 3 2z">
          <text:p/>
        </draw:path>
        <draw:path draw:style-name="gr4" draw:text-style-name="P3" draw:layer="layout" svg:width="0.217cm" svg:height="0.158cm" svg:x="7.085cm" svg:y="5.184cm" svg:viewBox="0 0 218 159" svg:d="M0 0c9 1 23-3 26 5l30 110c2 4 3 9 4 14 1-5 2-10 3-14l35-110c2-7 19-7 22 0 11 39 25 77 37 117 0 2 1 4 1 7 1-5 2-10 3-14l32-110c2-8 15-4 25-5l-49 159h-20c-14-42-28-86-41-129 0 3-1 6-2 8l-38 121h-20z">
          <text:p/>
        </draw:path>
        <draw:path draw:style-name="gr4" draw:text-style-name="P3" draw:layer="layout" svg:width="0.112cm" svg:height="0.121cm" svg:x="7.302cm" svg:y="5.223cm" svg:viewBox="0 0 113 122" svg:d="M0 60c0-37 19-60 57-60 37 0 56 23 56 60 0 39-19 62-56 62-38 0-57-23-57-62zM22 60c0 26 9 46 35 46 25 0 34-20 34-46 0-25-9-44-34-44-26 0-35 19-35 44z">
          <text:p/>
        </draw:path>
        <draw:path draw:style-name="gr4" draw:text-style-name="P3" draw:layer="layout" svg:width="0.065cm" svg:height="0.12cm" svg:x="7.439cm" svg:y="5.223cm" svg:viewBox="0 0 66 121" svg:d="M49 21c-16 1-22 12-27 25v37 38h-22v-60-59c8 1 19-3 19 6l2 18c7-15 18-29 39-25 2 1 4 2 6 3l-2 15c-1 7-9 2-15 2z">
          <text:p/>
        </draw:path>
        <draw:path draw:style-name="gr4" draw:text-style-name="P3" draw:layer="layout" svg:width="0.104cm" svg:height="0.173cm" svg:x="7.514cm" svg:y="5.171cm" svg:viewBox="0 0 105 174" svg:d="M51 51c16 0 25 6 33 14v-32-33h21v87 85c-7 0-17 3-18-4l-2-14c-10 11-21 20-40 20-33 0-45-26-45-60 0-28 11-48 30-58 6-3 13-5 21-5zM22 114c1 24 6 43 29 43 17 0 25-8 33-18v-28-29c-7-8-14-14-28-14-24 0-34 20-34 46z">
          <text:p/>
        </draw:path>
        <draw:path draw:style-name="gr4" draw:text-style-name="P3" draw:layer="layout" svg:width="0.168cm" svg:height="0.155cm" svg:x="3.167cm" svg:y="0.596cm" svg:viewBox="0 0 169 156" svg:d="M33 0h67c41 0 69 22 69 65 0 29-14 53-38 72-17 13-42 19-70 19h-61v-4c13-2 16-4 19-18l29-107c2-5 3-10 3-13 0-7-3-10-18-11zM77 16l-29 101c-5 16-6 20-6 23 0 6 6 9 16 9 25 0 44-7 58-21 17-17 27-45 27-69 0-19-8-35-19-44-8-5-17-8-31-8-9 0-14 1-16 9z">
          <text:p/>
        </draw:path>
        <draw:path draw:style-name="gr4" draw:text-style-name="P3" draw:layer="layout" svg:width="0.095cm" svg:height="0.15cm" svg:x="3.345cm" svg:y="0.672cm" svg:viewBox="0 0 96 151" svg:d="M76 0l-11 41c8 0 13 1 18 3 8 3 13 9 13 20 0 20-18 53-52 54l-9 33h-13l9-33c-8 0-14-1-18-3-9-2-13-10-13-21 0-17 19-53 50-53h2l11-41zM64 45l-19 69c4 0 7 0 11-3 14-7 26-36 26-50 0-8-3-12-8-15-2-1-7-1-10-1zM31 114l19-69c-19 0-36 30-36 54 0 7 3 12 8 14 3 1 6 1 9 1z">
          <text:p/>
        </draw:path>
        <draw:path draw:style-name="gr4" draw:text-style-name="P3" draw:layer="layout" svg:width="0.146cm" svg:height="0.145cm" svg:x="2.103cm" svg:y="1.729cm" svg:viewBox="0 0 147 146" svg:d="M3 28l-3-4c23-22 43-24 65-24 46 0 82 4 82 25 0 10-5 19-15 19-6 0-12-5-12-12 0-11 11-8 11-13 0-6-20-10-40-10-9 0-12 1-15 10l-12 44h47l-3 9h-47l-11 33c-11 39-25 41-46 41l1-5c8 0 13-6 17-21l26-90c1-2 3-7 3-11 0-5-3-7-11-7-18 0-32 11-37 16z">
          <text:p/>
        </draw:path>
        <draw:path draw:style-name="gr4" draw:text-style-name="P3" draw:layer="layout" svg:width="0.056cm" svg:height="0.187cm" svg:x="2.26cm" svg:y="1.726cm" svg:viewBox="0 0 57 188" svg:d="M57 185l-2 3c-36-19-55-58-55-95 0-41 19-73 56-93l1 3c-30 26-38 47-38 89 0 41 7 67 38 93z">
          <text:p/>
        </draw:path>
        <draw:path draw:style-name="gr4" draw:text-style-name="P3" draw:layer="layout" svg:width="0.027cm" svg:height="0.027cm" svg:x="2.341cm" svg:y="1.805cm" svg:viewBox="0 0 28 28" svg:d="M28 15c0 6-7 13-15 13-7 0-13-7-13-13 0-7 6-15 13-15 8 0 15 8 15 15z">
          <text:p/>
        </draw:path>
        <draw:path draw:style-name="gr4" draw:text-style-name="P3" draw:layer="layout" svg:width="0.03cm" svg:height="0.132cm" svg:x="2.459cm" svg:y="1.773cm" svg:viewBox="0 0 31 133" svg:d="M25 12c0 7-6 12-13 12s-12-5-12-12 5-12 12-12 13 6 13 12zM5 133l-1-4c12-8 19-16 19-23 0-2-2-3-4-3s-5 0-7 0c-7 0-12-4-12-11s5-13 12-13c12 0 19 8 19 20 0 14-9 27-26 34z">
          <text:p/>
        </draw:path>
        <draw:path draw:style-name="gr4" draw:text-style-name="P3" draw:layer="layout" svg:width="0.125cm" svg:height="0.195cm" svg:x="2.545cm" svg:y="1.724cm" svg:viewBox="0 0 126 196" svg:d="M101 0l-15 53c10 0 16 0 22 3 11 4 18 12 18 28 0 25-24 69-67 70l-12 42h-18l12-42c-9 0-18-1-23-3-13-3-18-14-18-28 0-23 25-70 66-70h3l15-53zM85 57l-25 92c5 0 9-1 15-4 18-9 33-49 33-67 0-9-4-15-10-19-2-1-9-2-13-2zM43 149l25-92c-26 0-48 40-48 72 0 9 3 15 10 18 3 1 7 2 13 2z">
          <text:p/>
        </draw:path>
        <draw:path draw:style-name="gr4" draw:text-style-name="P3" draw:layer="layout" svg:width="0.089cm" svg:height="0.138cm" svg:x="2.654cm" svg:y="1.802cm" svg:viewBox="0 0 90 139" svg:d="M29 38h15c4-10 6-19 11-26s11-12 21-12c9 0 14 4 14 10 0 3-3 6-7 6-3 0-6-2-6-6 0-3 2-4 2-5s-2-2-4-2c-9 0-15 11-19 35h16v6h-17l-11 50c-7 29-17 45-31 45-8 0-13-5-13-10 0-4 3-7 6-7s6 3 6 7c0 1-1 2-1 4 0 1 1 2 2 2 8 0 12-8 16-25l14-66h-14z">
          <text:p/>
        </draw:path>
        <draw:path draw:style-name="gr4" draw:text-style-name="P3" draw:layer="layout" svg:width="0.056cm" svg:height="0.187cm" svg:x="2.772cm" svg:y="1.726cm" svg:viewBox="0 0 57 188" svg:d="M0 3l2-3c35 20 55 56 55 94 0 40-20 73-56 94l-1-3c32-26 38-48 38-91 0-41-5-66-38-91z">
          <text:p/>
        </draw:path>
        <draw:path draw:style-name="gr4" draw:text-style-name="P3" draw:layer="layout" svg:width="0.155cm" svg:height="0.158cm" svg:x="2.908cm" svg:y="2.509cm" svg:viewBox="0 0 156 159" svg:d="M156 81v4c-16 1-20 3-23 17l-11 43c-18 10-34 14-55 14-20 0-37-5-49-17s-18-29-18-45c0-34 18-63 43-81 15-10 33-16 51-16 10 0 21 1 31 5 5 3 7 3 10 3 6 0 10-3 14-8l3 1-11 46-4-1c-1-10-4-19-9-25-7-9-18-13-32-13-19 0-34 8-46 23-15 19-24 45-24 72 0 30 17 47 47 47 10 0 19-2 24-8 3-2 4-5 9-23 5-15 7-20 7-26 0-4-4-6-12-7l-7-1v-4z">
          <text:p/>
        </draw:path>
        <draw:path draw:style-name="gr4" draw:text-style-name="P3" draw:layer="layout" svg:width="0.077cm" svg:height="0.113cm" svg:x="3.067cm" svg:y="2.587cm" svg:viewBox="0 0 78 114" svg:d="M78 29c0 26-11 50-23 66-10 14-22 19-33 19-14 0-22-11-22-28 0-36 20-65 37-78 7-6 14-8 20-8 12 0 21 9 21 29zM20 55h39c3-10 4-21 4-34 0-10-2-16-8-16-14 0-30 36-35 50zM58 60h-38c-4 8-5 17-5 28 0 14 3 23 9 23 16 0 30-35 34-51z">
          <text:p/>
        </draw:path>
        <draw:polygon draw:style-name="gr15" draw:text-style-name="P11" draw:layer="layout" svg:width="0.059cm" svg:height="0.114cm" svg:x="4.087cm" svg:y="1.739cm" svg:viewBox="0 0 60 115" draw:points="17,102 60,102 60,108 60,115 0,115 0,57 0,0 17,0 17,50">
          <text:p/>
        </draw:polygon>
        <draw:path draw:style-name="gr15" draw:text-style-name="P11" draw:layer="layout" svg:width="0.075cm" svg:height="0.087cm" svg:x="4.156cm" svg:y="1.767cm" svg:viewBox="0 0 76 88" svg:d="M40 88c-27 0-40-19-40-46 0-20 9-33 23-39 5-2 10-3 17-3 22 0 36 14 36 38 0 4 0 6-4 6h-57c0 18 8 31 27 31 9 0 15-3 21-7s9 3 12 6c-8 9-20 14-35 14zM61 34c0-14-7-23-21-23-15 0-23 10-25 23z">
          <text:p/>
        </draw:path>
        <draw:path draw:style-name="gr15" draw:text-style-name="P11" draw:layer="layout" svg:width="0.066cm" svg:height="0.087cm" svg:x="4.245cm" svg:y="1.767cm" svg:viewBox="0 0 67 88" svg:d="M37 0c20 0 30 12 30 32v27 28c-5-1-11 1-13-4l-1-9c-8 8-15 14-30 14-14 0-23-9-23-23 0-16 13-21 27-24 7-2 15-3 24-3 1-15-2-26-16-26-9 0-15 4-20 7-3 3-7 2-8-1l-3-5c8-8 18-13 33-13zM14 64c0 8 6 12 14 12 11 0 18-5 23-11v-9-8c-11 0-21 1-28 5-5 2-9 5-9 11z">
          <text:p/>
        </draw:path>
        <draw:path draw:style-name="gr15" draw:text-style-name="P11" draw:layer="layout" svg:width="0.068cm" svg:height="0.123cm" svg:x="4.333cm" svg:y="1.73cm" svg:viewBox="0 0 69 124" svg:d="M16 0v37 36c4 0 7 0 9-2l22-29c3-5 13-2 20-3l-27 33c-1 2-3 4-5 5 2 1 4 3 5 5l29 42c-7-1-17 2-20-3l-23-35c-2-2-2-3-6-3h-4v21 20h-16v-62-62z">
          <text:p/>
        </draw:path>
        <draw:path draw:style-name="gr15" draw:text-style-name="P11" draw:layer="layout" svg:width="0.076cm" svg:height="0.087cm" svg:x="4.403cm" svg:y="1.767cm" svg:viewBox="0 0 77 88" svg:d="M41 88c-27 0-41-19-41-46 0-20 10-33 24-39 4-2 10-3 16-3 24 0 37 14 37 38 0 4-1 6-4 6h-58c1 18 9 31 27 31 11 0 17-3 23-7s8 3 10 6c-7 9-18 14-34 14zM63 34c0-14-7-23-23-23-14 0-22 10-24 23z">
          <text:p/>
        </draw:path>
        <draw:path draw:style-name="gr15" draw:text-style-name="P11" draw:layer="layout" svg:width="0.075cm" svg:height="0.124cm" svg:x="4.491cm" svg:y="1.73cm" svg:viewBox="0 0 76 125" svg:d="M37 37c12 0 18 5 23 11v-25-23h16v62 62c-5-1-13 2-13-3l-2-10c-7 7-15 14-29 14-23 0-32-19-32-43 0-20 8-34 21-42 5-2 10-3 16-3zM16 82c0 17 4 31 21 31 12 0 18-6 23-13v-20-21c-4-6-9-10-20-10-17 0-24 14-24 33z">
          <text:p/>
        </draw:path>
        <draw:polygon draw:style-name="gr15" draw:text-style-name="P11" draw:layer="layout" svg:width="0.016cm" svg:height="0.113cm" svg:x="4.089cm" svg:y="1.952cm" svg:viewBox="0 0 17 114" draw:points="17,114 0,114 0,56 0,0 17,0 17,56">
          <text:p/>
        </draw:polygon>
        <draw:path draw:style-name="gr15" draw:text-style-name="P11" draw:layer="layout" svg:width="0.07cm" svg:height="0.086cm" svg:x="4.132cm" svg:y="1.979cm" svg:viewBox="0 0 71 87" svg:d="M38 12c-10 1-17 6-23 12v32 31h-15v-42-43c4 0 12-2 13 3l1 9c8-7 16-14 29-14 19 0 28 13 28 32v28 27h-15v-27-28c0-12-6-20-18-20z">
          <text:p/>
        </draw:path>
        <draw:path draw:style-name="gr15" draw:text-style-name="P11" draw:layer="layout" svg:width="0.05cm" svg:height="0.121cm" svg:x="4.214cm" svg:y="1.944cm" svg:viewBox="0 0 51 122" svg:d="M44 12c-15-1-17 11-16 26h23v6 5h-23v36 37h-16v-37-36c-4 0-9 0-11-2-2-1-1-6-1-9h12c-1-23 7-38 29-38 4 0 7 1 10 1 0 4 1 10-2 10-2 0-3 1-5 1z">
          <text:p/>
        </draw:path>
        <draw:path draw:style-name="gr15" draw:text-style-name="P11" draw:layer="layout" svg:width="0.081cm" svg:height="0.087cm" svg:x="4.268cm" svg:y="1.979cm" svg:viewBox="0 0 82 88" svg:d="M0 45c0-28 14-45 41-45s41 17 41 45c0 27-14 43-41 43s-41-16-41-43zM16 45c0 18 6 32 25 32s25-14 25-32c0-20-6-33-25-33s-25 13-25 33z">
          <text:p/>
        </draw:path>
        <draw:path draw:style-name="gr15" draw:text-style-name="P11" draw:layer="layout" svg:width="0.047cm" svg:height="0.086cm" svg:x="4.366cm" svg:y="1.979cm" svg:viewBox="0 0 48 87" svg:d="M36 15c-13 1-17 9-20 18v27 27h-16v-42-43c6 0 13-3 14 4l1 12c5-10 13-20 29-17 2 0 3 1 4 2l-1 11c-1 4-7 1-11 1z">
          <text:p/>
        </draw:path>
        <draw:path draw:style-name="gr15" draw:text-style-name="P11" draw:layer="layout" svg:width="0.117cm" svg:height="0.086cm" svg:x="4.43cm" svg:y="1.979cm" svg:viewBox="0 0 118 87" svg:d="M35 12c-9 0-16 6-20 11v33 31h-15v-42-43c4 0 12-2 12 3l2 8c6-6 13-13 25-13 13 0 19 8 22 18 5-11 14-17 28-18 19 0 29 13 29 32v28 27h-15v-27-28c0-12-6-20-18-20s-18 8-18 20v28 27h-16v-27-28c1-12-4-20-16-20z">
          <text:p/>
        </draw:path>
        <draw:path draw:style-name="gr15" draw:text-style-name="P11" draw:layer="layout" svg:width="0.067cm" svg:height="0.087cm" svg:x="4.565cm" svg:y="1.979cm" svg:viewBox="0 0 68 88" svg:d="M39 0c19 0 29 12 29 32v28 27c-5 0-11 2-12-3l-2-8c-7 7-15 13-29 12-14 0-25-7-25-22s15-20 29-25c7-1 15-2 24-2 1-16-2-27-16-27-9 0-15 4-20 8-3 2-7 1-9-2l-2-4c8-8 18-14 33-14zM16 65c0 9 5 13 14 13 11 0 17-5 23-11v-9-9c-11 1-21 2-29 5-4 2-8 5-8 11z">
          <text:p/>
        </draw:path>
        <draw:path draw:style-name="gr15" draw:text-style-name="P11" draw:layer="layout" svg:width="0.054cm" svg:height="0.113cm" svg:x="4.644cm" svg:y="1.953cm" svg:viewBox="0 0 55 114" svg:d="M55 107c-5 4-12 7-21 7-13 0-21-8-21-21v-27-26c-5 0-13 2-13-3v-3-3l14-2 3-26c2-4 8-2 12-3v15 14h24v6 5h-24v26 26c0 6 3 10 9 10 5 0 7-3 10-4 1 0 2 1 2 2z">
          <text:p/>
        </draw:path>
        <draw:path draw:style-name="gr15" draw:text-style-name="P11" draw:layer="layout" svg:width="0.022cm" svg:height="0.122cm" svg:x="4.71cm" svg:y="1.943cm" svg:viewBox="0 0 23 123" svg:d="M20 38v42 43h-16v-43-42zM12 0c6 0 11 5 11 11 0 7-5 11-11 11-7 0-12-4-12-11 0-6 5-11 12-11z">
          <text:p/>
        </draw:path>
        <draw:path draw:style-name="gr15" draw:text-style-name="P11" draw:layer="layout" svg:width="0.08cm" svg:height="0.087cm" svg:x="4.748cm" svg:y="1.979cm" svg:viewBox="0 0 81 88" svg:d="M0 45c0-28 14-45 40-45 27 0 41 17 41 45 0 27-14 43-41 43-26 0-40-16-40-43zM15 45c0 18 7 32 25 32 19 0 26-14 26-32 0-20-7-33-26-33-18 0-25 13-25 33z">
          <text:p/>
        </draw:path>
        <draw:path draw:style-name="gr15" draw:text-style-name="P11" draw:layer="layout" svg:width="0.07cm" svg:height="0.086cm" svg:x="4.847cm" svg:y="1.979cm" svg:viewBox="0 0 71 87" svg:d="M38 12c-10 1-17 6-22 12v32 31h-16v-42-43c5 0 13-2 14 3l1 9c7-7 15-14 28-14 19 0 28 13 28 32v28 27h-15v-27-28c0-12-6-20-18-20z">
          <text:p/>
        </draw:path>
        <draw:path draw:style-name="gr4" draw:text-style-name="P3" draw:layer="layout" svg:width="0.108cm" svg:height="0.151cm" svg:x="0.588cm" svg:y="1.708cm" svg:viewBox="0 0 109 152" svg:d="M109 0l-9 44-4-1c0-22-5-36-25-36-16 0-25 8-25 23 0 10 2 14 22 35 19 20 24 29 24 44 0 25-19 43-44 43-7 0-13-2-24-5-6-3-8-3-10-3-5 0-8 2-10 7h-4l8-50 4 1c0 2 0 3 0 5 0 22 13 37 32 37 17 0 29-11 29-28 0-10-3-16-13-27l-8-10c-4-3-6-6-9-9-14-14-18-22-18-34 0-23 19-36 40-36 7 0 14 1 19 3s7 3 11 3 6-1 9-6z">
          <text:p/>
        </draw:path>
        <draw:path draw:style-name="gr4" draw:text-style-name="P3" draw:layer="layout" svg:width="0.04cm" svg:height="0.087cm" svg:x="0.701cm" svg:y="1.803cm" svg:viewBox="0 0 41 88" svg:d="M41 19l-1 5h-13l-14 51c0 1 0 2 0 2 0 3 0 3 2 3s5-3 13-12l2 1c-9 14-14 19-22 19-6 0-8-3-8-6 0-2 1-7 2-12l13-46h-13v-1c0-1 2-3 7-4 4-1 15-9 20-18l2-1c2 0 2 1 2 1v1l-5 17z">
          <text:p/>
        </draw:path>
        <draw:path draw:style-name="gr4" draw:text-style-name="P3" draw:layer="layout" svg:width="0.143cm" svg:height="0.222cm" svg:x="3.911cm" svg:y="0.753cm" svg:viewBox="0 0 144 223" svg:d="M47 64h24c5-18 9-33 17-44s19-20 35-20c12 0 21 7 21 16 0 6-5 10-10 10s-10-3-10-9c0-4 3-6 3-8s-2-3-6-3c-14 0-24 17-31 58h28l-2 8h-28l-18 80c-10 47-27 71-50 71-11 0-20-7-20-16 0-5 5-10 9-10 7 0 10 4 10 10 0 3-2 4-2 7 0 2 2 4 5 4 11 0 18-14 24-41l22-105h-23z">
          <text:p/>
        </draw:path>
        <draw:path draw:style-name="gr4" draw:text-style-name="P3" draw:layer="layout" svg:width="0.046cm" svg:height="0.098cm" svg:x="4.024cm" svg:y="0.865cm" svg:viewBox="0 0 47 99" svg:d="M47 20l-1 6h-15l-15 59c-1 1-1 2-1 2 0 3 2 3 3 3 3 0 6-3 15-14l1 1c-10 17-16 22-24 22-5 0-10-2-10-7 0-1 2-7 4-13l14-53h-13c-1-1-1-1-1-1 0-2 2-4 7-5s16-9 23-19c0-1 2-1 2-1 2 0 2 0 2 0 0 0 0 1 0 2l-5 18z">
          <text:p/>
        </draw:path>
        <draw:path draw:style-name="gr4" draw:text-style-name="P3" draw:layer="layout" svg:width="0.064cm" svg:height="0.104cm" svg:x="5.007cm" svg:y="1.758cm" svg:viewBox="0 0 65 105" svg:d="M25 36l24 14c16 9 16 15 16 27 0 15-16 28-32 28 0 0-8 0-17-3 0-1-8-1-8-1l-8 2v-34c8 21 16 31 33 31 8 0 16-7 16-17 0-6 0-12-8-16l-16-7c-17-9-25-20-25-33 0-17 16-27 33-27 0 0 8 0 16 3 0 1 0 1 0 1 8 0 8 0 8-1v29c-8-20-16-27-24-27s-17 5-17 15c0 5 0 11 9 16z">
          <text:p/>
        </draw:path>
        <draw:path draw:style-name="gr4" draw:text-style-name="P3" draw:layer="layout" svg:width="0.047cm" svg:height="0.15cm" svg:x="5.087cm" svg:y="1.709cm" svg:viewBox="0 0 48 151" svg:d="M31 11c0 6 0 11-8 11s-8-5-8-11 0-11 8-11 8 5 8 11zM48 151h-48v-3c15-1 15-3 15-20v-49c0-10 0-14-7-14 0 0-8 0-8 1v-4l31-13v1 78c0 16 9 19 17 20z">
          <text:p/>
        </draw:path>
        <draw:path draw:style-name="gr4" draw:text-style-name="P3" draw:layer="layout" svg:width="0.096cm" svg:height="0.149cm" svg:x="5.15cm" svg:y="1.758cm" svg:viewBox="0 0 97 150" svg:d="M97 16h-16c0 7 0 12 0 19 0 11 0 19-9 25-8 6-16 9-24 9 0 0-8 0-8-1l-8-1c0 3-8 10-8 15 0 3 0 5 16 5l24 2c25 0 33 9 33 25 0 8-8 16-16 23-9 8-25 13-41 13-24 0-40-9-40-21 0-8 8-15 24-28-16-4-16-7-16-12 0-4 0-8 8-15 8-3 8-5 16-8-16-8-24-16-24-30 0-20 16-36 40-36 0 0 8 1 16 3v2c8 2 8 2 17 2h16zM24 27c0 22 8 36 24 36 8 0 16-8 16-20 0-8 0-19-8-26 0-7-8-10-16-10s-16 7-16 20zM89 117c0-8-8-11-25-11-16 0-32-2-40-4-8 12-8 15-8 20 0 10 8 16 32 16s41-8 41-21z">
          <text:p/>
        </draw:path>
        <draw:path draw:style-name="gr4" draw:text-style-name="P3" draw:layer="layout" svg:width="0.167cm" svg:height="0.101cm" svg:x="5.254cm" svg:y="1.758cm" svg:viewBox="0 0 168 102" svg:d="M168 102h-48v-3c16-1 16-4 16-16v-47c0-17 0-25-16-25-8 0-16 4-24 14v57c0 14 0 17 16 17v3h-47v-3c8-1 15-2 15-16v-47c0-15-7-25-15-25-9 0-25 5-25 10 0 2 0 3 0 4v62c0 10 0 11 8 12v3h-48v-3c16 0 16-3 16-16v-56c0-10 0-14-8-14l-8 1v-4c16-3 24-6 32-10v1 16h8c8-15 25-17 33-17 7 0 15 6 23 19 8-13 24-19 32-19 16 0 24 14 24 40v46c0 9 8 12 16 12v1z">
          <text:p/>
        </draw:path>
        <draw:path draw:style-name="gr4" draw:text-style-name="P3" draw:layer="layout" svg:width="0.096cm" svg:height="0.104cm" svg:x="5.429cm" svg:y="1.758cm" svg:viewBox="0 0 97 105" svg:d="M97 51c0 32-17 54-49 54-24 0-48-22-48-53s24-52 48-52c32 0 49 20 49 51zM80 58c0-15-8-31-8-41-8-6-16-10-24-10-16 0-24 12-24 36 0 16 0 32 8 44 8 7 16 11 24 11 16 0 24-15 24-40z">
          <text:p/>
        </draw:path>
        <draw:path draw:style-name="gr4" draw:text-style-name="P3" draw:layer="layout" svg:width="0.047cm" svg:height="0.15cm" svg:x="5.541cm" svg:y="1.709cm" svg:viewBox="0 0 48 151" svg:d="M32 11c0 6 0 11-8 11-7 0-15-5-15-11s8-11 15-11c8 0 8 5 8 11zM48 151h-48v-3c17-1 17-3 17-20v-49c0-10 0-14-8-14 0 0-9 0-9 1v-4l32-13v1 78c0 16 0 19 16 20z">
          <text:p/>
        </draw:path>
        <draw:path draw:style-name="gr4" draw:text-style-name="P3" draw:layer="layout" svg:width="0.104cm" svg:height="0.153cm" svg:x="5.604cm" svg:y="1.709cm" svg:viewBox="0 0 105 154" svg:d="M105 142l-40 12v-1-14c-8 10-16 15-24 15-24 0-41-19-41-48 0-32 17-57 41-57 16 0 16 3 24 10v-34c0-10 0-12-8-12h-8v-4c16-3 24-5 40-9v1 126c0 9 0 12 8 12h8zM65 129v-52c0-11-8-21-16-21-24 0-32 16-32 40 0 28 16 46 32 46 8 0 8-3 16-7 0-2 0-4 0-6z">
          <text:p/>
        </draw:path>
        <draw:path draw:style-name="gr4" draw:text-style-name="P3" draw:layer="layout" svg:width="0.057cm" svg:height="0.188cm" svg:x="5.716cm" svg:y="1.71cm" svg:viewBox="0 0 58 189" svg:d="M58 186v3c-41-20-58-58-58-95 0-41 17-73 58-94v4c-33 27-41 47-41 90 0 40 8 65 41 92z">
          <text:p/>
        </draw:path>
        <draw:path draw:style-name="gr4" draw:text-style-name="P3" draw:layer="layout" svg:width="0.032cm" svg:height="0.026cm" svg:x="5.795cm" svg:y="1.791cm" svg:viewBox="0 0 33 27" svg:d="M33 13c0 7-8 14-16 14s-17-8-17-14c0-7 9-13 17-13s16 6 16 13z">
          <text:p/>
        </draw:path>
        <draw:path draw:style-name="gr4" draw:text-style-name="P3" draw:layer="layout" svg:width="0.032cm" svg:height="0.132cm" svg:x="5.915cm" svg:y="1.758cm" svg:viewBox="0 0 33 133" svg:d="M25 13c0 6-8 12-8 12-9 0-17-6-17-12 0-7 8-13 17-13 0 0 8 6 8 13zM8 133v-3c9-8 17-16 17-25 0-1 0-3-8-3v1c-9 0-17-5-17-12s8-12 17-12c8 0 16 8 16 19 0 16-8 28-25 35z">
          <text:p/>
        </draw:path>
        <draw:path draw:style-name="gr4" draw:text-style-name="P3" draw:layer="layout" svg:width="0.127cm" svg:height="0.196cm" svg:x="6.003cm" svg:y="1.709cm" svg:viewBox="0 0 128 197" svg:d="M96 0l-8 53c8 0 16 0 16 3 16 4 24 12 24 28 0 25-24 70-73 70l-8 43h-24l16-43c-8 0-16-1-23-3-8-4-16-14-16-28 0-23 23-70 63-70l17-53zM80 58l-25 91c8 0 8 0 16-3 17-9 33-49 33-67 0-11 0-16-8-19 0-2-8-2-16-2zM39 149l24-91c-24 0-47 39-47 70 0 11 7 17 15 19 0 2 0 2 8 2z">
          <text:p/>
        </draw:path>
        <draw:path draw:style-name="gr4" draw:text-style-name="P3" draw:layer="layout" svg:width="0.04cm" svg:height="0.108cm" svg:x="6.138cm" svg:y="1.786cm" svg:viewBox="0 0 41 109" svg:d="M41 1l-25 92c0 3 0 5 0 7s0 2 0 2c0 0 8-2 8-8l9-6v2c-9 15-17 19-25 19 0 0-8-3-8-8 0-2 0-3 0-5l24-82c0-2 0-3 0-3 0-2 0-4-8-4v-3c8-1 17-1 25-4z">
          <text:p/>
        </draw:path>
        <draw:path draw:style-name="gr4" draw:text-style-name="P3" draw:layer="layout" svg:width="0.063cm" svg:height="0.188cm" svg:x="6.202cm" svg:y="1.71cm" svg:viewBox="0 0 64 189" svg:d="M0 4l8-4c33 21 56 58 56 95 0 41-23 72-56 94l-8-3c33-27 41-48 41-90 0-41 0-67-41-92z">
          <text:p/>
        </draw:path>
        <draw:path draw:style-name="gr4" draw:text-style-name="P3" draw:layer="layout" svg:width="0.24cm" svg:height="0.158cm" svg:x="3.368cm" svg:y="3.214cm" svg:viewBox="0 0 241 159" svg:d="M238 137l3 5c-8 10-19 14-31 14-5 0-20-2-20-18 0-1 0-2 2-13l9-86-92 108h-3c-13-28-24-55-32-90-4 19-11 56-28 84-7 11-15 18-26 18s-20-8-20-18c0-8 4-14 12-14 11 0 9 13 16 13 4 0 10-4 14-10 16-29 29-106 35-130h6c10 43 20 84 38 119l101-119h6l-13 123c-1 2-1 5-1 7 0 7 2 13 10 13 7 0 12-4 14-6z">
          <text:p/>
        </draw:path>
        <draw:path draw:style-name="gr4" draw:text-style-name="P3" draw:layer="layout" svg:width="0.056cm" svg:height="0.187cm" svg:x="3.627cm" svg:y="3.214cm" svg:viewBox="0 0 57 188" svg:d="M57 185l-3 3c-35-20-54-58-54-95 0-41 19-73 54-93l3 3c-31 26-38 47-38 89 0 41 7 66 38 93z">
          <text:p/>
        </draw:path>
        <draw:path draw:style-name="gr4" draw:text-style-name="P3" draw:layer="layout" svg:width="0.078cm" svg:height="0.1cm" svg:x="3.693cm" svg:y="3.265cm" svg:viewBox="0 0 79 101" svg:d="M79 0l-5 32h-3c-3-20-9-27-20-27-7 0-13 4-13 13 0 6 3 13 12 23 11 13 15 22 15 30 0 18-13 29-33 29-4 0-7 0-12-1-4-3-7-3-9-3-3 0-5 2-7 5h-4l5-35h3c4 21 11 30 23 30 11 0 17-6 17-17 0-7-4-15-12-25-11-12-15-22-15-30 0-15 10-24 27-24 4 0 8 0 13 2 4 2 7 2 8 2 3 0 5-1 6-4z">
          <text:p/>
        </draw:path>
        <draw:path draw:style-name="gr4" draw:text-style-name="P3" draw:layer="layout" svg:width="0.04cm" svg:height="0.087cm" svg:x="3.782cm" svg:y="3.31cm" svg:viewBox="0 0 41 88" svg:d="M41 18l-1 6h-13l-13 52c0 1-1 1-1 1 0 3 1 4 2 4 3 0 5-4 13-13l2 1c-9 15-14 19-22 19-6 0-8-2-8-6 0-1 1-6 2-12l13-46h-13c0-1 0-2 0-2 0-1 2-2 7-3 5-2 15-9 20-17 0-1 2-2 2-2 2 0 2 1 2 2l-5 16z">
          <text:p/>
        </draw:path>
        <draw:path draw:style-name="gr4" draw:text-style-name="P3" draw:layer="layout" svg:width="0.031cm" svg:height="0.054cm" svg:x="3.856cm" svg:y="3.339cm" svg:viewBox="0 0 32 55" svg:d="M6 55l-2-4c12-8 18-16 18-23 0-2-1-3-3-3s-4 0-6 0c-8 0-13-4-13-11 0-8 5-14 13-14 10 0 19 8 19 21s-11 27-26 34z">
          <text:p/>
        </draw:path>
        <draw:path draw:style-name="gr4" draw:text-style-name="P3" draw:layer="layout" svg:width="0.101cm" svg:height="0.152cm" svg:x="3.94cm" svg:y="3.212cm" svg:viewBox="0 0 102 153" svg:d="M99 125l3 3c-14 19-21 25-32 25-7 0-10-4-10-9 0-3 2-10 4-20l13-47c1-4 1-6 1-7 0-4-1-6-6-6-8 0-22 13-33 31-9 13-14 21-23 56h-16l33-123c2-7 3-10 3-14s-5-5-10-5h-6v-3c14-2 23-4 35-6l2 1-27 99c20-33 37-47 51-47 10 0 14 7 14 15 0 5-4 21-10 42-4 13-7 26-7 29 0 2 1 4 3 4 3 0 6-3 18-18z">
          <text:p/>
        </draw:path>
        <draw:path draw:style-name="gr4" draw:text-style-name="P3" draw:layer="layout" svg:width="0.139cm" svg:height="0.102cm" svg:x="4.043cm" svg:y="3.184cm" svg:viewBox="0 0 140 103" svg:d="M140 0v3c-9 1-11 3-13 11l-20 71c-1 3-3 7-3 9 0 4 4 7 13 7v2h-42v-2c10-1 13-4 16-14l19-73-58 89h-3l-10-86-18 68c-1 2-1 6-1 8 0 4 2 7 10 8v2h-30v-2c8-1 10-4 15-21l19-64c0-4 1-6 1-8 0-3-4-5-11-5v-3h28l9 78 51-78z">
          <text:p/>
        </draw:path>
        <draw:path draw:style-name="gr4" draw:text-style-name="P3" draw:layer="layout" svg:width="0.04cm" svg:height="0.086cm" svg:x="4.052cm" svg:y="3.347cm" svg:viewBox="0 0 41 87" svg:d="M41 19l-1 5h-13l-13 51c0 0-1 1-1 2 0 2 1 2 2 2 3 0 6-2 13-11h2c-9 15-14 19-23 19-4 0-7-2-7-6 0-2 1-6 2-11l13-46h-12c-1-1-1-1-1-1 0-2 2-3 6-4 6-1 16-9 22-18 0-1 1-1 2-1s1 0 1 0c0 0 0 1 0 2l-4 17z">
          <text:p/>
        </draw:path>
        <draw:polygon draw:style-name="gr4" draw:text-style-name="P3" draw:layer="layout" svg:width="0.087cm" svg:height="0.01cm" svg:x="4.102cm" svg:y="3.387cm" svg:viewBox="0 0 88 11" draw:points="88,11 0,11 0,0 88,0">
          <text:p/>
        </draw:polygon>
        <draw:path draw:style-name="gr4" draw:text-style-name="P3" draw:layer="layout" svg:width="0.044cm" svg:height="0.105cm" svg:x="4.216cm" svg:y="3.326cm" svg:viewBox="0 0 45 106" svg:d="M45 106h-44v-2c12 0 15-4 15-12v-70c0-6-2-8-5-8-2 0-4 1-7 2l-4 2v-3l28-15 1 1v94c0 6 4 9 16 9z">
          <text:p/>
        </draw:path>
        <draw:path draw:style-name="gr4" draw:text-style-name="P3" draw:layer="layout" svg:width="0.031cm" svg:height="0.132cm" svg:x="4.316cm" svg:y="3.261cm" svg:viewBox="0 0 32 133" svg:d="M26 12c0 7-7 13-13 13-7 0-13-6-13-13s6-12 13-12c6 0 13 6 13 12zM7 133l-3-4c12-8 20-16 20-23 0-2-3-3-5-3-1 0-4 0-6 0-8 0-13-4-13-11s6-13 13-13c11 0 19 8 19 20 0 14-10 27-25 34z">
          <text:p/>
        </draw:path>
        <draw:path draw:style-name="gr4" draw:text-style-name="P3" draw:layer="layout" svg:width="0.103cm" svg:height="0.151cm" svg:x="4.402cm" svg:y="3.213cm" svg:viewBox="0 0 104 152" svg:d="M104 36c0 36-13 69-29 91-15 19-30 25-45 25-19 0-30-14-30-37 0-49 26-87 51-106 9-7 17-9 26-9 16 0 27 10 27 36zM28 72h51c4-12 7-28 7-44 0-15-4-23-11-23-20 0-42 48-47 67zM78 79h-52c-5 13-7 25-7 38 0 20 4 31 13 31 22 0 40-46 46-69z">
          <text:p/>
        </draw:path>
        <draw:path draw:style-name="gr4" draw:text-style-name="P3" draw:layer="layout" svg:width="0.108cm" svg:height="0.07cm" svg:x="4.504cm" svg:y="3.327cm" svg:viewBox="0 0 109 71" svg:d="M109 52l-1 1c-8 12-15 18-22 18-4 0-7-3-7-7 0-2 1-4 3-12l8-35c1-3 1-5 1-6 0-2-1-3-2-3-5 0-13 7-22 18-8 10-10 18-17 43h-11l4-15c7-24 11-41 11-42 0-3-2-4-4-4-5 0-15 8-23 22-5 8-8 13-15 39h-12l7-23c6-21 8-34 8-36s-2-3-6-3h-4v-3l26-4-9 32c14-22 24-32 34-32 6 0 10 4 10 9 0 3-3 11-7 23 11-16 19-24 26-29 4-3 7-3 10-3 6 0 9 4 9 9 0 2 0 4-1 5l-10 39c-1 4-2 7-2 7 0 3 1 4 2 4 3 0 5-4 10-10l3-4z">
          <text:p/>
        </draw:path>
        <draw:path draw:style-name="gr4" draw:text-style-name="P3" draw:layer="layout" svg:width="0.056cm" svg:height="0.187cm" svg:x="4.643cm" svg:y="3.214cm" svg:viewBox="0 0 57 188" svg:d="M0 3l3-3c34 19 54 56 54 94 0 40-20 73-55 94l-2-3c32-27 37-48 37-91 0-41-4-67-37-91z">
          <text:p/>
        </draw:path>
        <draw:path draw:style-name="gr4" draw:text-style-name="P3" draw:layer="layout" svg:width="0.119cm" svg:height="0.166cm" svg:x="5.748cm" svg:y="3.126cm" svg:viewBox="0 0 120 167" svg:d="M120 20h-16c0 4 0 8 0 13 0 21-24 42-48 42 0 0 0-1-9-1 0-1 0-1 0-1 0 0-7 6-7 11 0 4 7 8 16 11 24 5 40 16 40 32 0 24-24 40-56 40-24 0-40-9-40-29 0-13 0-20 32-35-8-3-8-7-8-10 0-7 0-15 16-21-16-5-16-15-16-28 0-26 23-44 48-44 8 0 16 2 24 7 0 2 8 3 8 3h16zM88 24c0-14-8-18-16-18-16 0-32 19-32 44 0 12 7 19 16 19 8 0 16-5 24-15 0-9 8-19 8-30zM80 136c0-12-8-19-40-27 0-2 0-2-8-3 0 0-8 9-16 13 0 5 0 9 0 15 0 19 8 27 31 27 17 0 33-11 33-25z">
          <text:p/>
        </draw:path>
        <draw:path draw:style-name="gr4" draw:text-style-name="P3" draw:layer="layout" svg:width="0.048cm" svg:height="0.101cm" svg:x="5.875cm" svg:y="3.179cm" svg:viewBox="0 0 49 102" svg:d="M49 21v6h-17l-16 60c0 1 0 2 0 3 0 2 0 3 8 3 0 0 0-3 8-14h8c-16 17-16 23-24 23s-16-3-16-7c0-2 8-8 8-13l16-55h-16v-1c0-2 0-3 8-5 0-1 16-10 24-20 0-1 0-1 0-1v1c0 0 0 1 0 2l-8 18z">
          <text:p/>
        </draw:path>
        <draw:path draw:style-name="gr4" draw:text-style-name="P3" draw:layer="layout" svg:width="0.174cm" svg:height="0.126cm" svg:x="4.138cm" svg:y="4.21cm" svg:viewBox="0 0 175 127" svg:d="M107 4l9 97c36-45 45-60 45-71 0-4-2-6-6-10-4-5-6-8-6-11 0-5 5-9 11-9 8 0 15 6 15 15 0 18-21 50-59 97l-2 3c-8 9-10 12-13 12-1 0-2-2-3-10l-8-86-24 42c-5 8-11 18-16 28-10 19-14 26-17 26s-4-2-4-13l-1-26c-1-24-4-53-7-66-3-11-5-12-13-12h-8v-4c9-1 17-2 26-4 3-1 6-2 8-2 3 0 3 1 5 10 4 18 8 52 9 76l53-83c2-2 3-3 4-3 2 0 2 1 2 4z">
          <text:p/>
        </draw:path>
        <draw:path draw:style-name="gr4" draw:text-style-name="P3" draw:layer="layout" svg:width="0.051cm" svg:height="0.107cm" svg:x="4.323cm" svg:y="4.267cm" svg:viewBox="0 0 52 108" svg:d="M52 23l-1 6h-16l-18 64c0 1 0 2 0 2 0 3 1 4 4 4 2 0 5-4 15-16l2 2c-11 18-17 23-28 23-6 0-10-2-10-7 0-2 2-8 4-14l16-58h-16c0-1 0-1 0-1 0-2 2-3 7-4 7-2 19-12 26-23 1-1 3-1 3-1 1 0 2 0 2 1v1l-5 21z">
          <text:p/>
        </draw:path>
        <draw:path draw:style-name="gr4" draw:text-style-name="P3" draw:layer="layout" svg:width="0.167cm" svg:height="0.168cm" svg:x="5.636cm" svg:y="4.271cm" svg:viewBox="0 0 168 169" svg:d="M168 0v4c-23 5-31 34-31 57-16 45-40 58-72 58l-16 50h-16l16-50h-8c-8 0-16-1-24-5-9-6-17-17-17-34 0-19 17-35 17-53 0-10-9-22-17-23v-4h17c16 0 16 12 16 27s-8 42-8 57c0 22 8 30 24 30l32-110h16l-32 110c8 0 16-2 24-6 8-9 16-27 24-49 8-30 16-59 47-59z">
          <text:p/>
        </draw:path>
        <draw:path draw:style-name="gr4" draw:text-style-name="P3" draw:layer="layout" svg:width="0.064cm" svg:height="0.222cm" svg:x="5.819cm" svg:y="4.21cm" svg:viewBox="0 0 65 223" svg:d="M65 219v4c-41-24-65-67-65-113 0-48 24-85 65-110v4c-32 31-41 55-41 105s9 79 41 110z">
          <text:p/>
        </draw:path>
        <draw:path draw:style-name="gr4" draw:text-style-name="P3" draw:layer="layout" svg:width="0.128cm" svg:height="0.168cm" svg:x="5.891cm" svg:y="4.271cm" svg:viewBox="0 0 129 169" svg:d="M129 20h-16c0 4 0 8 0 13 0 22-24 43-48 43l-9-1c0-1 0-1 0-1-8 0-8 6-8 12 0 4 8 8 17 10 24 7 40 19 40 34 0 23-24 39-57 39-32 0-48-8-48-27 0-14 8-20 32-36 0-3-8-8-8-12 0-7 8-15 24-21-16-6-24-14-24-28 0-27 32-45 57-45 8 0 16 2 24 8 0 1 0 1 8 1h16zM97 24c0-13-8-18-16-18-16 0-33 19-33 45 0 12 8 19 17 19 8 0 16-4 24-15 0-9 8-20 8-31zM89 139c0-12-8-19-41-28 0 0-8-1-8-2 0 0-16 9-16 13-8 5-8 9-8 16 0 18 16 26 32 26 25 0 41-11 41-25z">
          <text:p/>
        </draw:path>
        <draw:path draw:style-name="gr4" draw:text-style-name="P3" draw:layer="layout" svg:width="0.048cm" svg:height="0.103cm" svg:x="6.026cm" svg:y="4.325cm" svg:viewBox="0 0 49 104" svg:d="M49 21v7h-17l-16 61c0 0 0 2 0 3 0 2 0 2 8 2 0 0 0-2 8-15l9 1c-17 18-17 24-33 24 0 0-8-3-8-8 0-1 8-7 8-14l16-54h-16c0-1 0-2 0-2 0-2 0-3 8-5 0-1 16-10 25-20v-1 1 1l-9 19z">
          <text:p/>
        </draw:path>
        <draw:path draw:style-name="gr4" draw:text-style-name="P3" draw:layer="layout" svg:width="0.064cm" svg:height="0.222cm" svg:x="6.114cm" svg:y="4.21cm" svg:viewBox="0 0 65 223" svg:d="M0 4v-4c40 24 65 67 65 112 0 49-25 86-65 111v-4c32-31 40-55 40-107 0-48-8-78-40-108z">
          <text:p/>
        </draw:path>
        <draw:path draw:style-name="gr4" draw:text-style-name="P3" draw:layer="layout" svg:width="0.211cm" svg:height="0.159cm" svg:x="2.495cm" svg:y="4.316cm" svg:viewBox="0 0 212 160" svg:d="M152 127l2 1c11-13 27-30 39-53 7-12 11-24 11-34 0-16-5-24-14-24-5 0-3 11-12 11-8 0-11-6-11-12 0-10 8-16 18-16 18 0 27 18 27 39 0 46-50 90-74 121h-6v-16c0-37-2-83-21-108h-1l-71 124h-7c5-29 10-65 10-98 0-27-7-47-30-47-3 0-7 1-9 4l-3-5c7-7 16-7 23-7 39 0 42 35 42 70 0 5 0 12-1 18h2l43-75 11-11c17 18 33 58 33 96 0 7 0 14-1 22z">
          <text:p/>
        </draw:path>
        <draw:path draw:style-name="gr4" draw:text-style-name="P3" draw:layer="layout" svg:width="0.056cm" svg:height="0.188cm" svg:x="2.717cm" svg:y="4.318cm" svg:viewBox="0 0 57 189" svg:d="M57 185l-2 4c-35-21-55-58-55-95 0-41 21-73 56-94l1 4c-30 26-37 47-37 89 0 41 7 66 37 92z">
          <text:p/>
        </draw:path>
        <draw:path draw:style-name="gr4" draw:text-style-name="P3" draw:layer="layout" svg:width="0.105cm" svg:height="0.1cm" svg:x="2.774cm" svg:y="4.37cm" svg:viewBox="0 0 106 101" svg:d="M60 19l2 12c15-23 24-31 34-31 6 0 10 3 10 8s-4 8-9 8c-4 0-6-4-12-4-4 0-12 10-21 27 0 2 1 5 1 10l8 30c1 7 4 10 7 10 2 0 5-3 10-9 2-3 3-4 4-6l3 1c-12 20-18 26-26 26-7 0-10-4-13-15l-7-27-19 27c-10 12-14 15-21 15s-11-4-11-10c0-4 3-8 7-8 3 0 5 1 8 3 2 1 4 2 5 2 3 0 7-4 12-11l18-27-6-27c-3-13-5-15-10-15-2 0-5 1-9 2l-4 1-1-4h2c14-5 21-7 27-7 5 0 8 4 11 19z">
          <text:p/>
        </draw:path>
        <draw:path draw:style-name="gr4" draw:text-style-name="P3" draw:layer="layout" svg:width="0.04cm" svg:height="0.086cm" svg:x="2.884cm" svg:y="4.416cm" svg:viewBox="0 0 41 87" svg:d="M41 18l-1 5h-13l-13 52c0 0-1 1-1 2 0 2 1 2 2 2 3 0 5-2 13-12l3 1c-10 15-15 19-24 19-5 0-7-2-7-6 0-2 1-6 2-11l13-47h-13c0-1 0-1 0-1 0-2 2-3 7-4s15-9 21-18h1c2 0 2 0 2 0 0 0 0 1 0 2l-5 16z">
          <text:p/>
        </draw:path>
        <draw:path draw:style-name="gr4" draw:text-style-name="P3" draw:layer="layout" svg:width="0.031cm" svg:height="0.053cm" svg:x="2.958cm" svg:y="4.445cm" svg:viewBox="0 0 32 54" svg:d="M7 54l-3-4c12-8 18-16 18-23 0-2-1-4-3-4-1 0-4 1-6 1-8 0-13-3-13-12 0-7 6-12 14-12 10 0 18 7 18 19 0 14-10 28-25 35z">
          <text:p/>
        </draw:path>
        <draw:path draw:style-name="gr4" draw:text-style-name="P3" draw:layer="layout" svg:width="0.101cm" svg:height="0.152cm" svg:x="3.042cm" svg:y="4.317cm" svg:viewBox="0 0 102 153" svg:d="M100 125l2 3c-14 19-21 25-32 25-6 0-9-3-9-9 0-3 1-9 4-21l11-45c2-4 2-7 2-8 0-3-1-6-5-6-8 0-23 15-34 32-9 14-13 21-22 55h-17l33-123c2-7 3-11 3-13 0-4-5-6-9-6h-5v-4c12 0 21-2 34-5l1 1-27 99c20-32 38-47 51-47 11 0 15 7 15 15 0 5-4 23-11 44-4 11-7 24-7 27 0 2 2 4 3 4 3 0 7-3 19-18z">
          <text:p/>
        </draw:path>
        <draw:path draw:style-name="gr4" draw:text-style-name="P3" draw:layer="layout" svg:width="0.13cm" svg:height="0.104cm" svg:x="3.159cm" svg:y="4.287cm" svg:viewBox="0 0 131 105" svg:d="M131 0v2c-6 2-7 3-12 12l-47 91h-4l-8-70-35 70h-3l-9-81c-2-14-3-17-5-20-2 0-3-1-8-2v-2h37v2c-8 1-12 2-12 8 0 1 0 2 0 3l8 64 26-55-1-10c-1-8-2-9-12-10v-2h37v2c-8 1-11 3-11 8 0 1 0 1 0 2l7 65 30-58c3-4 4-8 4-10 0-4-3-6-12-7v-2z">
          <text:p/>
        </draw:path>
        <draw:path draw:style-name="gr4" draw:text-style-name="P3" draw:layer="layout" svg:width="0.04cm" svg:height="0.087cm" svg:x="3.154cm" svg:y="4.451cm" svg:viewBox="0 0 41 88" svg:d="M41 19l-1 6h-13l-13 51-1 2c0 2 2 2 2 2 3 0 6-2 13-12l3 1c-10 14-15 19-24 19-4 0-7-1-7-5 0-2 1-7 3-12l12-46h-12v-1c0-2 1-4 5-5 6-1 16-9 22-17 1-1 1-2 1-2 2 0 2 1 2 2v1l-4 16z">
          <text:p/>
        </draw:path>
        <draw:polygon draw:style-name="gr4" draw:text-style-name="P3" draw:layer="layout" svg:width="0.087cm" svg:height="0.01cm" svg:x="3.204cm" svg:y="4.492cm" svg:viewBox="0 0 88 11" draw:points="88,11 0,11 0,0 88,0">
          <text:p/>
        </draw:polygon>
        <draw:path draw:style-name="gr4" draw:text-style-name="P3" draw:layer="layout" svg:width="0.044cm" svg:height="0.106cm" svg:x="3.318cm" svg:y="4.431cm" svg:viewBox="0 0 45 107" svg:d="M45 107h-44v-3c12-1 15-4 15-12v-71c0-5-1-8-5-8-1 0-4 1-7 2l-4 1v-2l28-14h2v95c0 6 4 9 15 9z">
          <text:p/>
        </draw:path>
        <draw:path draw:style-name="gr4" draw:text-style-name="P3" draw:layer="layout" svg:width="0.03cm" svg:height="0.132cm" svg:x="3.419cm" svg:y="4.366cm" svg:viewBox="0 0 31 133" svg:d="M25 13c0 7-6 13-13 13s-12-6-12-13 5-13 12-13 13 6 13 13zM5 133l-1-4c12-8 19-16 19-23 0-2-2-4-4-4s-4 1-7 1c-8 0-12-4-12-11s5-12 12-12c12 0 19 7 19 19 0 14-9 27-26 34z">
          <text:p/>
        </draw:path>
        <draw:path draw:style-name="gr4" draw:text-style-name="P3" draw:layer="layout" svg:width="0.102cm" svg:height="0.152cm" svg:x="3.505cm" svg:y="4.318cm" svg:viewBox="0 0 103 153" svg:d="M103 37c0 35-12 68-29 89-14 20-30 27-45 27-18 0-29-15-29-39 0-47 26-87 50-105 10-7 18-9 26-9 16 0 27 11 27 37zM28 73h51c4-13 6-29 6-46 0-13-4-23-11-23-20 0-42 49-46 69zM77 81h-51c-5 11-6 22-6 36 0 20 4 31 12 31 21 0 40-45 45-67z">
          <text:p/>
        </draw:path>
        <draw:path draw:style-name="gr4" draw:text-style-name="P3" draw:layer="layout" svg:width="0.098cm" svg:height="0.072cm" svg:x="3.607cm" svg:y="4.431cm" svg:viewBox="0 0 99 73" svg:d="M60 3l6 56c20-26 25-34 25-42 0-1-1-3-3-5-3-3-4-4-4-7 0-2 3-5 6-5 6 0 9 4 9 9 0 12-12 30-33 55l-2 2c-4 6-5 7-7 7-1 0-2-1-2-5l-4-50-14 25c-3 5-6 9-9 16-5 10-8 14-9 14-2 0-2-1-3-7l-1-14c0-14-1-31-3-39-2-6-3-7-8-7h-4v-2c5 0 10-1 15-2 2-1 3-2 4-2 2 0 2 1 3 6 2 10 5 31 5 45l30-49c1-1 2-2 2-2 1 0 1 1 1 3z">
          <text:p/>
        </draw:path>
        <draw:path draw:style-name="gr4" draw:text-style-name="P3" draw:layer="layout" svg:width="0.056cm" svg:height="0.188cm" svg:x="3.737cm" svg:y="4.318cm" svg:viewBox="0 0 57 189" svg:d="M0 4l3-4c33 20 54 58 54 94 0 42-20 73-55 95l-2-4c31-26 38-47 38-90 0-40-6-66-38-91z">
          <text:p/>
        </draw:path>
        <draw:path draw:style-name="gr4" draw:text-style-name="P3" draw:layer="layout" svg:width="0.149cm" svg:height="0.158cm" svg:x="2.503cm" svg:y="5.211cm" svg:viewBox="0 0 150 159" svg:d="M150 59c0 33-21 65-49 84-15 10-33 16-50 16-30 0-51-19-51-54 0-28 18-61 42-81 16-16 35-24 55-24 33 0 53 23 53 59zM125 44c0-22-12-37-31-37-16 0-32 13-43 29-16 23-26 54-26 77 0 25 10 39 30 39 15 0 29-10 39-22 20-24 31-63 31-86z">
          <text:p/>
        </draw:path>
        <draw:path draw:style-name="gr4" draw:text-style-name="P3" draw:layer="layout" svg:width="0.043cm" svg:height="0.091cm" svg:x="2.663cm" svg:y="5.311cm" svg:viewBox="0 0 44 92" svg:d="M44 19l-1 6h-14l-14 53c-1 1-1 2-1 2 0 3 1 4 3 4s5-4 13-14l2 1c-10 16-15 21-23 21-4 0-9-2-9-6 0-2 1-8 4-14l13-47h-12c-1-1-1-2-1-2 0-2 1-3 5-4 6-1 16-9 22-18 1-1 2-1 2-1 2 0 2 0 2 1v1l-5 17z">
          <text:p/>
        </draw:path>
        <draw:path draw:style-name="gr4" draw:text-style-name="P3" draw:layer="layout" svg:width="0.151cm" svg:height="0.143cm" svg:x="0.844cm" svg:y="4.514cm" svg:viewBox="0 0 152 144" svg:d="M87 27l4 18c22-34 34-45 48-45 7 0 13 4 13 11s-4 12-11 12c-6 0-9-6-16-6-6 0-18 14-31 38 0 3 0 7 2 15l10 44c3 8 5 12 10 12 4 0 7-3 14-12 3-4 5-6 7-9l5 3c-18 29-27 36-39 36-10 0-15-6-18-22l-10-38-28 38c-15 20-21 22-31 22s-16-5-16-14c0-6 5-11 11-11 3 0 6 2 10 3 3 3 6 4 9 4s9-7 17-16l26-38-9-39c-5-19-7-22-15-22-2 0-7 0-13 2l-6 2-1-5 4-2c20-6 30-8 37-8 8 0 12 5 17 27z">
          <text:p/>
        </draw:path>
        <draw:path draw:style-name="gr4" draw:text-style-name="P3" draw:layer="layout" svg:width="0.058cm" svg:height="0.125cm" svg:x="1.003cm" svg:y="4.579cm" svg:viewBox="0 0 59 126" svg:d="M59 26l-2 7h-19l-20 75c0 1-1 3-1 4 0 2 2 3 4 3 3 0 7-3 19-18l3 2c-15 21-22 27-33 27-6 0-10-2-10-8 0-3 1-10 3-17l17-68h-16v-1c0-3 1-4 7-6 7-1 21-12 31-25 1 0 2-1 3-1s2 1 2 1c0 0 0 1 0 2l-7 23z">
          <text:p/>
        </draw:path>
        <draw:path draw:style-name="gr4" draw:text-style-name="P3" draw:layer="layout" svg:width="0.143cm" svg:height="0.137cm" svg:x="6.871cm" svg:y="5.469cm" svg:viewBox="0 0 144 138" svg:d="M80 26v17c24-32 32-43 48-43 8 0 16 4 16 12 0 6-8 10-16 10 0 0-8-5-16-5 0 0-16 14-24 37 0 2 0 6 0 13l8 43c0 8 8 12 8 12 8 0 8-3 16-12 0-4 8-6 8-9v3c-16 27-24 34-32 34s-16-5-16-20l-15-37-24 37c-16 18-16 20-33 20-8 0-8-4-8-12 0-6 0-11 8-11 0 0 9 1 9 4 0 1 8 2 8 2 0 0 8-6 16-15l24-36-8-38c0-18-8-20-16-20l-8 1-8 2v-5-1c24-7 32-9 40-9s8 5 15 26z">
          <text:p/>
        </draw:path>
        <draw:path draw:style-name="gr4" draw:text-style-name="P3" draw:layer="layout" svg:width="0.056cm" svg:height="0.119cm" svg:x="7.022cm" svg:y="5.532cm" svg:viewBox="0 0 57 120" svg:d="M57 26l-8 6h-16l-16 71c0 1 0 3 0 3 0 3 0 4 0 4 8 0 8-4 16-17l8 2c-16 19-24 25-33 25-8 0-8-2-8-8 0-2 0-9 0-16l17-64h-17c0-3 0-5 8-6 9-3 25-13 33-25 0-1 0-1 0-1v1c0 0 0 1 0 2l-8 23z">
          <text:p/>
        </draw:path>
        <draw:polygon draw:style-name="gr4" draw:text-style-name="P3" draw:layer="layout" svg:width="0.127cm" svg:height="0.126cm" svg:x="7.086cm" svg:y="5.532cm" svg:viewBox="0 0 128 127" draw:points="128,70 73,70 73,127 57,127 57,70 0,70 0,55 57,55 57,0 73,0 73,55 128,55">
          <text:p/>
        </draw:polygon>
        <draw:path draw:style-name="gr4" draw:text-style-name="P3" draw:layer="layout" svg:width="0.064cm" svg:height="0.145cm" svg:x="7.245cm" svg:y="5.504cm" svg:viewBox="0 0 65 146" svg:d="M65 146h-65v-4c16 0 24-4 24-16v-98c0-8 0-11-8-11 0 0-8 2-8 3l-8 2v-3l40-19v130c0 9 8 12 25 12z">
          <text:p/>
        </draw:path>
        <draw:path draw:style-name="gr9" draw:text-style-name="P1" draw:layer="layout" svg:width="0.477cm" svg:height="0cm" svg:x="0.678cm" svg:y="5.046cm" svg:viewBox="0 0 478 0" svg:d="M0 0h30M90 0h59M209 0h60M329 0h59M448 0h30">
          <text:p/>
        </draw:path>
        <draw:polygon draw:style-name="gr12" draw:text-style-name="P8" draw:layer="layout" svg:width="0.114cm" svg:height="0.073cm" svg:x="1.042cm" svg:y="5.009cm" svg:viewBox="0 0 115 74" draw:points="115,37 0,74 0,0">
          <text:p/>
        </draw:polygon>
        <draw:polygon draw:style-name="gr9" draw:text-style-name="P1" draw:layer="layout" svg:width="0.114cm" svg:height="0.073cm" svg:x="1.042cm" svg:y="5.009cm" svg:viewBox="0 0 115 74" draw:points="115,37 0,74 0,0">
          <text:p/>
        </draw:polygon>
        <draw:path draw:style-name="gr4" draw:text-style-name="P3" draw:layer="layout" svg:width="0.189cm" svg:height="0.138cm" svg:x="0.441cm" svg:y="5.26cm" svg:viewBox="0 0 190 139" svg:d="M0 0c8 1 20-3 23 5l26 96c2 3 3 7 4 12 1-5 2-9 3-12l31-96c1-7 16-7 18 0 10 33 22 66 33 101 0 2 1 4 1 6 1-4 1-8 3-11l26-96c2-7 14-4 22-5l-42 139h-17c-12-37-24-75-36-112 0 2-1 4-1 7l-34 105h-18z">
          <text:p/>
        </draw:path>
        <draw:path draw:style-name="gr4" draw:text-style-name="P3" draw:layer="layout" svg:width="0.026cm" svg:height="0.148cm" svg:x="0.643cm" svg:y="5.25cm" svg:viewBox="0 0 27 149" svg:d="M23 45v52 52h-19v-52-52zM13 0c8 0 14 5 14 13s-6 13-14 13-13-5-13-13c0-7 5-13 13-13z">
          <text:p/>
        </draw:path>
        <draw:path draw:style-name="gr4" draw:text-style-name="P3" draw:layer="layout" svg:width="0.065cm" svg:height="0.138cm" svg:x="0.684cm" svg:y="5.262cm" svg:viewBox="0 0 66 139" svg:d="M66 129c-7 6-16 10-26 10-16 0-24-10-24-27v-31-31c-6-1-16 2-16-4v-4-4l16-2 4-32c1-6 9-3 14-4v18 18h28v7 7h-28v30 31c0 8 4 12 10 13 6 0 9-4 13-5 1 0 2 1 2 2z">
          <text:p/>
        </draw:path>
        <draw:path draw:style-name="gr4" draw:text-style-name="P3" draw:layer="layout" svg:width="0.085cm" svg:height="0.149cm" svg:x="0.767cm" svg:y="5.249cm" svg:viewBox="0 0 86 150" svg:d="M46 59c-13 1-20 8-27 16v37 38h-19v-75-75h19v30 30c8-8 17-15 32-15 25 0 35 15 35 40v32 33h-19v-33-32c0-15-6-26-21-26z">
          <text:p/>
        </draw:path>
        <draw:path draw:style-name="gr4" draw:text-style-name="P3" draw:layer="layout" svg:width="0.085cm" svg:height="0.104cm" svg:x="0.929cm" svg:y="5.294cm" svg:viewBox="0 0 86 105" svg:d="M46 14c-13 1-21 7-28 15v37 39h-18v-52-52c6 1 15-2 16 4l1 11c8-9 18-16 34-16 24 0 35 15 35 39v33 33h-18v-33-33c0-15-7-25-22-25z">
          <text:p/>
        </draw:path>
        <draw:path draw:style-name="gr4" draw:text-style-name="P3" draw:layer="layout" svg:width="0.098cm" svg:height="0.106cm" svg:x="1.035cm" svg:y="5.294cm" svg:viewBox="0 0 99 107" svg:d="M0 54c0-34 17-54 49-54s50 20 50 54c0 32-18 53-50 53s-49-21-49-53zM19 54c0 22 8 38 30 38s30-16 30-38c0-24-8-40-30-40s-30 16-30 40z">
          <text:p/>
        </draw:path>
        <draw:path draw:style-name="gr4" draw:text-style-name="P3" draw:layer="layout" svg:width="0.093cm" svg:height="0.138cm" svg:x="1.204cm" svg:y="5.26cm" svg:viewBox="0 0 94 139" svg:d="M94 100c0 27-20 39-47 39h-47v-69-70h42c28 0 47 9 47 37 0 18-11 26-25 31 17 4 30 13 30 32zM74 99c0-15-11-23-28-23h-27v24 24h27c18 0 28-8 28-25zM69 39c0-18-9-24-27-24h-23v25 23h23c16 0 27-7 27-24z">
          <text:p/>
        </draw:path>
        <draw:path draw:style-name="gr4" draw:text-style-name="P3" draw:layer="layout" svg:width="0.089cm" svg:height="0.138cm" svg:x="1.321cm" svg:y="5.26cm" svg:viewBox="0 0 90 139" svg:d="M90 44c0 29-19 43-49 44h-21v25 26h-20v-69-70h41c30 0 49 13 49 44zM71 44c0-19-11-29-30-29h-21v29 29h21c19-1 30-10 30-29z">
          <text:p/>
        </draw:path>
        <draw:frame draw:style-name="gr16" draw:text-style-name="P13" draw:layer="layout" svg:width="0.294cm" svg:height="0.315cm" svg:x="3.887cm" svg:y="4.682cm">
          <draw:text-box>
            <text:p text:style-name="P12"><text:span text:style-name="T1">d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874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3T18:17:09.453197974</meta:creation-date>
    <dc:date>2019-01-03T18:23:24.610115647</dc:date>
    <meta:editing-duration>PT6M15S</meta:editing-duration>
    <meta:editing-cycles>1</meta:editing-cycles>
    <meta:document-statistic meta:object-count="389"/>
    <meta:generator>LibreOffice/5.1.6.2$Linux_X86_64 LibreOffice_project/10m0$Build-2</meta:generator>
  </office:meta>
</office:document-meta>
</file>